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160.44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59.05pt"/>
    </style:style>
    <style:style style:name="co13" style:family="table-column">
      <style:table-column-properties fo:break-before="auto" style:column-width="30.56pt"/>
    </style:style>
    <style:style style:name="co14" style:family="table-column">
      <style:table-column-properties fo:break-before="auto" style:column-width="40.99pt"/>
    </style:style>
    <style:style style:name="co15" style:family="table-column">
      <style:table-column-properties fo:break-before="auto" style:column-width="34.04pt"/>
    </style:style>
    <style:style style:name="co16" style:family="table-column">
      <style:table-column-properties fo:break-before="auto" style:column-width="36.79pt"/>
    </style:style>
    <style:style style:name="co17" style:family="table-column">
      <style:table-column-properties fo:break-before="auto" style:column-width="19.45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38.89pt"/>
    </style:style>
    <style:style style:name="co20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ster">
      <style:table-properties table:display="true" style:writing-mode="lr-tb" tableooo:tab-color="#000000"/>
    </style:style>
    <style:style style:name="ta2" style:family="table" style:master-page-name="PageStyle_5f_Blacksmith">
      <style:table-properties table:display="true" style:writing-mode="lr-tb" tableooo:tab-color="#ff0000"/>
    </style:style>
    <style:style style:name="ta3" style:family="table" style:master-page-name="PageStyle_5f_Fletcher">
      <style:table-properties table:display="true" style:writing-mode="lr-tb" tableooo:tab-color="#ff9900"/>
    </style:style>
    <style:style style:name="ta4" style:family="table" style:master-page-name="PageStyle_5f_Leatherwork">
      <style:table-properties table:display="true" style:writing-mode="lr-tb" tableooo:tab-color="#ffff00"/>
    </style:style>
    <style:style style:name="ta5" style:family="table" style:master-page-name="PageStyle_5f_Temple">
      <style:table-properties table:display="true" style:writing-mode="lr-tb" tableooo:tab-color="#00ff00"/>
    </style:style>
    <style:style style:name="ta6" style:family="table" style:master-page-name="PageStyle_5f_General_20_Store">
      <style:table-properties table:display="true" style:writing-mode="lr-tb" tableooo:tab-color="#00ffff"/>
    </style:style>
    <style:style style:name="ta7" style:family="table" style:master-page-name="PageStyle_5f_Adventuring">
      <style:table-properties table:display="true" style:writing-mode="lr-tb" tableooo:tab-color="#4a86e8"/>
    </style:style>
    <style:style style:name="ta8" style:family="table" style:master-page-name="PageStyle_5f_Tailor">
      <style:table-properties table:display="true" style:writing-mode="lr-tb" tableooo:tab-color="#0000ff"/>
    </style:style>
    <style:style style:name="ta9" style:family="table" style:master-page-name="PageStyle_5f_Jeweler">
      <style:table-properties table:display="true" style:writing-mode="lr-tb" tableooo:tab-color="#9900ff"/>
    </style:style>
    <style:style style:name="ta10" style:family="table" style:master-page-name="PageStyle_5f_Potion">
      <style:table-properties table:display="true" style:writing-mode="lr-tb" tableooo:tab-color="#9900ff"/>
    </style:style>
    <style:style style:name="ta11" style:family="table" style:master-page-name="PageStyle_5f_Arcane">
      <style:table-properties table:display="true" style:writing-mode="lr-tb" tableooo:tab-color="#980000"/>
    </style:style>
    <style:style style:name="ta12" style:family="table" style:master-page-name="PageStyle_5f_Inn">
      <style:table-properties table:display="true" style:writing-mode="lr-tb" tableooo:tab-color="#ff0000"/>
    </style:style>
    <style:style style:name="ta13" style:family="table" style:master-page-name="PageStyle_5f_Thieves">
      <style:table-properties table:display="true" style:writing-mode="lr-tb" tableooo:tab-color="#ff9900"/>
    </style:style>
    <style:style style:name="ta14" style:family="table" style:master-page-name="PageStyle_5f_Musical">
      <style:table-properties table:display="true" style:writing-mode="lr-tb" tableooo:tab-color="#ffff00"/>
    </style:style>
    <style:style style:name="ta15" style:family="table" style:master-page-name="PageStyle_5f_Armory">
      <style:table-properties table:display="true" style:writing-mode="lr-tb" tableooo:tab-color="#00ff00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cid (vial)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]*0.75" office:value-type="currency" office:currency=" GP" office:value="18.75" calcext:value-type="currency">
            <text:p>18.75 GP</text:p>
          </table:table-cell>
          <table:table-cell table:style-name="ce7" table:formula="of:=[.E2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chemist's Fire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3]*0.75" office:value-type="currency" office:currency=" GP" office:value="37.5" calcext:value-type="currency">
            <text:p>37.50 GP</text:p>
          </table:table-cell>
          <table:table-cell table:style-name="ce7" table:formula="of:=[.E3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mmunition</text:p>
          </table:table-cell>
          <table:table-cell table:style-name="ce2" office:value-type="string" calcext:value-type="string">
            <text:p>Arrows (20)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4]*0.75" office:value-type="currency" office:currency=" GP" office:value="0.75" calcext:value-type="currency">
            <text:p>0.75 GP</text:p>
          </table:table-cell>
          <table:table-cell table:style-name="ce7" table:formula="of:=[.E4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mmunition</text:p>
          </table:table-cell>
          <table:table-cell table:style-name="ce2" office:value-type="string" calcext:value-type="string">
            <text:p>Crossbow, Bolts (20)</text:p>
          </table:table-cell>
          <table:table-cell table:style-name="ce5" office:value-type="float" office:value="1.5" calcext:value-type="float">
            <text:p>1 1/2 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5]*0.75" office:value-type="currency" office:currency=" GP" office:value="0.75" calcext:value-type="currency">
            <text:p>0.75 GP</text:p>
          </table:table-cell>
          <table:table-cell table:style-name="ce7" table:formula="of:=[.E5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mmunition</text:p>
          </table:table-cell>
          <table:table-cell table:style-name="ce2" office:value-type="string" calcext:value-type="string">
            <text:p>Bullets, Firearm (10)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3" calcext:value-type="currency">
            <text:p>3.00 GP</text:p>
          </table:table-cell>
          <table:table-cell table:style-name="ce7" table:formula="of:=[.E6]*0.75" office:value-type="currency" office:currency=" GP" office:value="2.25" calcext:value-type="currency">
            <text:p>2.25 GP</text:p>
          </table:table-cell>
          <table:table-cell table:style-name="ce7" table:formula="of:=[.E6]*1.5" office:value-type="currency" office:currency=" GP" office:value="4.5" calcext:value-type="currency">
            <text:p>4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mmunition</text:p>
          </table:table-cell>
          <table:table-cell table:style-name="ce2" office:value-type="string" calcext:value-type="string">
            <text:p>Bullets, Sling (20)</text:p>
          </table:table-cell>
          <table:table-cell table:style-name="ce5" office:value-type="float" office:value="1.5" calcext:value-type="float">
            <text:p>1 1/2 lb.</text:p>
          </table:table-cell>
          <table:table-cell table:style-name="ce7" office:value-type="currency" office:currency=" GP" office:value="0.04" calcext:value-type="currency">
            <text:p>0.04 GP</text:p>
          </table:table-cell>
          <table:table-cell table:style-name="ce7" table:formula="of:=[.E7]*0.75" office:value-type="currency" office:currency=" GP" office:value="0.03" calcext:value-type="currency">
            <text:p>0.03 GP</text:p>
          </table:table-cell>
          <table:table-cell table:style-name="ce7" table:formula="of:=[.E7]*1.5" office:value-type="currency" office:currency=" GP" office:value="0.06" calcext:value-type="currency">
            <text:p>0.06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mmunition</text:p>
          </table:table-cell>
          <table:table-cell table:style-name="ce2" office:value-type="string" calcext:value-type="string">
            <text:p>Blowgun, Needles (50)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8]*0.75" office:value-type="currency" office:currency=" GP" office:value="0.75" calcext:value-type="currency">
            <text:p>0.75 GP</text:p>
          </table:table-cell>
          <table:table-cell table:style-name="ce7" table:formula="of:=[.E8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ntitoxin (vial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9]*0.75" office:value-type="currency" office:currency=" GP" office:value="37.5" calcext:value-type="currency">
            <text:p>37.50 GP</text:p>
          </table:table-cell>
          <table:table-cell table:style-name="ce7" table:formula="of:=[.E9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rcane Focuses</text:p>
          </table:table-cell>
          <table:table-cell table:style-name="ce2" office:value-type="string" calcext:value-type="string">
            <text:p>Crystal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0]*0.75" office:value-type="currency" office:currency=" GP" office:value="7.5" calcext:value-type="currency">
            <text:p>7.50 GP</text:p>
          </table:table-cell>
          <table:table-cell table:style-name="ce7" table:formula="of:=[.E10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rcane Focuses</text:p>
          </table:table-cell>
          <table:table-cell table:style-name="ce2" office:value-type="string" calcext:value-type="string">
            <text:p>Orb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1]*0.75" office:value-type="currency" office:currency=" GP" office:value="15" calcext:value-type="currency">
            <text:p>15.00 GP</text:p>
          </table:table-cell>
          <table:table-cell table:style-name="ce7" table:formula="of:=[.E11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rcane Focuses</text:p>
          </table:table-cell>
          <table:table-cell table:style-name="ce2" office:value-type="string" calcext:value-type="string">
            <text:p>Rod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2]*0.75" office:value-type="currency" office:currency=" GP" office:value="7.5" calcext:value-type="currency">
            <text:p>7.50 GP</text:p>
          </table:table-cell>
          <table:table-cell table:style-name="ce7" table:formula="of:=[.E12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rcane Focuses</text:p>
          </table:table-cell>
          <table:table-cell table:style-name="ce2" office:value-type="string" calcext:value-type="string">
            <text:p>Staff (also a Quarterstaff)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13]*0.75" office:value-type="currency" office:currency=" GP" office:value="3.75" calcext:value-type="currency">
            <text:p>3.75 GP</text:p>
          </table:table-cell>
          <table:table-cell table:style-name="ce7" table:formula="of:=[.E13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Arcane Focuses</text:p>
          </table:table-cell>
          <table:table-cell table:style-name="ce2" office:value-type="string" calcext:value-type="string">
            <text:p>Wand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4]*0.75" office:value-type="currency" office:currency=" GP" office:value="7.5" calcext:value-type="currency">
            <text:p>7.50 GP</text:p>
          </table:table-cell>
          <table:table-cell table:style-name="ce7" table:formula="of:=[.E14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ckpack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5]*0.75" office:value-type="currency" office:currency=" GP" office:value="1.5" calcext:value-type="currency">
            <text:p>1.50 GP</text:p>
          </table:table-cell>
          <table:table-cell table:style-name="ce7" table:formula="of:=[.E15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ll Bearing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6]*0.75" office:value-type="currency" office:currency=" GP" office:value="0.75" calcext:value-type="currency">
            <text:p>0.75 GP</text:p>
          </table:table-cell>
          <table:table-cell table:style-name="ce7" table:formula="of:=[.E16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rrel</text:p>
          </table:table-cell>
          <table:table-cell table:style-name="ce5" office:value-type="float" office:value="70" calcext:value-type="float">
            <text:p>70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7]*0.75" office:value-type="currency" office:currency=" GP" office:value="1.5" calcext:value-type="currency">
            <text:p>1.50 GP</text:p>
          </table:table-cell>
          <table:table-cell table:style-name="ce7" table:formula="of:=[.E17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sket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0.4" calcext:value-type="currency">
            <text:p>0.40 GP</text:p>
          </table:table-cell>
          <table:table-cell table:style-name="ce7" table:formula="of:=[.E18]*0.75" office:value-type="currency" office:currency=" GP" office:value="0.3" calcext:value-type="currency">
            <text:p>0.30 GP</text:p>
          </table:table-cell>
          <table:table-cell table:style-name="ce7" table:formula="of:=[.E18]*1.5" office:value-type="currency" office:currency=" GP" office:value="0.6" calcext:value-type="currency">
            <text:p>0.6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droll</text:p>
          </table:table-cell>
          <table:table-cell table:style-name="ce5" office:value-type="float" office:value="7" calcext:value-type="float">
            <text:p>7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9]*0.75" office:value-type="currency" office:currency=" GP" office:value="0.75" calcext:value-type="currency">
            <text:p>0.75 GP</text:p>
          </table:table-cell>
          <table:table-cell table:style-name="ce7" table:formula="of:=[.E19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ll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0]*0.75" office:value-type="currency" office:currency=" GP" office:value="0.75" calcext:value-type="currency">
            <text:p>0.75 GP</text:p>
          </table:table-cell>
          <table:table-cell table:style-name="ce7" table:formula="of:=[.E2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lanket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21]*0.75" office:value-type="currency" office:currency=" GP" office:value="0.375" calcext:value-type="currency">
            <text:p>0.38 GP</text:p>
          </table:table-cell>
          <table:table-cell table:style-name="ce7" table:formula="of:=[.E21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lock and Tackle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2]*0.75" office:value-type="currency" office:currency=" GP" office:value="0.75" calcext:value-type="currency">
            <text:p>0.75 GP</text:p>
          </table:table-cell>
          <table:table-cell table:style-name="ce7" table:formula="of:=[.E22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k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3]*0.75" office:value-type="currency" office:currency=" GP" office:value="18.75" calcext:value-type="currency">
            <text:p>18.75 GP</text:p>
          </table:table-cell>
          <table:table-cell table:style-name="ce7" table:formula="of:=[.E23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ttle, Glas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24]*0.75" office:value-type="currency" office:currency=" GP" office:value="1.5" calcext:value-type="currency">
            <text:p>1.50 GP</text:p>
          </table:table-cell>
          <table:table-cell table:style-name="ce7" table:formula="of:=[.E24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ucket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0.05" calcext:value-type="currency">
            <text:p>0.05 GP</text:p>
          </table:table-cell>
          <table:table-cell table:style-name="ce7" table:formula="of:=[.E25]*0.75" office:value-type="currency" office:currency=" GP" office:value="0.0375" calcext:value-type="currency">
            <text:p>0.04 GP</text:p>
          </table:table-cell>
          <table:table-cell table:style-name="ce7" table:formula="of:=[.E25]*1.5" office:value-type="currency" office:currency=" GP" office:value="0.075" calcext:value-type="currency">
            <text:p>0.08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urglar's Pack</text:p>
          </table:table-cell>
          <table:table-cell table:style-name="ce5" office:value-type="float" office:value="42" calcext:value-type="float">
            <text:p>42 <text:s text:c="4"/>lb.</text:p>
          </table:table-cell>
          <table:table-cell table:style-name="ce7" office:value-type="currency" office:currency=" GP" office:value="16" calcext:value-type="currency">
            <text:p>16.00 GP</text:p>
          </table:table-cell>
          <table:table-cell table:style-name="ce7" table:formula="of:=[.E26]*0.75" office:value-type="currency" office:currency=" GP" office:value="12" calcext:value-type="currency">
            <text:p>12.00 GP</text:p>
          </table:table-cell>
          <table:table-cell table:style-name="ce7" table:formula="of:=[.E26]*1.5" office:value-type="currency" office:currency=" GP" office:value="24" calcext:value-type="currency">
            <text:p>24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altrop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7]*0.75" office:value-type="currency" office:currency=" GP" office:value="0.75" calcext:value-type="currency">
            <text:p>0.75 GP</text:p>
          </table:table-cell>
          <table:table-cell table:style-name="ce7" table:formula="of:=[.E27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andl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28]*0.75" office:value-type="currency" office:currency=" GP" office:value="0.0075" calcext:value-type="currency">
            <text:p>0.01 GP</text:p>
          </table:table-cell>
          <table:table-cell table:style-name="ce7" table:formula="of:=[.E28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ase, Crossbow Bolt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9]*0.75" office:value-type="currency" office:currency=" GP" office:value="0.75" calcext:value-type="currency">
            <text:p>0.75 GP</text:p>
          </table:table-cell>
          <table:table-cell table:style-name="ce7" table:formula="of:=[.E29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ase, Map or Scroll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30]*0.75" office:value-type="currency" office:currency=" GP" office:value="0.75" calcext:value-type="currency">
            <text:p>0.75 GP</text:p>
          </table:table-cell>
          <table:table-cell table:style-name="ce7" table:formula="of:=[.E3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hain (10 feet)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31]*0.75" office:value-type="currency" office:currency=" GP" office:value="3.75" calcext:value-type="currency">
            <text:p>3.75 GP</text:p>
          </table:table-cell>
          <table:table-cell table:style-name="ce7" table:formula="of:=[.E31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hest</text:p>
          </table:table-cell>
          <table:table-cell table:style-name="ce5" office:value-type="float" office:value="25" calcext:value-type="float">
            <text:p>25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32]*0.75" office:value-type="currency" office:currency=" GP" office:value="3.75" calcext:value-type="currency">
            <text:p>3.75 GP</text:p>
          </table:table-cell>
          <table:table-cell table:style-name="ce7" table:formula="of:=[.E32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limber's Kit</text:p>
          </table:table-cell>
          <table:table-cell table:style-name="ce5" office:value-type="float" office:value="12" calcext:value-type="float">
            <text:p>1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33]*0.75" office:value-type="currency" office:currency=" GP" office:value="18.75" calcext:value-type="currency">
            <text:p>18.75 GP</text:p>
          </table:table-cell>
          <table:table-cell table:style-name="ce7" table:formula="of:=[.E33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lothes, Fine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34]*0.75" office:value-type="currency" office:currency=" GP" office:value="11.25" calcext:value-type="currency">
            <text:p>11.25 GP</text:p>
          </table:table-cell>
          <table:table-cell table:style-name="ce7" table:formula="of:=[.E34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lothes, Traveler's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35]*0.75" office:value-type="currency" office:currency=" GP" office:value="1.5" calcext:value-type="currency">
            <text:p>1.50 GP</text:p>
          </table:table-cell>
          <table:table-cell table:style-name="ce7" table:formula="of:=[.E35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omponent Pouch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36]*0.75" office:value-type="currency" office:currency=" GP" office:value="18.75" calcext:value-type="currency">
            <text:p>18.75 GP</text:p>
          </table:table-cell>
          <table:table-cell table:style-name="ce7" table:formula="of:=[.E36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ostume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37]*0.75" office:value-type="currency" office:currency=" GP" office:value="3.75" calcext:value-type="currency">
            <text:p>3.75 GP</text:p>
          </table:table-cell>
          <table:table-cell table:style-name="ce7" table:formula="of:=[.E37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Crowbar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38]*0.75" office:value-type="currency" office:currency=" GP" office:value="1.5" calcext:value-type="currency">
            <text:p>1.50 GP</text:p>
          </table:table-cell>
          <table:table-cell table:style-name="ce7" table:formula="of:=[.E38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Diplomat's Pack</text:p>
          </table:table-cell>
          <table:table-cell table:style-name="ce5" office:value-type="float" office:value="39" calcext:value-type="float">
            <text:p>39 <text:s text:c="4"/>lb.</text:p>
          </table:table-cell>
          <table:table-cell table:style-name="ce7" office:value-type="currency" office:currency=" GP" office:value="39" calcext:value-type="currency">
            <text:p>39.00 GP</text:p>
          </table:table-cell>
          <table:table-cell table:style-name="ce7" table:formula="of:=[.E39]*0.75" office:value-type="currency" office:currency=" GP" office:value="29.25" calcext:value-type="currency">
            <text:p>29.25 GP</text:p>
          </table:table-cell>
          <table:table-cell table:style-name="ce7" table:formula="of:=[.E39]*1.5" office:value-type="currency" office:currency=" GP" office:value="58.5" calcext:value-type="currency">
            <text:p>58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3" office:value-type="string" calcext:value-type="string">
            <text:p>Drudic Focus</text:p>
          </table:table-cell>
          <table:table-cell table:style-name="ce2" office:value-type="string" calcext:value-type="string">
            <text:p>Sprig of Mistleto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40]*0.75" office:value-type="currency" office:currency=" GP" office:value="0.75" calcext:value-type="currency">
            <text:p>0.75 GP</text:p>
          </table:table-cell>
          <table:table-cell table:style-name="ce7" table:formula="of:=[.E4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3" office:value-type="string" calcext:value-type="string">
            <text:p>Drudic Focus</text:p>
          </table:table-cell>
          <table:table-cell table:style-name="ce3" office:value-type="string" calcext:value-type="string">
            <text:p>Wooden Staff (also a Quarterstaff)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41]*0.75" office:value-type="currency" office:currency=" GP" office:value="3.75" calcext:value-type="currency">
            <text:p>3.75 GP</text:p>
          </table:table-cell>
          <table:table-cell table:style-name="ce7" table:formula="of:=[.E41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3" office:value-type="string" calcext:value-type="string">
            <text:p>Drudic Focus</text:p>
          </table:table-cell>
          <table:table-cell table:style-name="ce3" office:value-type="string" calcext:value-type="string">
            <text:p>Yew Wand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42]*0.75" office:value-type="currency" office:currency=" GP" office:value="7.5" calcext:value-type="currency">
            <text:p>7.50 GP</text:p>
          </table:table-cell>
          <table:table-cell table:style-name="ce7" table:formula="of:=[.E42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Dungeoneer's Pack</text:p>
          </table:table-cell>
          <table:table-cell table:style-name="ce5" office:value-type="float" office:value="55" calcext:value-type="float">
            <text:p>55 <text:s text:c="4"/>lb.</text:p>
          </table:table-cell>
          <table:table-cell table:style-name="ce7" office:value-type="currency" office:currency=" GP" office:value="12" calcext:value-type="currency">
            <text:p>12.00 GP</text:p>
          </table:table-cell>
          <table:table-cell table:style-name="ce7" table:formula="of:=[.E43]*0.75" office:value-type="currency" office:currency=" GP" office:value="9" calcext:value-type="currency">
            <text:p>9.00 GP</text:p>
          </table:table-cell>
          <table:table-cell table:style-name="ce7" table:formula="of:=[.E43]*1.5" office:value-type="currency" office:currency=" GP" office:value="18" calcext:value-type="currency">
            <text:p>18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Entertainer's Pack</text:p>
          </table:table-cell>
          <table:table-cell table:style-name="ce5" office:value-type="float" office:value="58.5" calcext:value-type="float">
            <text:p>58 1/2 lb.</text:p>
          </table:table-cell>
          <table:table-cell table:style-name="ce7" office:value-type="currency" office:currency=" GP" office:value="40" calcext:value-type="currency">
            <text:p>40.00 GP</text:p>
          </table:table-cell>
          <table:table-cell table:style-name="ce7" table:formula="of:=[.E44]*0.75" office:value-type="currency" office:currency=" GP" office:value="30" calcext:value-type="currency">
            <text:p>30.00 GP</text:p>
          </table:table-cell>
          <table:table-cell table:style-name="ce7" table:formula="of:=[.E44]*1.5" office:value-type="currency" office:currency=" GP" office:value="60" calcext:value-type="currency">
            <text:p>6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Explorer's Pack</text:p>
          </table:table-cell>
          <table:table-cell table:style-name="ce5" office:value-type="float" office:value="55" calcext:value-type="float">
            <text:p>55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45]*0.75" office:value-type="currency" office:currency=" GP" office:value="7.5" calcext:value-type="currency">
            <text:p>7.50 GP</text:p>
          </table:table-cell>
          <table:table-cell table:style-name="ce7" table:formula="of:=[.E45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Flask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46]*0.75" office:value-type="currency" office:currency=" GP" office:value="0.015" calcext:value-type="currency">
            <text:p>0.02 GP</text:p>
          </table:table-cell>
          <table:table-cell table:style-name="ce7" table:formula="of:=[.E46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Grappling Hook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47]*0.75" office:value-type="currency" office:currency=" GP" office:value="1.5" calcext:value-type="currency">
            <text:p>1.50 GP</text:p>
          </table:table-cell>
          <table:table-cell table:style-name="ce7" table:formula="of:=[.E47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Healer's Kit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48]*0.75" office:value-type="currency" office:currency=" GP" office:value="3.75" calcext:value-type="currency">
            <text:p>3.75 GP</text:p>
          </table:table-cell>
          <table:table-cell table:style-name="ce7" table:formula="of:=[.E48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Holy Symbol</text:p>
          </table:table-cell>
          <table:table-cell table:style-name="ce3" office:value-type="string" calcext:value-type="string">
            <text:p>Amulet (worn or held)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49]*0.75" office:value-type="currency" office:currency=" GP" office:value="3.75" calcext:value-type="currency">
            <text:p>3.75 GP</text:p>
          </table:table-cell>
          <table:table-cell table:style-name="ce7" table:formula="of:=[.E49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Holy Symbol</text:p>
          </table:table-cell>
          <table:table-cell table:style-name="ce3" office:value-type="string" calcext:value-type="string">
            <text:p>Emblem (borne on fabric or a Shield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50]*0.75" office:value-type="currency" office:currency=" GP" office:value="3.75" calcext:value-type="currency">
            <text:p>3.75 GP</text:p>
          </table:table-cell>
          <table:table-cell table:style-name="ce7" table:formula="of:=[.E50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Holy Symbol</text:p>
          </table:table-cell>
          <table:table-cell table:style-name="ce3" office:value-type="string" calcext:value-type="string">
            <text:p>Reliquary (held)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51]*0.75" office:value-type="currency" office:currency=" GP" office:value="3.75" calcext:value-type="currency">
            <text:p>3.75 GP</text:p>
          </table:table-cell>
          <table:table-cell table:style-name="ce7" table:formula="of:=[.E51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Holy Water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52]*0.75" office:value-type="currency" office:currency=" GP" office:value="18.75" calcext:value-type="currency">
            <text:p>18.75 GP</text:p>
          </table:table-cell>
          <table:table-cell table:style-name="ce7" table:formula="of:=[.E52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Hunting Trap</text:p>
          </table:table-cell>
          <table:table-cell table:style-name="ce5" office:value-type="float" office:value="25" calcext:value-type="float">
            <text:p>25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53]*0.75" office:value-type="currency" office:currency=" GP" office:value="3.75" calcext:value-type="currency">
            <text:p>3.75 GP</text:p>
          </table:table-cell>
          <table:table-cell table:style-name="ce7" table:formula="of:=[.E53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Ink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54]*0.75" office:value-type="currency" office:currency=" GP" office:value="7.5" calcext:value-type="currency">
            <text:p>7.50 GP</text:p>
          </table:table-cell>
          <table:table-cell table:style-name="ce7" table:formula="of:=[.E54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Ink Pen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55]*0.75" office:value-type="currency" office:currency=" GP" office:value="0.015" calcext:value-type="currency">
            <text:p>0.02 GP</text:p>
          </table:table-cell>
          <table:table-cell table:style-name="ce7" table:formula="of:=[.E55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Jug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56]*0.75" office:value-type="currency" office:currency=" GP" office:value="0.015" calcext:value-type="currency">
            <text:p>0.02 GP</text:p>
          </table:table-cell>
          <table:table-cell table:style-name="ce7" table:formula="of:=[.E56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Ladder (10 feet)</text:p>
          </table:table-cell>
          <table:table-cell table:style-name="ce5" office:value-type="float" office:value="25" calcext:value-type="float">
            <text:p>25 <text:s text:c="4"/>lb.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57]*0.75" office:value-type="currency" office:currency=" GP" office:value="0.075" calcext:value-type="currency">
            <text:p>0.08 GP</text:p>
          </table:table-cell>
          <table:table-cell table:style-name="ce7" table:formula="of:=[.E57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Lamp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58]*0.75" office:value-type="currency" office:currency=" GP" office:value="0.375" calcext:value-type="currency">
            <text:p>0.38 GP</text:p>
          </table:table-cell>
          <table:table-cell table:style-name="ce7" table:formula="of:=[.E58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Lantern, Bullsey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59]*0.75" office:value-type="currency" office:currency=" GP" office:value="7.5" calcext:value-type="currency">
            <text:p>7.50 GP</text:p>
          </table:table-cell>
          <table:table-cell table:style-name="ce7" table:formula="of:=[.E59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Lantern, Hooded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60]*0.75" office:value-type="currency" office:currency=" GP" office:value="3.75" calcext:value-type="currency">
            <text:p>3.75 GP</text:p>
          </table:table-cell>
          <table:table-cell table:style-name="ce7" table:formula="of:=[.E60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Lock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61]*0.75" office:value-type="currency" office:currency=" GP" office:value="7.5" calcext:value-type="currency">
            <text:p>7.50 GP</text:p>
          </table:table-cell>
          <table:table-cell table:style-name="ce7" table:formula="of:=[.E61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Magnifying Glass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0" calcext:value-type="currency">
            <text:p>100.00 GP</text:p>
          </table:table-cell>
          <table:table-cell table:style-name="ce7" table:formula="of:=[.E62]*0.75" office:value-type="currency" office:currency=" GP" office:value="75" calcext:value-type="currency">
            <text:p>75.00 GP</text:p>
          </table:table-cell>
          <table:table-cell table:style-name="ce7" table:formula="of:=[.E62]*1.5" office:value-type="currency" office:currency=" GP" office:value="150" calcext:value-type="currency">
            <text:p>15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Manacles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63]*0.75" office:value-type="currency" office:currency=" GP" office:value="1.5" calcext:value-type="currency">
            <text:p>1.50 GP</text:p>
          </table:table-cell>
          <table:table-cell table:style-name="ce7" table:formula="of:=[.E63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Ma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64]*0.75" office:value-type="currency" office:currency=" GP" office:value="0.75" calcext:value-type="currency">
            <text:p>0.75 GP</text:p>
          </table:table-cell>
          <table:table-cell table:style-name="ce7" table:formula="of:=[.E64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Mirror</text:p>
          </table:table-cell>
          <table:table-cell table:style-name="ce5" office:value-type="float" office:value="0.5" calcext:value-type="float">
            <text:p><text:s/>1/2 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65]*0.75" office:value-type="currency" office:currency=" GP" office:value="3.75" calcext:value-type="currency">
            <text:p>3.75 GP</text:p>
          </table:table-cell>
          <table:table-cell table:style-name="ce7" table:formula="of:=[.E65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Net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66]*0.75" office:value-type="currency" office:currency=" GP" office:value="0.75" calcext:value-type="currency">
            <text:p>0.75 GP</text:p>
          </table:table-cell>
          <table:table-cell table:style-name="ce7" table:formula="of:=[.E66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Oil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67]*0.75" office:value-type="currency" office:currency=" GP" office:value="0.075" calcext:value-type="currency">
            <text:p>0.08 GP</text:p>
          </table:table-cell>
          <table:table-cell table:style-name="ce7" table:formula="of:=[.E67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aper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68]*0.75" office:value-type="currency" office:currency=" GP" office:value="0.15" calcext:value-type="currency">
            <text:p>0.15 GP</text:p>
          </table:table-cell>
          <table:table-cell table:style-name="ce7" table:formula="of:=[.E68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archmen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69]*0.75" office:value-type="currency" office:currency=" GP" office:value="0.075" calcext:value-type="currency">
            <text:p>0.08 GP</text:p>
          </table:table-cell>
          <table:table-cell table:style-name="ce7" table:formula="of:=[.E69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erfum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70]*0.75" office:value-type="currency" office:currency=" GP" office:value="3.75" calcext:value-type="currency">
            <text:p>3.75 GP</text:p>
          </table:table-cell>
          <table:table-cell table:style-name="ce7" table:formula="of:=[.E70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ison, Basic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0" calcext:value-type="currency">
            <text:p>100.00 GP</text:p>
          </table:table-cell>
          <table:table-cell table:style-name="ce7" table:formula="of:=[.E71]*0.75" office:value-type="currency" office:currency=" GP" office:value="75" calcext:value-type="currency">
            <text:p>75.00 GP</text:p>
          </table:table-cell>
          <table:table-cell table:style-name="ce7" table:formula="of:=[.E71]*1.5" office:value-type="currency" office:currency=" GP" office:value="150" calcext:value-type="currency">
            <text:p>15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le (10 feet)</text:p>
          </table:table-cell>
          <table:table-cell table:style-name="ce5" office:value-type="float" office:value="7" calcext:value-type="float">
            <text:p>7 <text:s text:c="4"/>lb.</text:p>
          </table:table-cell>
          <table:table-cell table:style-name="ce7" office:value-type="currency" office:currency=" GP" office:value="0.05" calcext:value-type="currency">
            <text:p>0.05 GP</text:p>
          </table:table-cell>
          <table:table-cell table:style-name="ce7" table:formula="of:=[.E72]*0.75" office:value-type="currency" office:currency=" GP" office:value="0.0375" calcext:value-type="currency">
            <text:p>0.04 GP</text:p>
          </table:table-cell>
          <table:table-cell table:style-name="ce7" table:formula="of:=[.E72]*1.5" office:value-type="currency" office:currency=" GP" office:value="0.075" calcext:value-type="currency">
            <text:p>0.08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t, Iron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73]*0.75" office:value-type="currency" office:currency=" GP" office:value="1.5" calcext:value-type="currency">
            <text:p>1.50 GP</text:p>
          </table:table-cell>
          <table:table-cell table:style-name="ce7" table:formula="of:=[.E73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tion of Healing</text:p>
          </table:table-cell>
          <table:table-cell table:style-name="ce5" office:value-type="float" office:value="0.5" calcext:value-type="float">
            <text:p><text:s/>1/2 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74]*0.75" office:value-type="currency" office:currency=" GP" office:value="37.5" calcext:value-type="currency">
            <text:p>37.50 GP</text:p>
          </table:table-cell>
          <table:table-cell table:style-name="ce7" table:formula="of:=[.E74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uch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75]*0.75" office:value-type="currency" office:currency=" GP" office:value="0.375" calcext:value-type="currency">
            <text:p>0.38 GP</text:p>
          </table:table-cell>
          <table:table-cell table:style-name="ce7" table:formula="of:=[.E75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riest's Pack</text:p>
          </table:table-cell>
          <table:table-cell table:style-name="ce5" office:value-type="float" office:value="29" calcext:value-type="float">
            <text:p>29 <text:s text:c="4"/>lb.</text:p>
          </table:table-cell>
          <table:table-cell table:style-name="ce7" office:value-type="currency" office:currency=" GP" office:value="33" calcext:value-type="currency">
            <text:p>33.00 GP</text:p>
          </table:table-cell>
          <table:table-cell table:style-name="ce7" table:formula="of:=[.E76]*0.75" office:value-type="currency" office:currency=" GP" office:value="24.75" calcext:value-type="currency">
            <text:p>24.75 GP</text:p>
          </table:table-cell>
          <table:table-cell table:style-name="ce7" table:formula="of:=[.E76]*1.5" office:value-type="currency" office:currency=" GP" office:value="49.5" calcext:value-type="currency">
            <text:p>49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Quiver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77]*0.75" office:value-type="currency" office:currency=" GP" office:value="0.75" calcext:value-type="currency">
            <text:p>0.75 GP</text:p>
          </table:table-cell>
          <table:table-cell table:style-name="ce7" table:formula="of:=[.E77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Ram, Portable</text:p>
          </table:table-cell>
          <table:table-cell table:style-name="ce5" office:value-type="float" office:value="35" calcext:value-type="float">
            <text:p>35 <text:s text:c="4"/>lb.</text:p>
          </table:table-cell>
          <table:table-cell table:style-name="ce7" office:value-type="currency" office:currency=" GP" office:value="4" calcext:value-type="currency">
            <text:p>4.00 GP</text:p>
          </table:table-cell>
          <table:table-cell table:style-name="ce7" table:formula="of:=[.E78]*0.75" office:value-type="currency" office:currency=" GP" office:value="3" calcext:value-type="currency">
            <text:p>3.00 GP</text:p>
          </table:table-cell>
          <table:table-cell table:style-name="ce7" table:formula="of:=[.E78]*1.5" office:value-type="currency" office:currency=" GP" office:value="6" calcext:value-type="currency">
            <text:p>6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Ration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79]*0.75" office:value-type="currency" office:currency=" GP" office:value="0.375" calcext:value-type="currency">
            <text:p>0.38 GP</text:p>
          </table:table-cell>
          <table:table-cell table:style-name="ce7" table:formula="of:=[.E79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Robe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80]*0.75" office:value-type="currency" office:currency=" GP" office:value="0.75" calcext:value-type="currency">
            <text:p>0.75 GP</text:p>
          </table:table-cell>
          <table:table-cell table:style-name="ce7" table:formula="of:=[.E8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Rope (50 feet)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81]*0.75" office:value-type="currency" office:currency=" GP" office:value="0.75" calcext:value-type="currency">
            <text:p>0.75 GP</text:p>
          </table:table-cell>
          <table:table-cell table:style-name="ce7" table:formula="of:=[.E81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ack</text:p>
          </table:table-cell>
          <table:table-cell table:style-name="ce5" office:value-type="float" office:value="0.5" calcext:value-type="float">
            <text:p><text:s/>1/2 lb.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82]*0.75" office:value-type="currency" office:currency=" GP" office:value="0.0075" calcext:value-type="currency">
            <text:p>0.01 GP</text:p>
          </table:table-cell>
          <table:table-cell table:style-name="ce7" table:formula="of:=[.E82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cholar's Pack</text:p>
          </table:table-cell>
          <table:table-cell table:style-name="ce5" office:value-type="float" office:value="22" calcext:value-type="float">
            <text:p>22 <text:s text:c="4"/>lb.</text:p>
          </table:table-cell>
          <table:table-cell table:style-name="ce7" office:value-type="currency" office:currency=" GP" office:value="40" calcext:value-type="currency">
            <text:p>40.00 GP</text:p>
          </table:table-cell>
          <table:table-cell table:style-name="ce7" table:formula="of:=[.E83]*0.75" office:value-type="currency" office:currency=" GP" office:value="30" calcext:value-type="currency">
            <text:p>30.00 GP</text:p>
          </table:table-cell>
          <table:table-cell table:style-name="ce7" table:formula="of:=[.E83]*1.5" office:value-type="currency" office:currency=" GP" office:value="60" calcext:value-type="currency">
            <text:p>6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hovel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84]*0.75" office:value-type="currency" office:currency=" GP" office:value="1.5" calcext:value-type="currency">
            <text:p>1.50 GP</text:p>
          </table:table-cell>
          <table:table-cell table:style-name="ce7" table:formula="of:=[.E84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ignal Whistl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5" calcext:value-type="currency">
            <text:p>0.05 GP</text:p>
          </table:table-cell>
          <table:table-cell table:style-name="ce7" table:formula="of:=[.E85]*0.75" office:value-type="currency" office:currency=" GP" office:value="0.0375" calcext:value-type="currency">
            <text:p>0.04 GP</text:p>
          </table:table-cell>
          <table:table-cell table:style-name="ce7" table:formula="of:=[.E85]*1.5" office:value-type="currency" office:currency=" GP" office:value="0.075" calcext:value-type="currency">
            <text:p>0.08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pell Scroll (Cantrip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86]*0.75" office:value-type="currency" office:currency=" GP" office:value="22.5" calcext:value-type="currency">
            <text:p>22.50 GP</text:p>
          </table:table-cell>
          <table:table-cell table:style-name="ce7" table:formula="of:=[.E86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pell Scroll (Level 1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87]*0.75" office:value-type="currency" office:currency=" GP" office:value="37.5" calcext:value-type="currency">
            <text:p>37.50 GP</text:p>
          </table:table-cell>
          <table:table-cell table:style-name="ce7" table:formula="of:=[.E87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pikes, Iron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88]*0.75" office:value-type="currency" office:currency=" GP" office:value="0.75" calcext:value-type="currency">
            <text:p>0.75 GP</text:p>
          </table:table-cell>
          <table:table-cell table:style-name="ce7" table:formula="of:=[.E88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pyglass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00" calcext:value-type="currency">
            <text:p>1,000.00 GP</text:p>
          </table:table-cell>
          <table:table-cell table:style-name="ce7" table:formula="of:=[.E89]*0.75" office:value-type="currency" office:currency=" GP" office:value="750" calcext:value-type="currency">
            <text:p>750.00 GP</text:p>
          </table:table-cell>
          <table:table-cell table:style-name="ce7" table:formula="of:=[.E89]*1.5" office:value-type="currency" office:currency=" GP" office:value="1500" calcext:value-type="currency">
            <text:p>1,50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90]*0.75" office:value-type="currency" office:currency=" GP" office:value="0.075" calcext:value-type="currency">
            <text:p>0.08 GP</text:p>
          </table:table-cell>
          <table:table-cell table:style-name="ce7" table:formula="of:=[.E90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Tent</text:p>
          </table:table-cell>
          <table:table-cell table:style-name="ce5" office:value-type="float" office:value="20" calcext:value-type="float">
            <text:p>20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91]*0.75" office:value-type="currency" office:currency=" GP" office:value="1.5" calcext:value-type="currency">
            <text:p>1.50 GP</text:p>
          </table:table-cell>
          <table:table-cell table:style-name="ce7" table:formula="of:=[.E91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Tinderbox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92]*0.75" office:value-type="currency" office:currency=" GP" office:value="0.375" calcext:value-type="currency">
            <text:p>0.38 GP</text:p>
          </table:table-cell>
          <table:table-cell table:style-name="ce7" table:formula="of:=[.E92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Torch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93]*0.75" office:value-type="currency" office:currency=" GP" office:value="0.0075" calcext:value-type="currency">
            <text:p>0.01 GP</text:p>
          </table:table-cell>
          <table:table-cell table:style-name="ce7" table:formula="of:=[.E93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ial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94]*0.75" office:value-type="currency" office:currency=" GP" office:value="0.75" calcext:value-type="currency">
            <text:p>0.75 GP</text:p>
          </table:table-cell>
          <table:table-cell table:style-name="ce7" table:formula="of:=[.E94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dventuring Ge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Waterskin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95]*0.75" office:value-type="currency" office:currency=" GP" office:value="0.15" calcext:value-type="currency">
            <text:p>0.15 GP</text:p>
          </table:table-cell>
          <table:table-cell table:style-name="ce7" table:formula="of:=[.E95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Light Armor</text:p>
          </table:table-cell>
          <table:table-cell table:style-name="ce3" office:value-type="string" calcext:value-type="string">
            <text:p>Padded Armor</text:p>
          </table:table-cell>
          <table:table-cell table:style-name="ce5" office:value-type="float" office:value="8" calcext:value-type="float">
            <text:p>8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96]*0.75" office:value-type="currency" office:currency=" GP" office:value="3.75" calcext:value-type="currency">
            <text:p>3.75 GP</text:p>
          </table:table-cell>
          <table:table-cell table:style-name="ce7" table:formula="of:=[.E96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Light Armor</text:p>
          </table:table-cell>
          <table:table-cell table:style-name="ce3" office:value-type="string" calcext:value-type="string">
            <text:p>Leather Armor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97]*0.75" office:value-type="currency" office:currency=" GP" office:value="7.5" calcext:value-type="currency">
            <text:p>7.50 GP</text:p>
          </table:table-cell>
          <table:table-cell table:style-name="ce7" table:formula="of:=[.E97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Light Armor</text:p>
          </table:table-cell>
          <table:table-cell table:style-name="ce3" office:value-type="string" calcext:value-type="string">
            <text:p>Studded Leather Armor</text:p>
          </table:table-cell>
          <table:table-cell table:style-name="ce5" office:value-type="float" office:value="13" calcext:value-type="float">
            <text:p>13 <text:s text:c="4"/>lb.</text:p>
          </table:table-cell>
          <table:table-cell table:style-name="ce7" office:value-type="currency" office:currency=" GP" office:value="45" calcext:value-type="currency">
            <text:p>45.00 GP</text:p>
          </table:table-cell>
          <table:table-cell table:style-name="ce7" table:formula="of:=[.E98]*0.75" office:value-type="currency" office:currency=" GP" office:value="33.75" calcext:value-type="currency">
            <text:p>33.75 GP</text:p>
          </table:table-cell>
          <table:table-cell table:style-name="ce7" table:formula="of:=[.E98]*1.5" office:value-type="currency" office:currency=" GP" office:value="67.5" calcext:value-type="currency">
            <text:p>6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Medium Armor</text:p>
          </table:table-cell>
          <table:table-cell table:style-name="ce3" office:value-type="string" calcext:value-type="string">
            <text:p>Hide Armor</text:p>
          </table:table-cell>
          <table:table-cell table:style-name="ce5" office:value-type="float" office:value="12" calcext:value-type="float">
            <text:p>12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99]*0.75" office:value-type="currency" office:currency=" GP" office:value="7.5" calcext:value-type="currency">
            <text:p>7.50 GP</text:p>
          </table:table-cell>
          <table:table-cell table:style-name="ce7" table:formula="of:=[.E99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Medium Armor</text:p>
          </table:table-cell>
          <table:table-cell table:style-name="ce3" office:value-type="string" calcext:value-type="string">
            <text:p>Chain Shirt</text:p>
          </table:table-cell>
          <table:table-cell table:style-name="ce5" office:value-type="float" office:value="20" calcext:value-type="float">
            <text:p>20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00]*0.75" office:value-type="currency" office:currency=" GP" office:value="37.5" calcext:value-type="currency">
            <text:p>37.50 GP</text:p>
          </table:table-cell>
          <table:table-cell table:style-name="ce7" table:formula="of:=[.E100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Medium Armor</text:p>
          </table:table-cell>
          <table:table-cell table:style-name="ce3" office:value-type="string" calcext:value-type="string">
            <text:p>Scale Mail</text:p>
          </table:table-cell>
          <table:table-cell table:style-name="ce5" office:value-type="float" office:value="45" calcext:value-type="float">
            <text:p>45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01]*0.75" office:value-type="currency" office:currency=" GP" office:value="37.5" calcext:value-type="currency">
            <text:p>37.50 GP</text:p>
          </table:table-cell>
          <table:table-cell table:style-name="ce7" table:formula="of:=[.E101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Medium Armor</text:p>
          </table:table-cell>
          <table:table-cell table:style-name="ce3" office:value-type="string" calcext:value-type="string">
            <text:p>Breastplate</text:p>
          </table:table-cell>
          <table:table-cell table:style-name="ce5" office:value-type="float" office:value="20" calcext:value-type="float">
            <text:p>20 <text:s text:c="4"/>lb.</text:p>
          </table:table-cell>
          <table:table-cell table:style-name="ce7" office:value-type="currency" office:currency=" GP" office:value="400" calcext:value-type="currency">
            <text:p>400.00 GP</text:p>
          </table:table-cell>
          <table:table-cell table:style-name="ce7" table:formula="of:=[.E102]*0.75" office:value-type="currency" office:currency=" GP" office:value="300" calcext:value-type="currency">
            <text:p>300.00 GP</text:p>
          </table:table-cell>
          <table:table-cell table:style-name="ce7" table:formula="of:=[.E102]*1.5" office:value-type="currency" office:currency=" GP" office:value="600" calcext:value-type="currency">
            <text:p>60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Medium Armor</text:p>
          </table:table-cell>
          <table:table-cell table:style-name="ce3" office:value-type="string" calcext:value-type="string">
            <text:p>Half Plate Armor</text:p>
          </table:table-cell>
          <table:table-cell table:style-name="ce5" office:value-type="float" office:value="40" calcext:value-type="float">
            <text:p>40 <text:s text:c="4"/>lb.</text:p>
          </table:table-cell>
          <table:table-cell table:style-name="ce7" office:value-type="currency" office:currency=" GP" office:value="750" calcext:value-type="currency">
            <text:p>750.00 GP</text:p>
          </table:table-cell>
          <table:table-cell table:style-name="ce7" table:formula="of:=[.E103]*0.75" office:value-type="currency" office:currency=" GP" office:value="562.5" calcext:value-type="currency">
            <text:p>562.50 GP</text:p>
          </table:table-cell>
          <table:table-cell table:style-name="ce7" table:formula="of:=[.E103]*1.5" office:value-type="currency" office:currency=" GP" office:value="1125" calcext:value-type="currency">
            <text:p>1,12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vy Armor</text:p>
          </table:table-cell>
          <table:table-cell table:style-name="ce3" office:value-type="string" calcext:value-type="string">
            <text:p>Ring Mail</text:p>
          </table:table-cell>
          <table:table-cell table:style-name="ce5" office:value-type="float" office:value="40" calcext:value-type="float">
            <text:p>40 <text:s text:c="4"/>lb.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04]*0.75" office:value-type="currency" office:currency=" GP" office:value="22.5" calcext:value-type="currency">
            <text:p>22.50 GP</text:p>
          </table:table-cell>
          <table:table-cell table:style-name="ce7" table:formula="of:=[.E104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vy Armor</text:p>
          </table:table-cell>
          <table:table-cell table:style-name="ce3" office:value-type="string" calcext:value-type="string">
            <text:p>Chain Mail</text:p>
          </table:table-cell>
          <table:table-cell table:style-name="ce5" office:value-type="float" office:value="55" calcext:value-type="float">
            <text:p>55 <text:s text:c="4"/>lb.</text:p>
          </table:table-cell>
          <table:table-cell table:style-name="ce7" office:value-type="currency" office:currency=" GP" office:value="75" calcext:value-type="currency">
            <text:p>75.00 GP</text:p>
          </table:table-cell>
          <table:table-cell table:style-name="ce7" table:formula="of:=[.E105]*0.75" office:value-type="currency" office:currency=" GP" office:value="56.25" calcext:value-type="currency">
            <text:p>56.25 GP</text:p>
          </table:table-cell>
          <table:table-cell table:style-name="ce7" table:formula="of:=[.E105]*1.5" office:value-type="currency" office:currency=" GP" office:value="112.5" calcext:value-type="currency">
            <text:p>112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vy Armor</text:p>
          </table:table-cell>
          <table:table-cell table:style-name="ce3" office:value-type="string" calcext:value-type="string">
            <text:p>Splint Armor</text:p>
          </table:table-cell>
          <table:table-cell table:style-name="ce5" office:value-type="float" office:value="60" calcext:value-type="float">
            <text:p>60 <text:s text:c="4"/>lb.</text:p>
          </table:table-cell>
          <table:table-cell table:style-name="ce7" office:value-type="currency" office:currency=" GP" office:value="200" calcext:value-type="currency">
            <text:p>200.00 GP</text:p>
          </table:table-cell>
          <table:table-cell table:style-name="ce7" table:formula="of:=[.E106]*0.75" office:value-type="currency" office:currency=" GP" office:value="150" calcext:value-type="currency">
            <text:p>150.00 GP</text:p>
          </table:table-cell>
          <table:table-cell table:style-name="ce7" table:formula="of:=[.E106]*1.5" office:value-type="currency" office:currency=" GP" office:value="300" calcext:value-type="currency">
            <text:p>30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vy Armor</text:p>
          </table:table-cell>
          <table:table-cell table:style-name="ce3" office:value-type="string" calcext:value-type="string">
            <text:p>Plate Armor</text:p>
          </table:table-cell>
          <table:table-cell table:style-name="ce5" office:value-type="float" office:value="65" calcext:value-type="float">
            <text:p>65 <text:s text:c="4"/>lb.</text:p>
          </table:table-cell>
          <table:table-cell table:style-name="ce7" office:value-type="currency" office:currency=" GP" office:value="1500" calcext:value-type="currency">
            <text:p>1,500.00 GP</text:p>
          </table:table-cell>
          <table:table-cell table:style-name="ce7" table:formula="of:=[.E107]*0.75" office:value-type="currency" office:currency=" GP" office:value="1125" calcext:value-type="currency">
            <text:p>1,125.00 GP</text:p>
          </table:table-cell>
          <table:table-cell table:style-name="ce7" table:formula="of:=[.E107]*1.5" office:value-type="currency" office:currency=" GP" office:value="2250" calcext:value-type="currency">
            <text:p>2,25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Shield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08]*0.75" office:value-type="currency" office:currency=" GP" office:value="7.5" calcext:value-type="currency">
            <text:p>7.50 GP</text:p>
          </table:table-cell>
          <table:table-cell table:style-name="ce7" table:formula="of:=[.E108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1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Drink</text:p>
          </table:table-cell>
          <table:table-cell table:style-name="ce3" office:value-type="string" calcext:value-type="string">
            <text:p>Ale (mug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4" calcext:value-type="currency">
            <text:p>0.04 GP</text:p>
          </table:table-cell>
          <table:table-cell table:style-name="ce7" table:formula="of:=[.E109]*0.75" office:value-type="currency" office:currency=" GP" office:value="0.03" calcext:value-type="currency">
            <text:p>0.03 GP</text:p>
          </table:table-cell>
          <table:table-cell table:style-name="ce7" table:formula="of:=[.E109]*1.5" office:value-type="currency" office:currency=" GP" office:value="0.06" calcext:value-type="currency">
            <text:p>0.06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Bread (loaf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110]*0.75" office:value-type="currency" office:currency=" GP" office:value="0.015" calcext:value-type="currency">
            <text:p>0.02 GP</text:p>
          </table:table-cell>
          <table:table-cell table:style-name="ce7" table:formula="of:=[.E110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Cheese (wedg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111]*0.75" office:value-type="currency" office:currency=" GP" office:value="0.075" calcext:value-type="currency">
            <text:p>0.08 GP</text:p>
          </table:table-cell>
          <table:table-cell table:style-name="ce7" table:formula="of:=[.E111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Squalid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7" calcext:value-type="currency">
            <text:p>0.07 GP</text:p>
          </table:table-cell>
          <table:table-cell table:style-name="ce7" table:formula="of:=[.E112]*0.75" office:value-type="currency" office:currency=" GP" office:value="0.0525" calcext:value-type="currency">
            <text:p>0.05 GP</text:p>
          </table:table-cell>
          <table:table-cell table:style-name="ce7" table:formula="of:=[.E112]*1.5" office:value-type="currency" office:currency=" GP" office:value="0.105" calcext:value-type="currency">
            <text:p>0.11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Poor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113]*0.75" office:value-type="currency" office:currency=" GP" office:value="0.075" calcext:value-type="currency">
            <text:p>0.08 GP</text:p>
          </table:table-cell>
          <table:table-cell table:style-name="ce7" table:formula="of:=[.E113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Modes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114]*0.75" office:value-type="currency" office:currency=" GP" office:value="0.375" calcext:value-type="currency">
            <text:p>0.38 GP</text:p>
          </table:table-cell>
          <table:table-cell table:style-name="ce7" table:formula="of:=[.E114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Comfortabl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8" calcext:value-type="currency">
            <text:p>0.80 GP</text:p>
          </table:table-cell>
          <table:table-cell table:style-name="ce7" table:formula="of:=[.E115]*0.75" office:value-type="currency" office:currency=" GP" office:value="0.6" calcext:value-type="currency">
            <text:p>0.60 GP</text:p>
          </table:table-cell>
          <table:table-cell table:style-name="ce7" table:formula="of:=[.E115]*1.5" office:value-type="currency" office:currency=" GP" office:value="1.2" calcext:value-type="currency">
            <text:p>1.2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Wealthy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16]*0.75" office:value-type="currency" office:currency=" GP" office:value="1.5" calcext:value-type="currency">
            <text:p>1.50 GP</text:p>
          </table:table-cell>
          <table:table-cell table:style-name="ce7" table:formula="of:=[.E116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Lodging</text:p>
          </table:table-cell>
          <table:table-cell table:style-name="ce3" office:value-type="string" calcext:value-type="string">
            <text:p>Inn Stay, Aristocratic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4" calcext:value-type="currency">
            <text:p>4.00 GP</text:p>
          </table:table-cell>
          <table:table-cell table:style-name="ce7" table:formula="of:=[.E117]*0.75" office:value-type="currency" office:currency=" GP" office:value="3" calcext:value-type="currency">
            <text:p>3.00 GP</text:p>
          </table:table-cell>
          <table:table-cell table:style-name="ce7" table:formula="of:=[.E117]*1.5" office:value-type="currency" office:currency=" GP" office:value="6" calcext:value-type="currency">
            <text:p>6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Squalid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118]*0.75" office:value-type="currency" office:currency=" GP" office:value="0.0075" calcext:value-type="currency">
            <text:p>0.01 GP</text:p>
          </table:table-cell>
          <table:table-cell table:style-name="ce7" table:formula="of:=[.E118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Poor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119]*0.75" office:value-type="currency" office:currency=" GP" office:value="0.015" calcext:value-type="currency">
            <text:p>0.02 GP</text:p>
          </table:table-cell>
          <table:table-cell table:style-name="ce7" table:formula="of:=[.E119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Modes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120]*0.75" office:value-type="currency" office:currency=" GP" office:value="0.075" calcext:value-type="currency">
            <text:p>0.08 GP</text:p>
          </table:table-cell>
          <table:table-cell table:style-name="ce7" table:formula="of:=[.E120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Comfortabl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121]*0.75" office:value-type="currency" office:currency=" GP" office:value="0.15" calcext:value-type="currency">
            <text:p>0.15 GP</text:p>
          </table:table-cell>
          <table:table-cell table:style-name="ce7" table:formula="of:=[.E121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Wealthy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3" calcext:value-type="currency">
            <text:p>0.30 GP</text:p>
          </table:table-cell>
          <table:table-cell table:style-name="ce7" table:formula="of:=[.E122]*0.75" office:value-type="currency" office:currency=" GP" office:value="0.225" calcext:value-type="currency">
            <text:p>0.23 GP</text:p>
          </table:table-cell>
          <table:table-cell table:style-name="ce7" table:formula="of:=[.E122]*1.5" office:value-type="currency" office:currency=" GP" office:value="0.45" calcext:value-type="currency">
            <text:p>0.45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l, Aristocratic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6" calcext:value-type="currency">
            <text:p>0.60 GP</text:p>
          </table:table-cell>
          <table:table-cell table:style-name="ce7" table:formula="of:=[.E123]*0.75" office:value-type="currency" office:currency=" GP" office:value="0.45" calcext:value-type="currency">
            <text:p>0.45 GP</text:p>
          </table:table-cell>
          <table:table-cell table:style-name="ce7" table:formula="of:=[.E123]*1.5" office:value-type="currency" office:currency=" GP" office:value="0.9" calcext:value-type="currency">
            <text:p>0.9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Drink</text:p>
          </table:table-cell>
          <table:table-cell table:style-name="ce3" office:value-type="string" calcext:value-type="string">
            <text:p>Wine, Common (bott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124]*0.75" office:value-type="currency" office:currency=" GP" office:value="0.15" calcext:value-type="currency">
            <text:p>0.15 GP</text:p>
          </table:table-cell>
          <table:table-cell table:style-name="ce7" table:formula="of:=[.E124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Food, Drink, Lodging</text:p>
          </table:table-cell>
          <table:table-cell table:style-name="ce2" office:value-type="string" calcext:value-type="string">
            <text:p>Drink</text:p>
          </table:table-cell>
          <table:table-cell table:style-name="ce3" office:value-type="string" calcext:value-type="string">
            <text:p>Wine, Fine (bott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25]*0.75" office:value-type="currency" office:currency=" GP" office:value="7.5" calcext:value-type="currency">
            <text:p>7.50 GP</text:p>
          </table:table-cell>
          <table:table-cell table:style-name="ce7" table:formula="of:=[.E125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Travel</text:p>
          </table:table-cell>
          <table:table-cell table:style-name="ce3" office:value-type="string" calcext:value-type="string">
            <text:p>Coach Ride, Between Towns (per mi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3" calcext:value-type="currency">
            <text:p>0.03 GP</text:p>
          </table:table-cell>
          <table:table-cell table:style-name="ce7" table:formula="of:=[.E126]*0.75" office:value-type="currency" office:currency=" GP" office:value="0.0225" calcext:value-type="currency">
            <text:p>0.02 GP</text:p>
          </table:table-cell>
          <table:table-cell table:style-name="ce7" table:formula="of:=[.E126]*1.5" office:value-type="currency" office:currency=" GP" office:value="0.045" calcext:value-type="currency">
            <text:p>0.05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Travel</text:p>
          </table:table-cell>
          <table:table-cell table:style-name="ce3" office:value-type="string" calcext:value-type="string">
            <text:p>Coach Ride, Within City (per mi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127]*0.75" office:value-type="currency" office:currency=" GP" office:value="0.0075" calcext:value-type="currency">
            <text:p>0.01 GP</text:p>
          </table:table-cell>
          <table:table-cell table:style-name="ce7" table:formula="of:=[.E127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Travel</text:p>
          </table:table-cell>
          <table:table-cell table:style-name="ce3" office:value-type="string" calcext:value-type="string">
            <text:p>Road/Gate, Toll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1" calcext:value-type="currency">
            <text:p>0.01 GP</text:p>
          </table:table-cell>
          <table:table-cell table:style-name="ce7" table:formula="of:=[.E128]*0.75" office:value-type="currency" office:currency=" GP" office:value="0.0075" calcext:value-type="currency">
            <text:p>0.01 GP</text:p>
          </table:table-cell>
          <table:table-cell table:style-name="ce7" table:formula="of:=[.E128]*1.5" office:value-type="currency" office:currency=" GP" office:value="0.015" calcext:value-type="currency">
            <text:p>0.02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Travel</text:p>
          </table:table-cell>
          <table:table-cell table:style-name="ce3" office:value-type="string" calcext:value-type="string">
            <text:p>Ship's Passage (per mi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129]*0.75" office:value-type="currency" office:currency=" GP" office:value="0.075" calcext:value-type="currency">
            <text:p>0.08 GP</text:p>
          </table:table-cell>
          <table:table-cell table:style-name="ce7" table:formula="of:=[.E129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Hirelings</text:p>
          </table:table-cell>
          <table:table-cell table:style-name="ce2" office:value-type="string" calcext:value-type="string">
            <text:p>Hirelings, Skilled (per day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30]*0.75" office:value-type="currency" office:currency=" GP" office:value="1.5" calcext:value-type="currency">
            <text:p>1.50 GP</text:p>
          </table:table-cell>
          <table:table-cell table:style-name="ce7" table:formula="of:=[.E130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Hirelings</text:p>
          </table:table-cell>
          <table:table-cell table:style-name="ce2" office:value-type="string" calcext:value-type="string">
            <text:p>Hirelings, Unskilled (per day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131]*0.75" office:value-type="currency" office:currency=" GP" office:value="0.15" calcext:value-type="currency">
            <text:p>0.15 GP</text:p>
          </table:table-cell>
          <table:table-cell table:style-name="ce7" table:formula="of:=[.E131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Hirelings</text:p>
          </table:table-cell>
          <table:table-cell table:style-name="ce2" office:value-type="string" calcext:value-type="string">
            <text:p>Hirelings, Messenger (per mile)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02" calcext:value-type="currency">
            <text:p>0.02 GP</text:p>
          </table:table-cell>
          <table:table-cell table:style-name="ce7" table:formula="of:=[.E132]*0.75" office:value-type="currency" office:currency=" GP" office:value="0.015" calcext:value-type="currency">
            <text:p>0.02 GP</text:p>
          </table:table-cell>
          <table:table-cell table:style-name="ce7" table:formula="of:=[.E132]*1.5" office:value-type="currency" office:currency=" GP" office:value="0.03" calcext:value-type="currency">
            <text:p>0.03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Cantri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33]*0.75" office:value-type="currency" office:currency=" GP" office:value="22.5" calcext:value-type="currency">
            <text:p>22.50 GP</text:p>
          </table:table-cell>
          <table:table-cell table:style-name="ce7" table:formula="of:=[.E133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1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34]*0.75" office:value-type="currency" office:currency=" GP" office:value="37.5" calcext:value-type="currency">
            <text:p>37.50 GP</text:p>
          </table:table-cell>
          <table:table-cell table:style-name="ce7" table:formula="of:=[.E134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2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00" calcext:value-type="currency">
            <text:p>200.00 GP</text:p>
          </table:table-cell>
          <table:table-cell table:style-name="ce7" table:formula="of:=[.E135]*0.75" office:value-type="currency" office:currency=" GP" office:value="150" calcext:value-type="currency">
            <text:p>150.00 GP</text:p>
          </table:table-cell>
          <table:table-cell table:style-name="ce7" table:formula="of:=[.E135]*1.5" office:value-type="currency" office:currency=" GP" office:value="300" calcext:value-type="currency">
            <text:p>30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3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0" calcext:value-type="currency">
            <text:p>300.00 GP</text:p>
          </table:table-cell>
          <table:table-cell table:style-name="ce7" table:formula="of:=[.E136]*0.75" office:value-type="currency" office:currency=" GP" office:value="225" calcext:value-type="currency">
            <text:p>225.00 GP</text:p>
          </table:table-cell>
          <table:table-cell table:style-name="ce7" table:formula="of:=[.E136]*1.5" office:value-type="currency" office:currency=" GP" office:value="450" calcext:value-type="currency">
            <text:p>45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4-5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000" calcext:value-type="currency">
            <text:p>2,000.00 GP</text:p>
          </table:table-cell>
          <table:table-cell table:style-name="ce7" table:formula="of:=[.E137]*0.75" office:value-type="currency" office:currency=" GP" office:value="1500" calcext:value-type="currency">
            <text:p>1,500.00 GP</text:p>
          </table:table-cell>
          <table:table-cell table:style-name="ce7" table:formula="of:=[.E137]*1.5" office:value-type="currency" office:currency=" GP" office:value="3000" calcext:value-type="currency">
            <text:p>3,00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6-8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0000" calcext:value-type="currency">
            <text:p>20,000.00 GP</text:p>
          </table:table-cell>
          <table:table-cell table:style-name="ce7" table:formula="of:=[.E138]*0.75" office:value-type="currency" office:currency=" GP" office:value="15000" calcext:value-type="currency">
            <text:p>15,000.00 GP</text:p>
          </table:table-cell>
          <table:table-cell table:style-name="ce7" table:formula="of:=[.E138]*1.5" office:value-type="currency" office:currency=" GP" office:value="30000" calcext:value-type="currency">
            <text:p>30,0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pellcasting</text:p>
          </table:table-cell>
          <table:table-cell table:style-name="ce3" office:value-type="string" calcext:value-type="string">
            <text:p>Level 9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0000" calcext:value-type="currency">
            <text:p>100,000.00 GP</text:p>
          </table:table-cell>
          <table:table-cell table:style-name="ce7" table:formula="of:=[.E139]*0.75" office:value-type="currency" office:currency=" GP" office:value="75000" calcext:value-type="currency">
            <text:p>75,000.00 GP</text:p>
          </table:table-cell>
          <table:table-cell table:style-name="ce7" table:formula="of:=[.E139]*1.5" office:value-type="currency" office:currency=" GP" office:value="150000" calcext:value-type="currency">
            <text:p>150,0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Alchemist's Supplies</text:p>
          </table:table-cell>
          <table:table-cell table:style-name="ce5" office:value-type="float" office:value="8" calcext:value-type="float">
            <text:p>8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40]*0.75" office:value-type="currency" office:currency=" GP" office:value="37.5" calcext:value-type="currency">
            <text:p>37.50 GP</text:p>
          </table:table-cell>
          <table:table-cell table:style-name="ce7" table:formula="of:=[.E140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Brewer's Supplies</text:p>
          </table:table-cell>
          <table:table-cell table:style-name="ce5" office:value-type="float" office:value="9" calcext:value-type="float">
            <text:p>9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41]*0.75" office:value-type="currency" office:currency=" GP" office:value="15" calcext:value-type="currency">
            <text:p>15.00 GP</text:p>
          </table:table-cell>
          <table:table-cell table:style-name="ce7" table:formula="of:=[.E141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Calligrapher's Supplie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42]*0.75" office:value-type="currency" office:currency=" GP" office:value="7.5" calcext:value-type="currency">
            <text:p>7.50 GP</text:p>
          </table:table-cell>
          <table:table-cell table:style-name="ce7" table:formula="of:=[.E142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Carpenter's Tools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8" calcext:value-type="currency">
            <text:p>8.00 GP</text:p>
          </table:table-cell>
          <table:table-cell table:style-name="ce7" table:formula="of:=[.E143]*0.75" office:value-type="currency" office:currency=" GP" office:value="6" calcext:value-type="currency">
            <text:p>6.00 GP</text:p>
          </table:table-cell>
          <table:table-cell table:style-name="ce7" table:formula="of:=[.E143]*1.5" office:value-type="currency" office:currency=" GP" office:value="12" calcext:value-type="currency">
            <text:p>12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Cartographer's Tools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144]*0.75" office:value-type="currency" office:currency=" GP" office:value="11.25" calcext:value-type="currency">
            <text:p>11.25 GP</text:p>
          </table:table-cell>
          <table:table-cell table:style-name="ce7" table:formula="of:=[.E144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Cobbler's Tool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145]*0.75" office:value-type="currency" office:currency=" GP" office:value="3.75" calcext:value-type="currency">
            <text:p>3.75 GP</text:p>
          </table:table-cell>
          <table:table-cell table:style-name="ce7" table:formula="of:=[.E145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Cook's Utensils</text:p>
          </table:table-cell>
          <table:table-cell table:style-name="ce5" office:value-type="float" office:value="8" calcext:value-type="float">
            <text:p>8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46]*0.75" office:value-type="currency" office:currency=" GP" office:value="0.75" calcext:value-type="currency">
            <text:p>0.75 GP</text:p>
          </table:table-cell>
          <table:table-cell table:style-name="ce7" table:formula="of:=[.E146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Glassblower's Tool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47]*0.75" office:value-type="currency" office:currency=" GP" office:value="22.5" calcext:value-type="currency">
            <text:p>22.50 GP</text:p>
          </table:table-cell>
          <table:table-cell table:style-name="ce7" table:formula="of:=[.E147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Jeweler's Tool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48]*0.75" office:value-type="currency" office:currency=" GP" office:value="18.75" calcext:value-type="currency">
            <text:p>18.75 GP</text:p>
          </table:table-cell>
          <table:table-cell table:style-name="ce7" table:formula="of:=[.E148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Leatherworker's Tool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149]*0.75" office:value-type="currency" office:currency=" GP" office:value="3.75" calcext:value-type="currency">
            <text:p>3.75 GP</text:p>
          </table:table-cell>
          <table:table-cell table:style-name="ce7" table:formula="of:=[.E149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Mason's Tools</text:p>
          </table:table-cell>
          <table:table-cell table:style-name="ce5" office:value-type="float" office:value="8" calcext:value-type="float">
            <text:p>8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50]*0.75" office:value-type="currency" office:currency=" GP" office:value="7.5" calcext:value-type="currency">
            <text:p>7.50 GP</text:p>
          </table:table-cell>
          <table:table-cell table:style-name="ce7" table:formula="of:=[.E150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Painter's Supplie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51]*0.75" office:value-type="currency" office:currency=" GP" office:value="7.5" calcext:value-type="currency">
            <text:p>7.50 GP</text:p>
          </table:table-cell>
          <table:table-cell table:style-name="ce7" table:formula="of:=[.E151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Potter's Tools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52]*0.75" office:value-type="currency" office:currency=" GP" office:value="7.5" calcext:value-type="currency">
            <text:p>7.50 GP</text:p>
          </table:table-cell>
          <table:table-cell table:style-name="ce7" table:formula="of:=[.E152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Smith's Tools</text:p>
          </table:table-cell>
          <table:table-cell table:style-name="ce5" office:value-type="float" office:value="8" calcext:value-type="float">
            <text:p>8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53]*0.75" office:value-type="currency" office:currency=" GP" office:value="15" calcext:value-type="currency">
            <text:p>15.00 GP</text:p>
          </table:table-cell>
          <table:table-cell table:style-name="ce7" table:formula="of:=[.E153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Tinker's Tools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54]*0.75" office:value-type="currency" office:currency=" GP" office:value="37.5" calcext:value-type="currency">
            <text:p>37.50 GP</text:p>
          </table:table-cell>
          <table:table-cell table:style-name="ce7" table:formula="of:=[.E154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Weaver's Tool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55]*0.75" office:value-type="currency" office:currency=" GP" office:value="0.75" calcext:value-type="currency">
            <text:p>0.75 GP</text:p>
          </table:table-cell>
          <table:table-cell table:style-name="ce7" table:formula="of:=[.E155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Artisan's Tools</text:p>
          </table:table-cell>
          <table:table-cell table:style-name="ce3" office:value-type="string" calcext:value-type="string">
            <text:p>Woodcarver's Tools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56]*0.75" office:value-type="currency" office:currency=" GP" office:value="0.75" calcext:value-type="currency">
            <text:p>0.75 GP</text:p>
          </table:table-cell>
          <table:table-cell table:style-name="ce7" table:formula="of:=[.E156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Disguise Kit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57]*0.75" office:value-type="currency" office:currency=" GP" office:value="18.75" calcext:value-type="currency">
            <text:p>18.75 GP</text:p>
          </table:table-cell>
          <table:table-cell table:style-name="ce7" table:formula="of:=[.E157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Forgery Kit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158]*0.75" office:value-type="currency" office:currency=" GP" office:value="11.25" calcext:value-type="currency">
            <text:p>11.25 GP</text:p>
          </table:table-cell>
          <table:table-cell table:style-name="ce7" table:formula="of:=[.E158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3" office:value-type="string" calcext:value-type="string">
            <text:p>Gaming Set</text:p>
          </table:table-cell>
          <table:table-cell table:style-name="ce2" office:value-type="string" calcext:value-type="string">
            <text:p>Dic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159]*0.75" office:value-type="currency" office:currency=" GP" office:value="0.075" calcext:value-type="currency">
            <text:p>0.08 GP</text:p>
          </table:table-cell>
          <table:table-cell table:style-name="ce7" table:formula="of:=[.E159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3" office:value-type="string" calcext:value-type="string">
            <text:p>Gaming Set</text:p>
          </table:table-cell>
          <table:table-cell table:style-name="ce3" office:value-type="string" calcext:value-type="string">
            <text:p>Dragonchess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60]*0.75" office:value-type="currency" office:currency=" GP" office:value="0.75" calcext:value-type="currency">
            <text:p>0.75 GP</text:p>
          </table:table-cell>
          <table:table-cell table:style-name="ce7" table:formula="of:=[.E16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3" office:value-type="string" calcext:value-type="string">
            <text:p>Gaming Set</text:p>
          </table:table-cell>
          <table:table-cell table:style-name="ce3" office:value-type="string" calcext:value-type="string">
            <text:p>Playing Cards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161]*0.75" office:value-type="currency" office:currency=" GP" office:value="0.375" calcext:value-type="currency">
            <text:p>0.38 GP</text:p>
          </table:table-cell>
          <table:table-cell table:style-name="ce7" table:formula="of:=[.E161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3" office:value-type="string" calcext:value-type="string">
            <text:p>Gaming Set</text:p>
          </table:table-cell>
          <table:table-cell table:style-name="ce3" office:value-type="string" calcext:value-type="string">
            <text:p>Three-Dragon Ant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162]*0.75" office:value-type="currency" office:currency=" GP" office:value="0.75" calcext:value-type="currency">
            <text:p>0.75 GP</text:p>
          </table:table-cell>
          <table:table-cell table:style-name="ce7" table:formula="of:=[.E162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Herbalism Kit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163]*0.75" office:value-type="currency" office:currency=" GP" office:value="3.75" calcext:value-type="currency">
            <text:p>3.75 GP</text:p>
          </table:table-cell>
          <table:table-cell table:style-name="ce7" table:formula="of:=[.E163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Bagpipes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64]*0.75" office:value-type="currency" office:currency=" GP" office:value="22.5" calcext:value-type="currency">
            <text:p>22.50 GP</text:p>
          </table:table-cell>
          <table:table-cell table:style-name="ce7" table:formula="of:=[.E164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Drum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6" calcext:value-type="currency">
            <text:p>6.00 GP</text:p>
          </table:table-cell>
          <table:table-cell table:style-name="ce7" table:formula="of:=[.E165]*0.75" office:value-type="currency" office:currency=" GP" office:value="4.5" calcext:value-type="currency">
            <text:p>4.50 GP</text:p>
          </table:table-cell>
          <table:table-cell table:style-name="ce7" table:formula="of:=[.E165]*1.5" office:value-type="currency" office:currency=" GP" office:value="9" calcext:value-type="currency">
            <text:p>9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Dulcimer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66]*0.75" office:value-type="currency" office:currency=" GP" office:value="18.75" calcext:value-type="currency">
            <text:p>18.75 GP</text:p>
          </table:table-cell>
          <table:table-cell table:style-name="ce7" table:formula="of:=[.E166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Flute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67]*0.75" office:value-type="currency" office:currency=" GP" office:value="1.5" calcext:value-type="currency">
            <text:p>1.50 GP</text:p>
          </table:table-cell>
          <table:table-cell table:style-name="ce7" table:formula="of:=[.E167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Horn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3" calcext:value-type="currency">
            <text:p>3.00 GP</text:p>
          </table:table-cell>
          <table:table-cell table:style-name="ce7" table:formula="of:=[.E168]*0.75" office:value-type="currency" office:currency=" GP" office:value="2.25" calcext:value-type="currency">
            <text:p>2.25 GP</text:p>
          </table:table-cell>
          <table:table-cell table:style-name="ce7" table:formula="of:=[.E168]*1.5" office:value-type="currency" office:currency=" GP" office:value="4.5" calcext:value-type="currency">
            <text:p>4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Lut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2" calcext:value-type="currency">
            <text:p>12.00 GP</text:p>
          </table:table-cell>
          <table:table-cell table:style-name="ce7" table:formula="of:=[.E169]*0.75" office:value-type="currency" office:currency=" GP" office:value="9" calcext:value-type="currency">
            <text:p>9.00 GP</text:p>
          </table:table-cell>
          <table:table-cell table:style-name="ce7" table:formula="of:=[.E169]*1.5" office:value-type="currency" office:currency=" GP" office:value="18" calcext:value-type="currency">
            <text:p>18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Lyr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70]*0.75" office:value-type="currency" office:currency=" GP" office:value="15" calcext:value-type="currency">
            <text:p>15.00 GP</text:p>
          </table:table-cell>
          <table:table-cell table:style-name="ce7" table:formula="of:=[.E170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Pan Flut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2" calcext:value-type="currency">
            <text:p>12.00 GP</text:p>
          </table:table-cell>
          <table:table-cell table:style-name="ce7" table:formula="of:=[.E171]*0.75" office:value-type="currency" office:currency=" GP" office:value="9" calcext:value-type="currency">
            <text:p>9.00 GP</text:p>
          </table:table-cell>
          <table:table-cell table:style-name="ce7" table:formula="of:=[.E171]*1.5" office:value-type="currency" office:currency=" GP" office:value="18" calcext:value-type="currency">
            <text:p>18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Shawm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172]*0.75" office:value-type="currency" office:currency=" GP" office:value="1.5" calcext:value-type="currency">
            <text:p>1.50 GP</text:p>
          </table:table-cell>
          <table:table-cell table:style-name="ce7" table:formula="of:=[.E172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Musical Instrument</text:p>
          </table:table-cell>
          <table:table-cell table:style-name="ce3" office:value-type="string" calcext:value-type="string">
            <text:p>Viol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73]*0.75" office:value-type="currency" office:currency=" GP" office:value="22.5" calcext:value-type="currency">
            <text:p>22.50 GP</text:p>
          </table:table-cell>
          <table:table-cell table:style-name="ce7" table:formula="of:=[.E173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Navigator's Tools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74]*0.75" office:value-type="currency" office:currency=" GP" office:value="18.75" calcext:value-type="currency">
            <text:p>18.75 GP</text:p>
          </table:table-cell>
          <table:table-cell table:style-name="ce7" table:formula="of:=[.E174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Poisoner's Kit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75]*0.75" office:value-type="currency" office:currency=" GP" office:value="37.5" calcext:value-type="currency">
            <text:p>37.50 GP</text:p>
          </table:table-cell>
          <table:table-cell table:style-name="ce7" table:formula="of:=[.E175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Thieves' Tools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76]*0.75" office:value-type="currency" office:currency=" GP" office:value="18.75" calcext:value-type="currency">
            <text:p>18.75 GP</text:p>
          </table:table-cell>
          <table:table-cell table:style-name="ce7" table:formula="of:=[.E176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1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Camel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77]*0.75" office:value-type="currency" office:currency=" GP" office:value="37.5" calcext:value-type="currency">
            <text:p>37.50 GP</text:p>
          </table:table-cell>
          <table:table-cell table:style-name="ce7" table:formula="of:=[.E177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Elephan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00" calcext:value-type="currency">
            <text:p>200.00 GP</text:p>
          </table:table-cell>
          <table:table-cell table:style-name="ce7" table:formula="of:=[.E178]*0.75" office:value-type="currency" office:currency=" GP" office:value="150" calcext:value-type="currency">
            <text:p>150.00 GP</text:p>
          </table:table-cell>
          <table:table-cell table:style-name="ce7" table:formula="of:=[.E178]*1.5" office:value-type="currency" office:currency=" GP" office:value="300" calcext:value-type="currency">
            <text:p>3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Horse, Draf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79]*0.75" office:value-type="currency" office:currency=" GP" office:value="37.5" calcext:value-type="currency">
            <text:p>37.50 GP</text:p>
          </table:table-cell>
          <table:table-cell table:style-name="ce7" table:formula="of:=[.E179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Horse, Riding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75" calcext:value-type="currency">
            <text:p>75.00 GP</text:p>
          </table:table-cell>
          <table:table-cell table:style-name="ce7" table:formula="of:=[.E180]*0.75" office:value-type="currency" office:currency=" GP" office:value="56.25" calcext:value-type="currency">
            <text:p>56.25 GP</text:p>
          </table:table-cell>
          <table:table-cell table:style-name="ce7" table:formula="of:=[.E180]*1.5" office:value-type="currency" office:currency=" GP" office:value="112.5" calcext:value-type="currency">
            <text:p>11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Mastiff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181]*0.75" office:value-type="currency" office:currency=" GP" office:value="18.75" calcext:value-type="currency">
            <text:p>18.75 GP</text:p>
          </table:table-cell>
          <table:table-cell table:style-name="ce7" table:formula="of:=[.E181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Mul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8" calcext:value-type="currency">
            <text:p>8.00 GP</text:p>
          </table:table-cell>
          <table:table-cell table:style-name="ce7" table:formula="of:=[.E182]*0.75" office:value-type="currency" office:currency=" GP" office:value="6" calcext:value-type="currency">
            <text:p>6.00 GP</text:p>
          </table:table-cell>
          <table:table-cell table:style-name="ce7" table:formula="of:=[.E182]*1.5" office:value-type="currency" office:currency=" GP" office:value="12" calcext:value-type="currency">
            <text:p>12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Pony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183]*0.75" office:value-type="currency" office:currency=" GP" office:value="22.5" calcext:value-type="currency">
            <text:p>22.50 GP</text:p>
          </table:table-cell>
          <table:table-cell table:style-name="ce7" table:formula="of:=[.E183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Mounts and Other Animals</text:p>
          </table:table-cell>
          <table:table-cell table:style-name="ce3" office:value-type="string" calcext:value-type="string">
            <text:p>Warhorse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400" calcext:value-type="currency">
            <text:p>400.00 GP</text:p>
          </table:table-cell>
          <table:table-cell table:style-name="ce7" table:formula="of:=[.E184]*0.75" office:value-type="currency" office:currency=" GP" office:value="300" calcext:value-type="currency">
            <text:p>300.00 GP</text:p>
          </table:table-cell>
          <table:table-cell table:style-name="ce7" table:formula="of:=[.E184]*1.5" office:value-type="currency" office:currency=" GP" office:value="600" calcext:value-type="currency">
            <text:p>6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Carriage</text:p>
          </table:table-cell>
          <table:table-cell table:style-name="ce5" office:value-type="float" office:value="600" calcext:value-type="float">
            <text:p>600 <text:s text:c="4"/>lb.</text:p>
          </table:table-cell>
          <table:table-cell table:style-name="ce7" office:value-type="currency" office:currency=" GP" office:value="100" calcext:value-type="currency">
            <text:p>100.00 GP</text:p>
          </table:table-cell>
          <table:table-cell table:style-name="ce7" table:formula="of:=[.E185]*0.75" office:value-type="currency" office:currency=" GP" office:value="75" calcext:value-type="currency">
            <text:p>75.00 GP</text:p>
          </table:table-cell>
          <table:table-cell table:style-name="ce7" table:formula="of:=[.E185]*1.5" office:value-type="currency" office:currency=" GP" office:value="150" calcext:value-type="currency">
            <text:p>15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Cart</text:p>
          </table:table-cell>
          <table:table-cell table:style-name="ce5" office:value-type="float" office:value="200" calcext:value-type="float">
            <text:p>200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186]*0.75" office:value-type="currency" office:currency=" GP" office:value="11.25" calcext:value-type="currency">
            <text:p>11.25 GP</text:p>
          </table:table-cell>
          <table:table-cell table:style-name="ce7" table:formula="of:=[.E186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Chariot</text:p>
          </table:table-cell>
          <table:table-cell table:style-name="ce5" office:value-type="float" office:value="100" calcext:value-type="float">
            <text:p>100 <text:s text:c="4"/>lb.</text:p>
          </table:table-cell>
          <table:table-cell table:style-name="ce7" office:value-type="currency" office:currency=" GP" office:value="250" calcext:value-type="currency">
            <text:p>250.00 GP</text:p>
          </table:table-cell>
          <table:table-cell table:style-name="ce7" table:formula="of:=[.E187]*0.75" office:value-type="currency" office:currency=" GP" office:value="187.5" calcext:value-type="currency">
            <text:p>187.50 GP</text:p>
          </table:table-cell>
          <table:table-cell table:style-name="ce7" table:formula="of:=[.E187]*1.5" office:value-type="currency" office:currency=" GP" office:value="375" calcext:value-type="currency">
            <text:p>37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Feed, Aminal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0.05" calcext:value-type="currency">
            <text:p>0.05 GP</text:p>
          </table:table-cell>
          <table:table-cell table:style-name="ce7" table:formula="of:=[.E188]*0.75" office:value-type="currency" office:currency=" GP" office:value="0.0375" calcext:value-type="currency">
            <text:p>0.04 GP</text:p>
          </table:table-cell>
          <table:table-cell table:style-name="ce7" table:formula="of:=[.E188]*1.5" office:value-type="currency" office:currency=" GP" office:value="0.075" calcext:value-type="currency">
            <text:p>0.08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Sanddle, Exotic</text:p>
          </table:table-cell>
          <table:table-cell table:style-name="ce5" office:value-type="float" office:value="40" calcext:value-type="float">
            <text:p>40 <text:s text:c="4"/>lb.</text:p>
          </table:table-cell>
          <table:table-cell table:style-name="ce7" office:value-type="currency" office:currency=" GP" office:value="60" calcext:value-type="currency">
            <text:p>60.00 GP</text:p>
          </table:table-cell>
          <table:table-cell table:style-name="ce7" table:formula="of:=[.E189]*0.75" office:value-type="currency" office:currency=" GP" office:value="45" calcext:value-type="currency">
            <text:p>45.00 GP</text:p>
          </table:table-cell>
          <table:table-cell table:style-name="ce7" table:formula="of:=[.E189]*1.5" office:value-type="currency" office:currency=" GP" office:value="90" calcext:value-type="currency">
            <text:p>9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Sanddle, Military</text:p>
          </table:table-cell>
          <table:table-cell table:style-name="ce5" office:value-type="float" office:value="30" calcext:value-type="float">
            <text:p>30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90]*0.75" office:value-type="currency" office:currency=" GP" office:value="15" calcext:value-type="currency">
            <text:p>15.00 GP</text:p>
          </table:table-cell>
          <table:table-cell table:style-name="ce7" table:formula="of:=[.E190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Sanddle, Riding</text:p>
          </table:table-cell>
          <table:table-cell table:style-name="ce5" office:value-type="float" office:value="25" calcext:value-type="float">
            <text:p>25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191]*0.75" office:value-type="currency" office:currency=" GP" office:value="7.5" calcext:value-type="currency">
            <text:p>7.50 GP</text:p>
          </table:table-cell>
          <table:table-cell table:style-name="ce7" table:formula="of:=[.E191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Sled</text:p>
          </table:table-cell>
          <table:table-cell table:style-name="ce5" office:value-type="float" office:value="300" calcext:value-type="float">
            <text:p>300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192]*0.75" office:value-type="currency" office:currency=" GP" office:value="15" calcext:value-type="currency">
            <text:p>15.00 GP</text:p>
          </table:table-cell>
          <table:table-cell table:style-name="ce7" table:formula="of:=[.E192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Stabling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193]*0.75" office:value-type="currency" office:currency=" GP" office:value="0.375" calcext:value-type="currency">
            <text:p>0.38 GP</text:p>
          </table:table-cell>
          <table:table-cell table:style-name="ce7" table:formula="of:=[.E193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ack, Harness, and Drawn Vehicles</text:p>
          </table:table-cell>
          <table:table-cell table:style-name="ce3" office:value-type="string" calcext:value-type="string">
            <text:p>Wagon</text:p>
          </table:table-cell>
          <table:table-cell table:style-name="ce5" office:value-type="float" office:value="400" calcext:value-type="float">
            <text:p>400 <text:s text:c="4"/>lb.</text:p>
          </table:table-cell>
          <table:table-cell table:style-name="ce7" office:value-type="currency" office:currency=" GP" office:value="35" calcext:value-type="currency">
            <text:p>35.00 GP</text:p>
          </table:table-cell>
          <table:table-cell table:style-name="ce7" table:formula="of:=[.E194]*0.75" office:value-type="currency" office:currency=" GP" office:value="26.25" calcext:value-type="currency">
            <text:p>26.25 GP</text:p>
          </table:table-cell>
          <table:table-cell table:style-name="ce7" table:formula="of:=[.E194]*1.5" office:value-type="currency" office:currency=" GP" office:value="52.5" calcext:value-type="currency">
            <text:p>52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Airshi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40000" calcext:value-type="currency">
            <text:p>40,000.00 GP</text:p>
          </table:table-cell>
          <table:table-cell table:style-name="ce7" table:formula="of:=[.E195]*0.75" office:value-type="currency" office:currency=" GP" office:value="30000" calcext:value-type="currency">
            <text:p>30,000.00 GP</text:p>
          </table:table-cell>
          <table:table-cell table:style-name="ce7" table:formula="of:=[.E195]*1.5" office:value-type="currency" office:currency=" GP" office:value="60000" calcext:value-type="currency">
            <text:p>60,0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Galley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000" calcext:value-type="currency">
            <text:p>30,000.00 GP</text:p>
          </table:table-cell>
          <table:table-cell table:style-name="ce7" table:formula="of:=[.E196]*0.75" office:value-type="currency" office:currency=" GP" office:value="22500" calcext:value-type="currency">
            <text:p>22,500.00 GP</text:p>
          </table:table-cell>
          <table:table-cell table:style-name="ce7" table:formula="of:=[.E196]*1.5" office:value-type="currency" office:currency=" GP" office:value="45000" calcext:value-type="currency">
            <text:p>45,0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Keelboa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3000" calcext:value-type="currency">
            <text:p>3,000.00 GP</text:p>
          </table:table-cell>
          <table:table-cell table:style-name="ce7" table:formula="of:=[.E197]*0.75" office:value-type="currency" office:currency=" GP" office:value="2250" calcext:value-type="currency">
            <text:p>2,250.00 GP</text:p>
          </table:table-cell>
          <table:table-cell table:style-name="ce7" table:formula="of:=[.E197]*1.5" office:value-type="currency" office:currency=" GP" office:value="4500" calcext:value-type="currency">
            <text:p>4,500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Longshi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000" calcext:value-type="currency">
            <text:p>10,000.00 GP</text:p>
          </table:table-cell>
          <table:table-cell table:style-name="ce7" table:formula="of:=[.E198]*0.75" office:value-type="currency" office:currency=" GP" office:value="7500" calcext:value-type="currency">
            <text:p>7,500.00 GP</text:p>
          </table:table-cell>
          <table:table-cell table:style-name="ce7" table:formula="of:=[.E198]*1.5" office:value-type="currency" office:currency=" GP" office:value="15000" calcext:value-type="currency">
            <text:p>15,00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Rowboat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199]*0.75" office:value-type="currency" office:currency=" GP" office:value="37.5" calcext:value-type="currency">
            <text:p>37.50 GP</text:p>
          </table:table-cell>
          <table:table-cell table:style-name="ce7" table:formula="of:=[.E199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Sailing Shi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10000" calcext:value-type="currency">
            <text:p>10,000.00 GP</text:p>
          </table:table-cell>
          <table:table-cell table:style-name="ce7" table:formula="of:=[.E200]*0.75" office:value-type="currency" office:currency=" GP" office:value="7500" calcext:value-type="currency">
            <text:p>7,500.00 GP</text:p>
          </table:table-cell>
          <table:table-cell table:style-name="ce7" table:formula="of:=[.E200]*1.5" office:value-type="currency" office:currency=" GP" office:value="15000" calcext:value-type="currency">
            <text:p>15,00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Airborne and Waterborne Vehicles</text:p>
          </table:table-cell>
          <table:table-cell table:style-name="ce3" office:value-type="string" calcext:value-type="string">
            <text:p>Warship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25000" calcext:value-type="currency">
            <text:p>25,000.00 GP</text:p>
          </table:table-cell>
          <table:table-cell table:style-name="ce7" table:formula="of:=[.E201]*0.75" office:value-type="currency" office:currency=" GP" office:value="18750" calcext:value-type="currency">
            <text:p>18,750.00 GP</text:p>
          </table:table-cell>
          <table:table-cell table:style-name="ce7" table:formula="of:=[.E201]*1.5" office:value-type="currency" office:currency=" GP" office:value="37500" calcext:value-type="currency">
            <text:p>37,50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Club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202]*0.75" office:value-type="currency" office:currency=" GP" office:value="0.075" calcext:value-type="currency">
            <text:p>0.08 GP</text:p>
          </table:table-cell>
          <table:table-cell table:style-name="ce7" table:formula="of:=[.E202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Dagger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203]*0.75" office:value-type="currency" office:currency=" GP" office:value="1.5" calcext:value-type="currency">
            <text:p>1.50 GP</text:p>
          </table:table-cell>
          <table:table-cell table:style-name="ce7" table:formula="of:=[.E203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Greatclub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204]*0.75" office:value-type="currency" office:currency=" GP" office:value="0.15" calcext:value-type="currency">
            <text:p>0.15 GP</text:p>
          </table:table-cell>
          <table:table-cell table:style-name="ce7" table:formula="of:=[.E204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Handax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05]*0.75" office:value-type="currency" office:currency=" GP" office:value="3.75" calcext:value-type="currency">
            <text:p>3.75 GP</text:p>
          </table:table-cell>
          <table:table-cell table:style-name="ce7" table:formula="of:=[.E205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Javelin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0.5" calcext:value-type="currency">
            <text:p>0.50 GP</text:p>
          </table:table-cell>
          <table:table-cell table:style-name="ce7" table:formula="of:=[.E206]*0.75" office:value-type="currency" office:currency=" GP" office:value="0.375" calcext:value-type="currency">
            <text:p>0.38 GP</text:p>
          </table:table-cell>
          <table:table-cell table:style-name="ce7" table:formula="of:=[.E206]*1.5" office:value-type="currency" office:currency=" GP" office:value="0.75" calcext:value-type="currency">
            <text:p>0.75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Light Hammer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207]*0.75" office:value-type="currency" office:currency=" GP" office:value="1.5" calcext:value-type="currency">
            <text:p>1.50 GP</text:p>
          </table:table-cell>
          <table:table-cell table:style-name="ce7" table:formula="of:=[.E207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Mace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08]*0.75" office:value-type="currency" office:currency=" GP" office:value="3.75" calcext:value-type="currency">
            <text:p>3.75 GP</text:p>
          </table:table-cell>
          <table:table-cell table:style-name="ce7" table:formula="of:=[.E208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Quarterstaff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0.2" calcext:value-type="currency">
            <text:p>0.20 GP</text:p>
          </table:table-cell>
          <table:table-cell table:style-name="ce7" table:formula="of:=[.E209]*0.75" office:value-type="currency" office:currency=" GP" office:value="0.15" calcext:value-type="currency">
            <text:p>0.15 GP</text:p>
          </table:table-cell>
          <table:table-cell table:style-name="ce7" table:formula="of:=[.E209]*1.5" office:value-type="currency" office:currency=" GP" office:value="0.3" calcext:value-type="currency">
            <text:p>0.3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Sickle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10]*0.75" office:value-type="currency" office:currency=" GP" office:value="0.75" calcext:value-type="currency">
            <text:p>0.75 GP</text:p>
          </table:table-cell>
          <table:table-cell table:style-name="ce7" table:formula="of:=[.E210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Melee Weapons</text:p>
          </table:table-cell>
          <table:table-cell table:style-name="ce3" office:value-type="string" calcext:value-type="string">
            <text:p>Spear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1" calcext:value-type="currency">
            <text:p>1.00 GP</text:p>
          </table:table-cell>
          <table:table-cell table:style-name="ce7" table:formula="of:=[.E211]*0.75" office:value-type="currency" office:currency=" GP" office:value="0.75" calcext:value-type="currency">
            <text:p>0.75 GP</text:p>
          </table:table-cell>
          <table:table-cell table:style-name="ce7" table:formula="of:=[.E211]*1.5" office:value-type="currency" office:currency=" GP" office:value="1.5" calcext:value-type="currency">
            <text:p>1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Ranged Weapons</text:p>
          </table:table-cell>
          <table:table-cell table:style-name="ce3" office:value-type="string" calcext:value-type="string">
            <text:p>Dart</text:p>
          </table:table-cell>
          <table:table-cell table:style-name="ce5" office:value-type="float" office:value="0.25" calcext:value-type="float">
            <text:p><text:s/>1/4 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12]*0.75" office:value-type="currency" office:currency=" GP" office:value="3.75" calcext:value-type="currency">
            <text:p>3.75 GP</text:p>
          </table:table-cell>
          <table:table-cell table:style-name="ce7" table:formula="of:=[.E212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Ranged Weapons</text:p>
          </table:table-cell>
          <table:table-cell table:style-name="ce3" office:value-type="string" calcext:value-type="string">
            <text:p>Crossbow, Light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13]*0.75" office:value-type="currency" office:currency=" GP" office:value="18.75" calcext:value-type="currency">
            <text:p>18.75 GP</text:p>
          </table:table-cell>
          <table:table-cell table:style-name="ce7" table:formula="of:=[.E213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Ranged Weapons</text:p>
          </table:table-cell>
          <table:table-cell table:style-name="ce3" office:value-type="string" calcext:value-type="string">
            <text:p>Shortbow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14]*0.75" office:value-type="currency" office:currency=" GP" office:value="18.75" calcext:value-type="currency">
            <text:p>18.75 GP</text:p>
          </table:table-cell>
          <table:table-cell table:style-name="ce7" table:formula="of:=[.E214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Simple Ranged Weapons</text:p>
          </table:table-cell>
          <table:table-cell table:style-name="ce3" office:value-type="string" calcext:value-type="string">
            <text:p>Sling</text:p>
          </table:table-cell>
          <table:table-cell table:style-name="ce5" office:value-type="string" calcext:value-type="string">
            <text:p>-</text:p>
          </table:table-cell>
          <table:table-cell table:style-name="ce7" office:value-type="currency" office:currency=" GP" office:value="0.1" calcext:value-type="currency">
            <text:p>0.10 GP</text:p>
          </table:table-cell>
          <table:table-cell table:style-name="ce7" table:formula="of:=[.E215]*0.75" office:value-type="currency" office:currency=" GP" office:value="0.075" calcext:value-type="currency">
            <text:p>0.08 GP</text:p>
          </table:table-cell>
          <table:table-cell table:style-name="ce7" table:formula="of:=[.E215]*1.5" office:value-type="currency" office:currency=" GP" office:value="0.15" calcext:value-type="currency">
            <text:p>0.15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Battleaxe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16]*0.75" office:value-type="currency" office:currency=" GP" office:value="7.5" calcext:value-type="currency">
            <text:p>7.50 GP</text:p>
          </table:table-cell>
          <table:table-cell table:style-name="ce7" table:formula="of:=[.E216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Flail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17]*0.75" office:value-type="currency" office:currency=" GP" office:value="7.5" calcext:value-type="currency">
            <text:p>7.50 GP</text:p>
          </table:table-cell>
          <table:table-cell table:style-name="ce7" table:formula="of:=[.E217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Glaive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218]*0.75" office:value-type="currency" office:currency=" GP" office:value="15" calcext:value-type="currency">
            <text:p>15.00 GP</text:p>
          </table:table-cell>
          <table:table-cell table:style-name="ce7" table:formula="of:=[.E218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Greataxe</text:p>
          </table:table-cell>
          <table:table-cell table:style-name="ce5" office:value-type="float" office:value="7" calcext:value-type="float">
            <text:p>7 <text:s text:c="4"/>lb.</text:p>
          </table:table-cell>
          <table:table-cell table:style-name="ce7" office:value-type="currency" office:currency=" GP" office:value="30" calcext:value-type="currency">
            <text:p>30.00 GP</text:p>
          </table:table-cell>
          <table:table-cell table:style-name="ce7" table:formula="of:=[.E219]*0.75" office:value-type="currency" office:currency=" GP" office:value="22.5" calcext:value-type="currency">
            <text:p>22.50 GP</text:p>
          </table:table-cell>
          <table:table-cell table:style-name="ce7" table:formula="of:=[.E219]*1.5" office:value-type="currency" office:currency=" GP" office:value="45" calcext:value-type="currency">
            <text:p>4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Greatsword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220]*0.75" office:value-type="currency" office:currency=" GP" office:value="37.5" calcext:value-type="currency">
            <text:p>37.50 GP</text:p>
          </table:table-cell>
          <table:table-cell table:style-name="ce7" table:formula="of:=[.E220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Halberd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20" calcext:value-type="currency">
            <text:p>20.00 GP</text:p>
          </table:table-cell>
          <table:table-cell table:style-name="ce7" table:formula="of:=[.E221]*0.75" office:value-type="currency" office:currency=" GP" office:value="15" calcext:value-type="currency">
            <text:p>15.00 GP</text:p>
          </table:table-cell>
          <table:table-cell table:style-name="ce7" table:formula="of:=[.E221]*1.5" office:value-type="currency" office:currency=" GP" office:value="30" calcext:value-type="currency">
            <text:p>30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Lance</text:p>
          </table:table-cell>
          <table:table-cell table:style-name="ce5" office:value-type="float" office:value="6" calcext:value-type="float">
            <text:p>6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22]*0.75" office:value-type="currency" office:currency=" GP" office:value="7.5" calcext:value-type="currency">
            <text:p>7.50 GP</text:p>
          </table:table-cell>
          <table:table-cell table:style-name="ce7" table:formula="of:=[.E222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Longsword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223]*0.75" office:value-type="currency" office:currency=" GP" office:value="11.25" calcext:value-type="currency">
            <text:p>11.25 GP</text:p>
          </table:table-cell>
          <table:table-cell table:style-name="ce7" table:formula="of:=[.E223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Maul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24]*0.75" office:value-type="currency" office:currency=" GP" office:value="7.5" calcext:value-type="currency">
            <text:p>7.50 GP</text:p>
          </table:table-cell>
          <table:table-cell table:style-name="ce7" table:formula="of:=[.E224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Morningstar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225]*0.75" office:value-type="currency" office:currency=" GP" office:value="11.25" calcext:value-type="currency">
            <text:p>11.25 GP</text:p>
          </table:table-cell>
          <table:table-cell table:style-name="ce7" table:formula="of:=[.E225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Pike</text:p>
          </table:table-cell>
          <table:table-cell table:style-name="ce5" office:value-type="float" office:value="18" calcext:value-type="float">
            <text:p>18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26]*0.75" office:value-type="currency" office:currency=" GP" office:value="3.75" calcext:value-type="currency">
            <text:p>3.75 GP</text:p>
          </table:table-cell>
          <table:table-cell table:style-name="ce7" table:formula="of:=[.E226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Rapier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27]*0.75" office:value-type="currency" office:currency=" GP" office:value="18.75" calcext:value-type="currency">
            <text:p>18.75 GP</text:p>
          </table:table-cell>
          <table:table-cell table:style-name="ce7" table:formula="of:=[.E227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Scimitar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25" calcext:value-type="currency">
            <text:p>25.00 GP</text:p>
          </table:table-cell>
          <table:table-cell table:style-name="ce7" table:formula="of:=[.E228]*0.75" office:value-type="currency" office:currency=" GP" office:value="18.75" calcext:value-type="currency">
            <text:p>18.75 GP</text:p>
          </table:table-cell>
          <table:table-cell table:style-name="ce7" table:formula="of:=[.E228]*1.5" office:value-type="currency" office:currency=" GP" office:value="37.5" calcext:value-type="currency">
            <text:p>3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Shortsword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29]*0.75" office:value-type="currency" office:currency=" GP" office:value="7.5" calcext:value-type="currency">
            <text:p>7.50 GP</text:p>
          </table:table-cell>
          <table:table-cell table:style-name="ce7" table:formula="of:=[.E229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Trident</text:p>
          </table:table-cell>
          <table:table-cell table:style-name="ce5" office:value-type="float" office:value="4" calcext:value-type="float">
            <text:p>4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30]*0.75" office:value-type="currency" office:currency=" GP" office:value="3.75" calcext:value-type="currency">
            <text:p>3.75 GP</text:p>
          </table:table-cell>
          <table:table-cell table:style-name="ce7" table:formula="of:=[.E230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Warhammer</text:p>
          </table:table-cell>
          <table:table-cell table:style-name="ce5" office:value-type="float" office:value="5" calcext:value-type="float">
            <text:p>5 <text:s text:c="4"/>lb.</text:p>
          </table:table-cell>
          <table:table-cell table:style-name="ce7" office:value-type="currency" office:currency=" GP" office:value="15" calcext:value-type="currency">
            <text:p>15.00 GP</text:p>
          </table:table-cell>
          <table:table-cell table:style-name="ce7" table:formula="of:=[.E231]*0.75" office:value-type="currency" office:currency=" GP" office:value="11.25" calcext:value-type="currency">
            <text:p>11.25 GP</text:p>
          </table:table-cell>
          <table:table-cell table:style-name="ce7" table:formula="of:=[.E231]*1.5" office:value-type="currency" office:currency=" GP" office:value="22.5" calcext:value-type="currency">
            <text:p>22.50 GP</text:p>
          </table:table-cell>
          <table:table-cell table:style-name="ce2" office:value-type="string" calcext:value-type="string">
            <text:p>PHB 20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War Pick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" calcext:value-type="currency">
            <text:p>5.00 GP</text:p>
          </table:table-cell>
          <table:table-cell table:style-name="ce7" table:formula="of:=[.E232]*0.75" office:value-type="currency" office:currency=" GP" office:value="3.75" calcext:value-type="currency">
            <text:p>3.75 GP</text:p>
          </table:table-cell>
          <table:table-cell table:style-name="ce7" table:formula="of:=[.E232]*1.5" office:value-type="currency" office:currency=" GP" office:value="7.5" calcext:value-type="currency">
            <text:p>7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Melee Weapons</text:p>
          </table:table-cell>
          <table:table-cell table:style-name="ce3" office:value-type="string" calcext:value-type="string">
            <text:p>Whip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2" calcext:value-type="currency">
            <text:p>2.00 GP</text:p>
          </table:table-cell>
          <table:table-cell table:style-name="ce7" table:formula="of:=[.E233]*0.75" office:value-type="currency" office:currency=" GP" office:value="1.5" calcext:value-type="currency">
            <text:p>1.50 GP</text:p>
          </table:table-cell>
          <table:table-cell table:style-name="ce7" table:formula="of:=[.E233]*1.5" office:value-type="currency" office:currency=" GP" office:value="3" calcext:value-type="currency">
            <text:p>3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Blowgun</text:p>
          </table:table-cell>
          <table:table-cell table:style-name="ce5" office:value-type="float" office:value="1" calcext:value-type="float">
            <text:p>1 <text:s text:c="4"/>lb.</text:p>
          </table:table-cell>
          <table:table-cell table:style-name="ce7" office:value-type="currency" office:currency=" GP" office:value="10" calcext:value-type="currency">
            <text:p>10.00 GP</text:p>
          </table:table-cell>
          <table:table-cell table:style-name="ce7" table:formula="of:=[.E234]*0.75" office:value-type="currency" office:currency=" GP" office:value="7.5" calcext:value-type="currency">
            <text:p>7.50 GP</text:p>
          </table:table-cell>
          <table:table-cell table:style-name="ce7" table:formula="of:=[.E234]*1.5" office:value-type="currency" office:currency=" GP" office:value="15" calcext:value-type="currency">
            <text:p>15.00 GP</text:p>
          </table:table-cell>
          <table:table-cell table:style-name="ce2" office:value-type="string" calcext:value-type="string">
            <text:p>PHB 202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Crossbow, Hand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75" calcext:value-type="currency">
            <text:p>75.00 GP</text:p>
          </table:table-cell>
          <table:table-cell table:style-name="ce7" table:formula="of:=[.E235]*0.75" office:value-type="currency" office:currency=" GP" office:value="56.25" calcext:value-type="currency">
            <text:p>56.25 GP</text:p>
          </table:table-cell>
          <table:table-cell table:style-name="ce7" table:formula="of:=[.E235]*1.5" office:value-type="currency" office:currency=" GP" office:value="112.5" calcext:value-type="currency">
            <text:p>112.50 GP</text:p>
          </table:table-cell>
          <table:table-cell table:style-name="ce2" office:value-type="string" calcext:value-type="string">
            <text:p>PHB 2024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Crossbow, Heavy</text:p>
          </table:table-cell>
          <table:table-cell table:style-name="ce5" office:value-type="float" office:value="18" calcext:value-type="float">
            <text:p>18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236]*0.75" office:value-type="currency" office:currency=" GP" office:value="37.5" calcext:value-type="currency">
            <text:p>37.50 GP</text:p>
          </table:table-cell>
          <table:table-cell table:style-name="ce7" table:formula="of:=[.E236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Longbow</text:p>
          </table:table-cell>
          <table:table-cell table:style-name="ce5" office:value-type="float" office:value="2" calcext:value-type="float">
            <text:p>2 <text:s text:c="4"/>lb.</text:p>
          </table:table-cell>
          <table:table-cell table:style-name="ce7" office:value-type="currency" office:currency=" GP" office:value="50" calcext:value-type="currency">
            <text:p>50.00 GP</text:p>
          </table:table-cell>
          <table:table-cell table:style-name="ce7" table:formula="of:=[.E237]*0.75" office:value-type="currency" office:currency=" GP" office:value="37.5" calcext:value-type="currency">
            <text:p>37.50 GP</text:p>
          </table:table-cell>
          <table:table-cell table:style-name="ce7" table:formula="of:=[.E237]*1.5" office:value-type="currency" office:currency=" GP" office:value="75" calcext:value-type="currency">
            <text:p>75.00 GP</text:p>
          </table:table-cell>
          <table:table-cell table:style-name="ce2" office:value-type="string" calcext:value-type="string">
            <text:p>PHB 202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Musket</text:p>
          </table:table-cell>
          <table:table-cell table:style-name="ce5" office:value-type="float" office:value="10" calcext:value-type="float">
            <text:p>10 <text:s text:c="4"/>lb.</text:p>
          </table:table-cell>
          <table:table-cell table:style-name="ce7" office:value-type="currency" office:currency=" GP" office:value="500" calcext:value-type="currency">
            <text:p>500.00 GP</text:p>
          </table:table-cell>
          <table:table-cell table:style-name="ce7" table:formula="of:=[.E238]*0.75" office:value-type="currency" office:currency=" GP" office:value="375" calcext:value-type="currency">
            <text:p>375.00 GP</text:p>
          </table:table-cell>
          <table:table-cell table:style-name="ce7" table:formula="of:=[.E238]*1.5" office:value-type="currency" office:currency=" GP" office:value="750" calcext:value-type="currency">
            <text:p>750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2" office:value-type="string" calcext:value-type="string">
            <text:p>Martial Ranged Weapons</text:p>
          </table:table-cell>
          <table:table-cell table:style-name="ce3" office:value-type="string" calcext:value-type="string">
            <text:p>Pistol</text:p>
          </table:table-cell>
          <table:table-cell table:style-name="ce5" office:value-type="float" office:value="3" calcext:value-type="float">
            <text:p>3 <text:s text:c="4"/>lb.</text:p>
          </table:table-cell>
          <table:table-cell table:style-name="ce7" office:value-type="currency" office:currency=" GP" office:value="250" calcext:value-type="currency">
            <text:p>250.00 GP</text:p>
          </table:table-cell>
          <table:table-cell table:style-name="ce7" table:formula="of:=[.E239]*0.75" office:value-type="currency" office:currency=" GP" office:value="187.5" calcext:value-type="currency">
            <text:p>187.50 GP</text:p>
          </table:table-cell>
          <table:table-cell table:style-name="ce7" table:formula="of:=[.E239]*1.5" office:value-type="currency" office:currency=" GP" office:value="375" calcext:value-type="currency">
            <text:p>375.00 GP</text:p>
          </table:table-cell>
          <table:table-cell table:style-name="ce2" office:value-type="string" calcext:value-type="string">
            <text:p>PHB 20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smith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L:L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all Bearings&quot;)" office:value-type="string" office:string-value="Ball Bearings" calcext:value-type="string">
            <text:p>Ball Bearing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ell&quot;)" office:value-type="string" office:string-value="Bell" calcext:value-type="string">
            <text:p>Bel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lock and Tackle&quot;)" office:value-type="string" office:string-value="Block and Tackle" calcext:value-type="string">
            <text:p>Block and Tackle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hain (10 feet)&quot;)" office:value-type="string" office:string-value="Chain (10 feet)" calcext:value-type="string">
            <text:p>Chain (10 feet)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rowbar&quot;)" office:value-type="string" office:string-value="Crowbar" calcext:value-type="string">
            <text:p>Crowbar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Grappling Hook&quot;)" office:value-type="string" office:string-value="Grappling Hook" calcext:value-type="string">
            <text:p>Grappling Hook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unting Trap&quot;)" office:value-type="string" office:string-value="Hunting Trap" calcext:value-type="string">
            <text:p>Hunting Trap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mp&quot;)" office:value-type="string" office:string-value="Lamp" calcext:value-type="string">
            <text:p>Lamp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Bullseye&quot;)" office:value-type="string" office:string-value="Lantern, Bullseye" calcext:value-type="string">
            <text:p>Lantern, Bullsey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Hooded&quot;)" office:value-type="string" office:string-value="Lantern, Hooded" calcext:value-type="string">
            <text:p>Lantern, Hoode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ock&quot;)" office:value-type="string" office:string-value="Lock" calcext:value-type="string">
            <text:p>Loc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Manacles&quot;)" office:value-type="string" office:string-value="Manacles" calcext:value-type="string">
            <text:p>Manacle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t, Iron&quot;)" office:value-type="string" office:string-value="Pot, Iron" calcext:value-type="string">
            <text:p>Pot, Iron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pikes, Iron&quot;)" office:value-type="string" office:string-value="Spikes, Iron" calcext:value-type="string">
            <text:p>Spikes, Iron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Chain Shirt&quot;)" office:value-type="string" office:string-value="Chain Shirt" calcext:value-type="string">
            <text:p>Chain Shirt</text:p>
          </table:table-cell>
          <table:table-cell table:style-name="ce5" table:formula="of:=IFERROR(__xludf.dummyfunction(&quot;&quot;&quot;COMPUTED_VALUE&quot;&quot;&quot;);20)" office:value-type="float" office:value="20" calcext:value-type="float">
            <text:p>20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Scale Mail&quot;)" office:value-type="string" office:string-value="Scale Mail" calcext:value-type="string">
            <text:p>Scale Mail</text:p>
          </table:table-cell>
          <table:table-cell table:style-name="ce5" table:formula="of:=IFERROR(__xludf.dummyfunction(&quot;&quot;&quot;COMPUTED_VALUE&quot;&quot;&quot;);45)" office:value-type="float" office:value="45" calcext:value-type="float">
            <text:p>45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Breastplate&quot;)" office:value-type="string" office:string-value="Breastplate" calcext:value-type="string">
            <text:p>Breastplate</text:p>
          </table:table-cell>
          <table:table-cell table:style-name="ce5" table:formula="of:=IFERROR(__xludf.dummyfunction(&quot;&quot;&quot;COMPUTED_VALUE&quot;&quot;&quot;);20)" office:value-type="float" office:value="20" calcext:value-type="float">
            <text:p>20 <text:s text:c="4"/>lb.</text:p>
          </table:table-cell>
          <table:table-cell table:style-name="ce7" table:formula="of:=IFERROR(__xludf.dummyfunction(&quot;&quot;&quot;COMPUTED_VALUE&quot;&quot;&quot;);400)" office:value-type="currency" office:currency=" GP" office:value="400" calcext:value-type="currency">
            <text:p>400.00 GP</text:p>
          </table:table-cell>
          <table:table-cell table:style-name="ce7" table:formula="of:=IFERROR(__xludf.dummyfunction(&quot;&quot;&quot;COMPUTED_VALUE&quot;&quot;&quot;);300)" office:value-type="currency" office:currency=" GP" office:value="300" calcext:value-type="currency">
            <text:p>300.00 GP</text:p>
          </table:table-cell>
          <table:table-cell table:style-name="ce7" table:formula="of:=IFERROR(__xludf.dummyfunction(&quot;&quot;&quot;COMPUTED_VALUE&quot;&quot;&quot;);600)" office:value-type="currency" office:currency=" GP" office:value="600" calcext:value-type="currency">
            <text:p>60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Half Plate Armor&quot;)" office:value-type="string" office:string-value="Half Plate Armor" calcext:value-type="string">
            <text:p>Half Plate Armor</text:p>
          </table:table-cell>
          <table:table-cell table:style-name="ce5" table:formula="of:=IFERROR(__xludf.dummyfunction(&quot;&quot;&quot;COMPUTED_VALUE&quot;&quot;&quot;);40)" office:value-type="float" office:value="40" calcext:value-type="float">
            <text:p>40 <text:s text:c="4"/>lb.</text:p>
          </table:table-cell>
          <table:table-cell table:style-name="ce7" table:formula="of:=IFERROR(__xludf.dummyfunction(&quot;&quot;&quot;COMPUTED_VALUE&quot;&quot;&quot;);750)" office:value-type="currency" office:currency=" GP" office:value="750" calcext:value-type="currency">
            <text:p>750.00 GP</text:p>
          </table:table-cell>
          <table:table-cell table:style-name="ce7" table:formula="of:=IFERROR(__xludf.dummyfunction(&quot;&quot;&quot;COMPUTED_VALUE&quot;&quot;&quot;);562.5)" office:value-type="currency" office:currency=" GP" office:value="562.5" calcext:value-type="currency">
            <text:p>562.50 GP</text:p>
          </table:table-cell>
          <table:table-cell table:style-name="ce7" table:formula="of:=IFERROR(__xludf.dummyfunction(&quot;&quot;&quot;COMPUTED_VALUE&quot;&quot;&quot;);1125)" office:value-type="currency" office:currency=" GP" office:value="1125" calcext:value-type="currency">
            <text:p>1,12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Heavy Armor&quot;)" office:value-type="string" office:string-value="Heavy Armor" calcext:value-type="string">
            <text:p>Heavy Armor</text:p>
          </table:table-cell>
          <table:table-cell table:style-name="ce3" table:formula="of:=IFERROR(__xludf.dummyfunction(&quot;&quot;&quot;COMPUTED_VALUE&quot;&quot;&quot;);&quot;Ring Mail&quot;)" office:value-type="string" office:string-value="Ring Mail" calcext:value-type="string">
            <text:p>Ring Mail</text:p>
          </table:table-cell>
          <table:table-cell table:style-name="ce5" table:formula="of:=IFERROR(__xludf.dummyfunction(&quot;&quot;&quot;COMPUTED_VALUE&quot;&quot;&quot;);40)" office:value-type="float" office:value="40" calcext:value-type="float">
            <text:p>40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Heavy Armor&quot;)" office:value-type="string" office:string-value="Heavy Armor" calcext:value-type="string">
            <text:p>Heavy Armor</text:p>
          </table:table-cell>
          <table:table-cell table:style-name="ce3" table:formula="of:=IFERROR(__xludf.dummyfunction(&quot;&quot;&quot;COMPUTED_VALUE&quot;&quot;&quot;);&quot;Chain Mail&quot;)" office:value-type="string" office:string-value="Chain Mail" calcext:value-type="string">
            <text:p>Chain Mail</text:p>
          </table:table-cell>
          <table:table-cell table:style-name="ce5" table:formula="of:=IFERROR(__xludf.dummyfunction(&quot;&quot;&quot;COMPUTED_VALUE&quot;&quot;&quot;);55)" office:value-type="float" office:value="55" calcext:value-type="float">
            <text:p>55 <text:s text:c="4"/>lb.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56.25)" office:value-type="currency" office:currency=" GP" office:value="56.25" calcext:value-type="currency">
            <text:p>56.25 GP</text:p>
          </table:table-cell>
          <table:table-cell table:style-name="ce7" table:formula="of:=IFERROR(__xludf.dummyfunction(&quot;&quot;&quot;COMPUTED_VALUE&quot;&quot;&quot;);112.5)" office:value-type="currency" office:currency=" GP" office:value="112.5" calcext:value-type="currency">
            <text:p>11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Heavy Armor&quot;)" office:value-type="string" office:string-value="Heavy Armor" calcext:value-type="string">
            <text:p>Heavy Armor</text:p>
          </table:table-cell>
          <table:table-cell table:style-name="ce3" table:formula="of:=IFERROR(__xludf.dummyfunction(&quot;&quot;&quot;COMPUTED_VALUE&quot;&quot;&quot;);&quot;Splint Armor&quot;)" office:value-type="string" office:string-value="Splint Armor" calcext:value-type="string">
            <text:p>Splint Armor</text:p>
          </table:table-cell>
          <table:table-cell table:style-name="ce5" table:formula="of:=IFERROR(__xludf.dummyfunction(&quot;&quot;&quot;COMPUTED_VALUE&quot;&quot;&quot;);60)" office:value-type="float" office:value="60" calcext:value-type="float">
            <text:p>60 <text:s text:c="4"/>lb.</text:p>
          </table:table-cell>
          <table:table-cell table:style-name="ce7" table:formula="of:=IFERROR(__xludf.dummyfunction(&quot;&quot;&quot;COMPUTED_VALUE&quot;&quot;&quot;);200)" office:value-type="currency" office:currency=" GP" office:value="200" calcext:value-type="currency">
            <text:p>200.00 GP</text:p>
          </table:table-cell>
          <table:table-cell table:style-name="ce7" table:formula="of:=IFERROR(__xludf.dummyfunction(&quot;&quot;&quot;COMPUTED_VALUE&quot;&quot;&quot;);150)" office:value-type="currency" office:currency=" GP" office:value="150" calcext:value-type="currency">
            <text:p>150.00 GP</text:p>
          </table:table-cell>
          <table:table-cell table:style-name="ce7" table:formula="of:=IFERROR(__xludf.dummyfunction(&quot;&quot;&quot;COMPUTED_VALUE&quot;&quot;&quot;);300)" office:value-type="currency" office:currency=" GP" office:value="300" calcext:value-type="currency">
            <text:p>30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Heavy Armor&quot;)" office:value-type="string" office:string-value="Heavy Armor" calcext:value-type="string">
            <text:p>Heavy Armor</text:p>
          </table:table-cell>
          <table:table-cell table:style-name="ce3" table:formula="of:=IFERROR(__xludf.dummyfunction(&quot;&quot;&quot;COMPUTED_VALUE&quot;&quot;&quot;);&quot;Plate Armor&quot;)" office:value-type="string" office:string-value="Plate Armor" calcext:value-type="string">
            <text:p>Plate Armor</text:p>
          </table:table-cell>
          <table:table-cell table:style-name="ce5" table:formula="of:=IFERROR(__xludf.dummyfunction(&quot;&quot;&quot;COMPUTED_VALUE&quot;&quot;&quot;);65)" office:value-type="float" office:value="65" calcext:value-type="float">
            <text:p>65 <text:s text:c="4"/>lb.</text:p>
          </table:table-cell>
          <table:table-cell table:style-name="ce7" table:formula="of:=IFERROR(__xludf.dummyfunction(&quot;&quot;&quot;COMPUTED_VALUE&quot;&quot;&quot;);1500)" office:value-type="currency" office:currency=" GP" office:value="1500" calcext:value-type="currency">
            <text:p>1,500.00 GP</text:p>
          </table:table-cell>
          <table:table-cell table:style-name="ce7" table:formula="of:=IFERROR(__xludf.dummyfunction(&quot;&quot;&quot;COMPUTED_VALUE&quot;&quot;&quot;);1125)" office:value-type="currency" office:currency=" GP" office:value="1125" calcext:value-type="currency">
            <text:p>1,125.00 GP</text:p>
          </table:table-cell>
          <table:table-cell table:style-name="ce7" table:formula="of:=IFERROR(__xludf.dummyfunction(&quot;&quot;&quot;COMPUTED_VALUE&quot;&quot;&quot;);2250)" office:value-type="currency" office:currency=" GP" office:value="2250" calcext:value-type="currency">
            <text:p>2,25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arpenter's Tools&quot;)" office:value-type="string" office:string-value="Carpenter's Tools" calcext:value-type="string">
            <text:p>Carpenter's Tool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8)" office:value-type="currency" office:currency=" GP" office:value="8" calcext:value-type="currency">
            <text:p>8.00 GP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7" table:formula="of:=IFERROR(__xludf.dummyfunction(&quot;&quot;&quot;COMPUTED_VALUE&quot;&quot;&quot;);12)" office:value-type="currency" office:currency=" GP" office:value="12" calcext:value-type="currency">
            <text:p>12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Mason's Tools&quot;)" office:value-type="string" office:string-value="Mason's Tools" calcext:value-type="string">
            <text:p>Mason's Too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Smith's Tools&quot;)" office:value-type="string" office:string-value="Smith's Tools" calcext:value-type="string">
            <text:p>Smith's Too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Tinker's Tools&quot;)" office:value-type="string" office:string-value="Tinker's Tools" calcext:value-type="string">
            <text:p>Tinker's Tools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Dagger&quot;)" office:value-type="string" office:string-value="Dagger" calcext:value-type="string">
            <text:p>Dagg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Handaxe&quot;)" office:value-type="string" office:string-value="Handaxe" calcext:value-type="string">
            <text:p>Handax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Javelin&quot;)" office:value-type="string" office:string-value="Javelin" calcext:value-type="string">
            <text:p>Javelin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Light Hammer&quot;)" office:value-type="string" office:string-value="Light Hammer" calcext:value-type="string">
            <text:p>Light Hammer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Mace&quot;)" office:value-type="string" office:string-value="Mace" calcext:value-type="string">
            <text:p>Mace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Sickle&quot;)" office:value-type="string" office:string-value="Sickle" calcext:value-type="string">
            <text:p>Sickl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Spear&quot;)" office:value-type="string" office:string-value="Spear" calcext:value-type="string">
            <text:p>Spear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Battleaxe&quot;)" office:value-type="string" office:string-value="Battleaxe" calcext:value-type="string">
            <text:p>Battleaxe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Flail&quot;)" office:value-type="string" office:string-value="Flail" calcext:value-type="string">
            <text:p>Flail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Glaive&quot;)" office:value-type="string" office:string-value="Glaive" calcext:value-type="string">
            <text:p>Glaive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Greataxe&quot;)" office:value-type="string" office:string-value="Greataxe" calcext:value-type="string">
            <text:p>Greataxe</text:p>
          </table:table-cell>
          <table:table-cell table:style-name="ce5" table:formula="of:=IFERROR(__xludf.dummyfunction(&quot;&quot;&quot;COMPUTED_VALUE&quot;&quot;&quot;);7)" office:value-type="float" office:value="7" calcext:value-type="float">
            <text:p>7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Greatsword&quot;)" office:value-type="string" office:string-value="Greatsword" calcext:value-type="string">
            <text:p>Greatsword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3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Halberd&quot;)" office:value-type="string" office:string-value="Halberd" calcext:value-type="string">
            <text:p>Halberd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3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Lance&quot;)" office:value-type="string" office:string-value="Lance" calcext:value-type="string">
            <text:p>Lance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3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Longsword&quot;)" office:value-type="string" office:string-value="Longsword" calcext:value-type="string">
            <text:p>Longsword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Maul&quot;)" office:value-type="string" office:string-value="Maul" calcext:value-type="string">
            <text:p>Maul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Morningstar&quot;)" office:value-type="string" office:string-value="Morningstar" calcext:value-type="string">
            <text:p>Morningstar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Pike&quot;)" office:value-type="string" office:string-value="Pike" calcext:value-type="string">
            <text:p>Pike</text:p>
          </table:table-cell>
          <table:table-cell table:style-name="ce5" table:formula="of:=IFERROR(__xludf.dummyfunction(&quot;&quot;&quot;COMPUTED_VALUE&quot;&quot;&quot;);18)" office:value-type="float" office:value="18" calcext:value-type="float">
            <text:p>18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Rapier&quot;)" office:value-type="string" office:string-value="Rapier" calcext:value-type="string">
            <text:p>Rapier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Scimitar&quot;)" office:value-type="string" office:string-value="Scimitar" calcext:value-type="string">
            <text:p>Scimitar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Shortsword&quot;)" office:value-type="string" office:string-value="Shortsword" calcext:value-type="string">
            <text:p>Shortswor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Trident&quot;)" office:value-type="string" office:string-value="Trident" calcext:value-type="string">
            <text:p>Trident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Warhammer&quot;)" office:value-type="string" office:string-value="Warhammer" calcext:value-type="string">
            <text:p>Warhammer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War Pick&quot;)" office:value-type="string" office:string-value="War Pick" calcext:value-type="string">
            <text:p>War Pick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etcher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M:M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Arrows (20)&quot;)" office:value-type="string" office:string-value="Arrows (20)" calcext:value-type="string">
            <text:p>Arrows (20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Crossbow, Bolts (20)&quot;)" office:value-type="string" office:string-value="Crossbow, Bolts (20)" calcext:value-type="string">
            <text:p>Crossbow, Bolts (20)</text:p>
          </table:table-cell>
          <table:table-cell table:style-name="ce5" table:formula="of:=IFERROR(__xludf.dummyfunction(&quot;&quot;&quot;COMPUTED_VALUE&quot;&quot;&quot;);1.5)" office:value-type="float" office:value="1.5" calcext:value-type="float">
            <text:p>1 1/2 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se, Crossbow Bolt&quot;)" office:value-type="string" office:string-value="Case, Crossbow Bolt" calcext:value-type="string">
            <text:p>Case, Crossbow Bolt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Quiver&quot;)" office:value-type="string" office:string-value="Quiver" calcext:value-type="string">
            <text:p>Quiv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Crossbow, Light&quot;)" office:value-type="string" office:string-value="Crossbow, Light" calcext:value-type="string">
            <text:p>Crossbow, Light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Shortbow&quot;)" office:value-type="string" office:string-value="Shortbow" calcext:value-type="string">
            <text:p>Short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and&quot;)" office:value-type="string" office:string-value="Crossbow, Hand" calcext:value-type="string">
            <text:p>Crossbow, Hand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56.25)" office:value-type="currency" office:currency=" GP" office:value="56.25" calcext:value-type="currency">
            <text:p>56.25 GP</text:p>
          </table:table-cell>
          <table:table-cell table:style-name="ce7" table:formula="of:=IFERROR(__xludf.dummyfunction(&quot;&quot;&quot;COMPUTED_VALUE&quot;&quot;&quot;);112.5)" office:value-type="currency" office:currency=" GP" office:value="112.5" calcext:value-type="currency">
            <text:p>11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eavy&quot;)" office:value-type="string" office:string-value="Crossbow, Heavy" calcext:value-type="string">
            <text:p>Crossbow, Heavy</text:p>
          </table:table-cell>
          <table:table-cell table:style-name="ce5" table:formula="of:=IFERROR(__xludf.dummyfunction(&quot;&quot;&quot;COMPUTED_VALUE&quot;&quot;&quot;);18)" office:value-type="float" office:value="18" calcext:value-type="float">
            <text:p>18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Longbow&quot;)" office:value-type="string" office:string-value="Longbow" calcext:value-type="string">
            <text:p>Long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 table:number-rows-repeated="6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therwork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N:N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Waterskin&quot;)" office:value-type="string" office:string-value="Waterskin" calcext:value-type="string">
            <text:p>Waterskin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Leather Armor&quot;)" office:value-type="string" office:string-value="Leather Armor" calcext:value-type="string">
            <text:p>Leather Armor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Studded Leather Armor&quot;)" office:value-type="string" office:string-value="Studded Leather Armor" calcext:value-type="string">
            <text:p>Studded Leather Armor</text:p>
          </table:table-cell>
          <table:table-cell table:style-name="ce5" table:formula="of:=IFERROR(__xludf.dummyfunction(&quot;&quot;&quot;COMPUTED_VALUE&quot;&quot;&quot;);13)" office:value-type="float" office:value="13" calcext:value-type="float">
            <text:p>13 <text:s text:c="4"/>lb.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7" table:formula="of:=IFERROR(__xludf.dummyfunction(&quot;&quot;&quot;COMPUTED_VALUE&quot;&quot;&quot;);33.75)" office:value-type="currency" office:currency=" GP" office:value="33.75" calcext:value-type="currency">
            <text:p>33.75 GP</text:p>
          </table:table-cell>
          <table:table-cell table:style-name="ce7" table:formula="of:=IFERROR(__xludf.dummyfunction(&quot;&quot;&quot;COMPUTED_VALUE&quot;&quot;&quot;);67.5)" office:value-type="currency" office:currency=" GP" office:value="67.5" calcext:value-type="currency">
            <text:p>6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Hide Armor&quot;)" office:value-type="string" office:string-value="Hide Armor" calcext:value-type="string">
            <text:p>Hide Armor</text:p>
          </table:table-cell>
          <table:table-cell table:style-name="ce5" table:formula="of:=IFERROR(__xludf.dummyfunction(&quot;&quot;&quot;COMPUTED_VALUE&quot;&quot;&quot;);12)" office:value-type="float" office:value="12" calcext:value-type="float">
            <text:p>1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Shield&quot;)" office:value-type="string" office:string-value="Shield" calcext:value-type="string">
            <text:p>Shield</text:p>
          </table:table-cell>
          <table:table-cell table:style-name="ce2" table:formula="of:=IFERROR(__xludf.dummyfunction(&quot;&quot;&quot;COMPUTED_VALUE&quot;&quot;&quot;);&quot;Shield&quot;)" office:value-type="string" office:string-value="Shield" calcext:value-type="string">
            <text:p>Shield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obbler's Tools&quot;)" office:value-type="string" office:string-value="Cobbler's Tools" calcext:value-type="string">
            <text:p>Cobbl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Leatherworker's Tools&quot;)" office:value-type="string" office:string-value="Leatherworker's Tools" calcext:value-type="string">
            <text:p>Leatherwork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Bagpipes&quot;)" office:value-type="string" office:string-value="Bagpipes" calcext:value-type="string">
            <text:p>Bagpipe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Drum&quot;)" office:value-type="string" office:string-value="Drum" calcext:value-type="string">
            <text:p>Drum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7" table:formula="of:=IFERROR(__xludf.dummyfunction(&quot;&quot;&quot;COMPUTED_VALUE&quot;&quot;&quot;);4.5)" office:value-type="currency" office:currency=" GP" office:value="4.5" calcext:value-type="currency">
            <text:p>4.50 GP</text:p>
          </table:table-cell>
          <table:table-cell table:style-name="ce7" table:formula="of:=IFERROR(__xludf.dummyfunction(&quot;&quot;&quot;COMPUTED_VALUE&quot;&quot;&quot;);9)" office:value-type="currency" office:currency=" GP" office:value="9" calcext:value-type="currency">
            <text:p>9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Sling&quot;)" office:value-type="string" office:string-value="Sling" calcext:value-type="string">
            <text:p>Sling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 table:number-rows-repeated="5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e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O:O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ell&quot;)" office:value-type="string" office:string-value="Bell" calcext:value-type="string">
            <text:p>Bel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lanket&quot;)" office:value-type="string" office:string-value="Blanket" calcext:value-type="string">
            <text:p>Blanke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ook&quot;)" office:value-type="string" office:string-value="Book" calcext:value-type="string">
            <text:p>Book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ndle&quot;)" office:value-type="string" office:string-value="Candle" calcext:value-type="string">
            <text:p>Cand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ase, Map or Scroll&quot;)" office:value-type="string" office:string-value="Case, Map or Scroll" calcext:value-type="string">
            <text:p>Case, Map or Scrol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Flask&quot;)" office:value-type="string" office:string-value="Flask" calcext:value-type="string">
            <text:p>Flas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ealer's Kit&quot;)" office:value-type="string" office:string-value="Healer's Kit" calcext:value-type="string">
            <text:p>Healer's Ki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Holy Symbol&quot;)" office:value-type="string" office:string-value="Holy Symbol" calcext:value-type="string">
            <text:p>Holy Symbol</text:p>
          </table:table-cell>
          <table:table-cell table:style-name="ce3" table:formula="of:=IFERROR(__xludf.dummyfunction(&quot;&quot;&quot;COMPUTED_VALUE&quot;&quot;&quot;);&quot;Amulet (worn or held)&quot;)" office:value-type="string" office:string-value="Amulet (worn or held)" calcext:value-type="string">
            <text:p>Amulet (worn or held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Holy Symbol&quot;)" office:value-type="string" office:string-value="Holy Symbol" calcext:value-type="string">
            <text:p>Holy Symbol</text:p>
          </table:table-cell>
          <table:table-cell table:style-name="ce3" table:formula="of:=IFERROR(__xludf.dummyfunction(&quot;&quot;&quot;COMPUTED_VALUE&quot;&quot;&quot;);&quot;Emblem (borne on fabric or a Shield)&quot;)" office:value-type="string" office:string-value="Emblem (borne on fabric or a Shield)" calcext:value-type="string">
            <text:p>Emblem (borne on fabric or a Shield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Holy Symbol&quot;)" office:value-type="string" office:string-value="Holy Symbol" calcext:value-type="string">
            <text:p>Holy Symbol</text:p>
          </table:table-cell>
          <table:table-cell table:style-name="ce3" table:formula="of:=IFERROR(__xludf.dummyfunction(&quot;&quot;&quot;COMPUTED_VALUE&quot;&quot;&quot;);&quot;Reliquary (held)&quot;)" office:value-type="string" office:string-value="Reliquary (held)" calcext:value-type="string">
            <text:p>Reliquary (held)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oly Water&quot;)" office:value-type="string" office:string-value="Holy Water" calcext:value-type="string">
            <text:p>Holy Wat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&quot;)" office:value-type="string" office:string-value="Ink" calcext:value-type="string">
            <text:p>Ink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 Pen&quot;)" office:value-type="string" office:string-value="Ink Pen" calcext:value-type="string">
            <text:p>Ink Pen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mp&quot;)" office:value-type="string" office:string-value="Lamp" calcext:value-type="string">
            <text:p>Lamp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Hooded&quot;)" office:value-type="string" office:string-value="Lantern, Hooded" calcext:value-type="string">
            <text:p>Lantern, Hoode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Oil&quot;)" office:value-type="string" office:string-value="Oil" calcext:value-type="string">
            <text:p>Oi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per&quot;)" office:value-type="string" office:string-value="Paper" calcext:value-type="string">
            <text:p>Pape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rchment&quot;)" office:value-type="string" office:string-value="Parchment" calcext:value-type="string">
            <text:p>Parchmen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erfume&quot;)" office:value-type="string" office:string-value="Perfume" calcext:value-type="string">
            <text:p>Perfum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tion of Healing&quot;)" office:value-type="string" office:string-value="Potion of Healing" calcext:value-type="string">
            <text:p>Potion of Healing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ations&quot;)" office:value-type="string" office:string-value="Rations" calcext:value-type="string">
            <text:p>Ration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orch&quot;)" office:value-type="string" office:string-value="Torch" calcext:value-type="string">
            <text:p>Tor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Waterskin&quot;)" office:value-type="string" office:string-value="Waterskin" calcext:value-type="string">
            <text:p>Waterskin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alligrapher's Supplies&quot;)" office:value-type="string" office:string-value="Calligrapher's Supplies" calcext:value-type="string">
            <text:p>Calligrapher's Supplie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erbalism Kit&quot;)" office:value-type="string" office:string-value="Herbalism Kit" calcext:value-type="string">
            <text:p>Herbalism Ki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Flute&quot;)" office:value-type="string" office:string-value="Flute" calcext:value-type="string">
            <text:p>Flute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Horn&quot;)" office:value-type="string" office:string-value="Horn" calcext:value-type="string">
            <text:p>Horn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7" table:formula="of:=IFERROR(__xludf.dummyfunction(&quot;&quot;&quot;COMPUTED_VALUE&quot;&quot;&quot;);2.25)" office:value-type="currency" office:currency=" GP" office:value="2.25" calcext:value-type="currency">
            <text:p>2.25 GP</text:p>
          </table:table-cell>
          <table:table-cell table:style-name="ce7" table:formula="of:=IFERROR(__xludf.dummyfunction(&quot;&quot;&quot;COMPUTED_VALUE&quot;&quot;&quot;);4.5)" office:value-type="currency" office:currency=" GP" office:value="4.5" calcext:value-type="currency">
            <text:p>4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Lute&quot;)" office:value-type="string" office:string-value="Lute" calcext:value-type="string">
            <text:p>Lut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2)" office:value-type="currency" office:currency=" GP" office:value="12" calcext:value-type="currency">
            <text:p>12.00 GP</text:p>
          </table:table-cell>
          <table:table-cell table:style-name="ce7" table:formula="of:=IFERROR(__xludf.dummyfunction(&quot;&quot;&quot;COMPUTED_VALUE&quot;&quot;&quot;);9)" office:value-type="currency" office:currency=" GP" office:value="9" calcext:value-type="currency">
            <text:p>9.00 GP</text:p>
          </table:table-cell>
          <table:table-cell table:style-name="ce7" table:formula="of:=IFERROR(__xludf.dummyfunction(&quot;&quot;&quot;COMPUTED_VALUE&quot;&quot;&quot;);18)" office:value-type="currency" office:currency=" GP" office:value="18" calcext:value-type="currency">
            <text:p>18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Lyre&quot;)" office:value-type="string" office:string-value="Lyre" calcext:value-type="string">
            <text:p>Lyr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 Store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P:P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arrel&quot;)" office:value-type="string" office:string-value="Barrel" calcext:value-type="string">
            <text:p>Barrel</text:p>
          </table:table-cell>
          <table:table-cell table:style-name="ce5" table:formula="of:=IFERROR(__xludf.dummyfunction(&quot;&quot;&quot;COMPUTED_VALUE&quot;&quot;&quot;);70)" office:value-type="float" office:value="70" calcext:value-type="float">
            <text:p>7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lanket&quot;)" office:value-type="string" office:string-value="Blanket" calcext:value-type="string">
            <text:p>Blanke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ottle, Glass&quot;)" office:value-type="string" office:string-value="Bottle, Glass" calcext:value-type="string">
            <text:p>Bottle, Glas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ucket&quot;)" office:value-type="string" office:string-value="Bucket" calcext:value-type="string">
            <text:p>Bucket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05)" office:value-type="currency" office:currency=" GP" office:value="0.05" calcext:value-type="currency">
            <text:p>0.05 GP</text:p>
          </table:table-cell>
          <table:table-cell table:style-name="ce7" table:formula="of:=IFERROR(__xludf.dummyfunction(&quot;&quot;&quot;COMPUTED_VALUE&quot;&quot;&quot;);0.0375)" office:value-type="currency" office:currency=" GP" office:value="0.0375" calcext:value-type="currency">
            <text:p>0.04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ndle&quot;)" office:value-type="string" office:string-value="Candle" calcext:value-type="string">
            <text:p>Cand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hest&quot;)" office:value-type="string" office:string-value="Chest" calcext:value-type="string">
            <text:p>Chest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lothes, Fine&quot;)" office:value-type="string" office:string-value="Clothes, Fine" calcext:value-type="string">
            <text:p>Clothes, Fine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Flask&quot;)" office:value-type="string" office:string-value="Flask" calcext:value-type="string">
            <text:p>Flas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&quot;)" office:value-type="string" office:string-value="Ink" calcext:value-type="string">
            <text:p>Ink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 Pen&quot;)" office:value-type="string" office:string-value="Ink Pen" calcext:value-type="string">
            <text:p>Ink Pen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Jug&quot;)" office:value-type="string" office:string-value="Jug" calcext:value-type="string">
            <text:p>Jug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dder (10 feet)&quot;)" office:value-type="string" office:string-value="Ladder (10 feet)" calcext:value-type="string">
            <text:p>Ladder (10 feet)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mp&quot;)" office:value-type="string" office:string-value="Lamp" calcext:value-type="string">
            <text:p>Lamp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Hooded&quot;)" office:value-type="string" office:string-value="Lantern, Hooded" calcext:value-type="string">
            <text:p>Lantern, Hoode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ock&quot;)" office:value-type="string" office:string-value="Lock" calcext:value-type="string">
            <text:p>Loc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Mirror&quot;)" office:value-type="string" office:string-value="Mirror" calcext:value-type="string">
            <text:p>Mirror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Net&quot;)" office:value-type="string" office:string-value="Net" calcext:value-type="string">
            <text:p>Ne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per&quot;)" office:value-type="string" office:string-value="Paper" calcext:value-type="string">
            <text:p>Pape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rchment&quot;)" office:value-type="string" office:string-value="Parchment" calcext:value-type="string">
            <text:p>Parchmen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t, Iron&quot;)" office:value-type="string" office:string-value="Pot, Iron" calcext:value-type="string">
            <text:p>Pot, Iron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ope (50 feet)&quot;)" office:value-type="string" office:string-value="Rope (50 feet)" calcext:value-type="string">
            <text:p>Rope (50 feet)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ack&quot;)" office:value-type="string" office:string-value="Sack" calcext:value-type="string">
            <text:p>Sack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hovel&quot;)" office:value-type="string" office:string-value="Shovel" calcext:value-type="string">
            <text:p>Shovel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tring&quot;)" office:value-type="string" office:string-value="String" calcext:value-type="string">
            <text:p>String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arpenter's Tools&quot;)" office:value-type="string" office:string-value="Carpenter's Tools" calcext:value-type="string">
            <text:p>Carpenter's Tool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8)" office:value-type="currency" office:currency=" GP" office:value="8" calcext:value-type="currency">
            <text:p>8.00 GP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7" table:formula="of:=IFERROR(__xludf.dummyfunction(&quot;&quot;&quot;COMPUTED_VALUE&quot;&quot;&quot;);12)" office:value-type="currency" office:currency=" GP" office:value="12" calcext:value-type="currency">
            <text:p>12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obbler's Tools&quot;)" office:value-type="string" office:string-value="Cobbler's Tools" calcext:value-type="string">
            <text:p>Cobbl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ook's Utensils&quot;)" office:value-type="string" office:string-value="Cook's Utensils" calcext:value-type="string">
            <text:p>Cook's Utensi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Glassblower's Tools&quot;)" office:value-type="string" office:string-value="Glassblower's Tools" calcext:value-type="string">
            <text:p>Glassblow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Leatherworker's Tools&quot;)" office:value-type="string" office:string-value="Leatherworker's Tools" calcext:value-type="string">
            <text:p>Leatherwork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Mason's Tools&quot;)" office:value-type="string" office:string-value="Mason's Tools" calcext:value-type="string">
            <text:p>Mason's Too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Painter's Supplies&quot;)" office:value-type="string" office:string-value="Painter's Supplies" calcext:value-type="string">
            <text:p>Painter's Supplie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Potter's Tools&quot;)" office:value-type="string" office:string-value="Potter's Tools" calcext:value-type="string">
            <text:p>Potter's Tools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Smith's Tools&quot;)" office:value-type="string" office:string-value="Smith's Tools" calcext:value-type="string">
            <text:p>Smith's Too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Weaver's Tools&quot;)" office:value-type="string" office:string-value="Weaver's Tools" calcext:value-type="string">
            <text:p>Weav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Woodcarver's Tools&quot;)" office:value-type="string" office:string-value="Woodcarver's Tools" calcext:value-type="string">
            <text:p>Woodcarv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3" table:formula="of:=IFERROR(__xludf.dummyfunction(&quot;&quot;&quot;COMPUTED_VALUE&quot;&quot;&quot;);&quot;Dice&quot;)" office:value-type="string" office:string-value="Dice" calcext:value-type="string">
            <text:p>Dic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3" table:formula="of:=IFERROR(__xludf.dummyfunction(&quot;&quot;&quot;COMPUTED_VALUE&quot;&quot;&quot;);&quot;Dragonchess&quot;)" office:value-type="string" office:string-value="Dragonchess" calcext:value-type="string">
            <text:p>Dragonchess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3" table:formula="of:=IFERROR(__xludf.dummyfunction(&quot;&quot;&quot;COMPUTED_VALUE&quot;&quot;&quot;);&quot;Playing Cards&quot;)" office:value-type="string" office:string-value="Playing Cards" calcext:value-type="string">
            <text:p>Playing Cards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3" table:formula="of:=IFERROR(__xludf.dummyfunction(&quot;&quot;&quot;COMPUTED_VALUE&quot;&quot;&quot;);&quot;Three-Dragon Ante&quot;)" office:value-type="string" office:string-value="Three-Dragon Ante" calcext:value-type="string">
            <text:p>Three-Dragon Ant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venturing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Q:Q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Arrows (20)&quot;)" office:value-type="string" office:string-value="Arrows (20)" calcext:value-type="string">
            <text:p>Arrows (20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Crossbow, Bolts (20)&quot;)" office:value-type="string" office:string-value="Crossbow, Bolts (20)" calcext:value-type="string">
            <text:p>Crossbow, Bolts (20)</text:p>
          </table:table-cell>
          <table:table-cell table:style-name="ce5" table:formula="of:=IFERROR(__xludf.dummyfunction(&quot;&quot;&quot;COMPUTED_VALUE&quot;&quot;&quot;);1.5)" office:value-type="float" office:value="1.5" calcext:value-type="float">
            <text:p>1 1/2 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Bullets, Sling (20)&quot;)" office:value-type="string" office:string-value="Bullets, Sling (20)" calcext:value-type="string">
            <text:p>Bullets, Sling (20)</text:p>
          </table:table-cell>
          <table:table-cell table:style-name="ce5" table:formula="of:=IFERROR(__xludf.dummyfunction(&quot;&quot;&quot;COMPUTED_VALUE&quot;&quot;&quot;);1.5)" office:value-type="float" office:value="1.5" calcext:value-type="float">
            <text:p>1 1/2 lb.</text:p>
          </table:table-cell>
          <table:table-cell table:style-name="ce7" table:formula="of:=IFERROR(__xludf.dummyfunction(&quot;&quot;&quot;COMPUTED_VALUE&quot;&quot;&quot;);0.04)" office:value-type="currency" office:currency=" GP" office:value="0.04" calcext:value-type="currency">
            <text:p>0.04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7" table:formula="of:=IFERROR(__xludf.dummyfunction(&quot;&quot;&quot;COMPUTED_VALUE&quot;&quot;&quot;);0.06)" office:value-type="currency" office:currency=" GP" office:value="0.06" calcext:value-type="currency">
            <text:p>0.06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Blowgun, Needles (50)&quot;)" office:value-type="string" office:string-value="Blowgun, Needles (50)" calcext:value-type="string">
            <text:p>Blowgun, Needles (50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ackpack&quot;)" office:value-type="string" office:string-value="Backpack" calcext:value-type="string">
            <text:p>Backpack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edroll&quot;)" office:value-type="string" office:string-value="Bedroll" calcext:value-type="string">
            <text:p>Bedroll</text:p>
          </table:table-cell>
          <table:table-cell table:style-name="ce5" table:formula="of:=IFERROR(__xludf.dummyfunction(&quot;&quot;&quot;COMPUTED_VALUE&quot;&quot;&quot;);7)" office:value-type="float" office:value="7" calcext:value-type="float">
            <text:p>7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lanket&quot;)" office:value-type="string" office:string-value="Blanket" calcext:value-type="string">
            <text:p>Blanke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lock and Tackle&quot;)" office:value-type="string" office:string-value="Block and Tackle" calcext:value-type="string">
            <text:p>Block and Tackle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ottle, Glass&quot;)" office:value-type="string" office:string-value="Bottle, Glass" calcext:value-type="string">
            <text:p>Bottle, Glas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ndle&quot;)" office:value-type="string" office:string-value="Candle" calcext:value-type="string">
            <text:p>Cand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se, Crossbow Bolt&quot;)" office:value-type="string" office:string-value="Case, Crossbow Bolt" calcext:value-type="string">
            <text:p>Case, Crossbow Bolt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ase, Map or Scroll&quot;)" office:value-type="string" office:string-value="Case, Map or Scroll" calcext:value-type="string">
            <text:p>Case, Map or Scrol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hain (10 feet)&quot;)" office:value-type="string" office:string-value="Chain (10 feet)" calcext:value-type="string">
            <text:p>Chain (10 feet)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hest&quot;)" office:value-type="string" office:string-value="Chest" calcext:value-type="string">
            <text:p>Chest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limber's Kit&quot;)" office:value-type="string" office:string-value="Climber's Kit" calcext:value-type="string">
            <text:p>Climber's Kit</text:p>
          </table:table-cell>
          <table:table-cell table:style-name="ce5" table:formula="of:=IFERROR(__xludf.dummyfunction(&quot;&quot;&quot;COMPUTED_VALUE&quot;&quot;&quot;);12)" office:value-type="float" office:value="12" calcext:value-type="float">
            <text:p>1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lothes, Traveler's&quot;)" office:value-type="string" office:string-value="Clothes, Traveler's" calcext:value-type="string">
            <text:p>Clothes, Traveler's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rowbar&quot;)" office:value-type="string" office:string-value="Crowbar" calcext:value-type="string">
            <text:p>Crowbar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Flask&quot;)" office:value-type="string" office:string-value="Flask" calcext:value-type="string">
            <text:p>Flas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Grappling Hook&quot;)" office:value-type="string" office:string-value="Grappling Hook" calcext:value-type="string">
            <text:p>Grappling Hook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ealer's Kit&quot;)" office:value-type="string" office:string-value="Healer's Kit" calcext:value-type="string">
            <text:p>Healer's Ki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unting Trap&quot;)" office:value-type="string" office:string-value="Hunting Trap" calcext:value-type="string">
            <text:p>Hunting Trap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&quot;)" office:value-type="string" office:string-value="Ink" calcext:value-type="string">
            <text:p>Ink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 Pen&quot;)" office:value-type="string" office:string-value="Ink Pen" calcext:value-type="string">
            <text:p>Ink Pen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Jug&quot;)" office:value-type="string" office:string-value="Jug" calcext:value-type="string">
            <text:p>Jug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dder (10 feet)&quot;)" office:value-type="string" office:string-value="Ladder (10 feet)" calcext:value-type="string">
            <text:p>Ladder (10 feet)</text:p>
          </table:table-cell>
          <table:table-cell table:style-name="ce5" table:formula="of:=IFERROR(__xludf.dummyfunction(&quot;&quot;&quot;COMPUTED_VALUE&quot;&quot;&quot;);25)" office:value-type="float" office:value="25" calcext:value-type="float">
            <text:p>25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Bullseye&quot;)" office:value-type="string" office:string-value="Lantern, Bullseye" calcext:value-type="string">
            <text:p>Lantern, Bullsey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Hooded&quot;)" office:value-type="string" office:string-value="Lantern, Hooded" calcext:value-type="string">
            <text:p>Lantern, Hoode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ock&quot;)" office:value-type="string" office:string-value="Lock" calcext:value-type="string">
            <text:p>Loc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Mirror&quot;)" office:value-type="string" office:string-value="Mirror" calcext:value-type="string">
            <text:p>Mirror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per&quot;)" office:value-type="string" office:string-value="Paper" calcext:value-type="string">
            <text:p>Pape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rchment&quot;)" office:value-type="string" office:string-value="Parchment" calcext:value-type="string">
            <text:p>Parchmen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le (10 feet)&quot;)" office:value-type="string" office:string-value="Pole (10 feet)" calcext:value-type="string">
            <text:p>Pole (10 feet)</text:p>
          </table:table-cell>
          <table:table-cell table:style-name="ce5" table:formula="of:=IFERROR(__xludf.dummyfunction(&quot;&quot;&quot;COMPUTED_VALUE&quot;&quot;&quot;);7)" office:value-type="float" office:value="7" calcext:value-type="float">
            <text:p>7 <text:s text:c="4"/>lb.</text:p>
          </table:table-cell>
          <table:table-cell table:style-name="ce7" table:formula="of:=IFERROR(__xludf.dummyfunction(&quot;&quot;&quot;COMPUTED_VALUE&quot;&quot;&quot;);0.05)" office:value-type="currency" office:currency=" GP" office:value="0.05" calcext:value-type="currency">
            <text:p>0.05 GP</text:p>
          </table:table-cell>
          <table:table-cell table:style-name="ce7" table:formula="of:=IFERROR(__xludf.dummyfunction(&quot;&quot;&quot;COMPUTED_VALUE&quot;&quot;&quot;);0.0375)" office:value-type="currency" office:currency=" GP" office:value="0.0375" calcext:value-type="currency">
            <text:p>0.04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t, Iron&quot;)" office:value-type="string" office:string-value="Pot, Iron" calcext:value-type="string">
            <text:p>Pot, Iron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Quiver&quot;)" office:value-type="string" office:string-value="Quiver" calcext:value-type="string">
            <text:p>Quiv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ations&quot;)" office:value-type="string" office:string-value="Rations" calcext:value-type="string">
            <text:p>Ration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ope (50 feet)&quot;)" office:value-type="string" office:string-value="Rope (50 feet)" calcext:value-type="string">
            <text:p>Rope (50 feet)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ack&quot;)" office:value-type="string" office:string-value="Sack" calcext:value-type="string">
            <text:p>Sack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hovel&quot;)" office:value-type="string" office:string-value="Shovel" calcext:value-type="string">
            <text:p>Shovel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ignal Whistle&quot;)" office:value-type="string" office:string-value="Signal Whistle" calcext:value-type="string">
            <text:p>Signal Whist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5)" office:value-type="currency" office:currency=" GP" office:value="0.05" calcext:value-type="currency">
            <text:p>0.05 GP</text:p>
          </table:table-cell>
          <table:table-cell table:style-name="ce7" table:formula="of:=IFERROR(__xludf.dummyfunction(&quot;&quot;&quot;COMPUTED_VALUE&quot;&quot;&quot;);0.0375)" office:value-type="currency" office:currency=" GP" office:value="0.0375" calcext:value-type="currency">
            <text:p>0.04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pyglass&quot;)" office:value-type="string" office:string-value="Spyglass" calcext:value-type="string">
            <text:p>Spyglass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00)" office:value-type="currency" office:currency=" GP" office:value="1000" calcext:value-type="currency">
            <text:p>1,000.00 GP</text:p>
          </table:table-cell>
          <table:table-cell table:style-name="ce7" table:formula="of:=IFERROR(__xludf.dummyfunction(&quot;&quot;&quot;COMPUTED_VALUE&quot;&quot;&quot;);750)" office:value-type="currency" office:currency=" GP" office:value="750" calcext:value-type="currency">
            <text:p>750.00 GP</text:p>
          </table:table-cell>
          <table:table-cell table:style-name="ce7" table:formula="of:=IFERROR(__xludf.dummyfunction(&quot;&quot;&quot;COMPUTED_VALUE&quot;&quot;&quot;);1500)" office:value-type="currency" office:currency=" GP" office:value="1500" calcext:value-type="currency">
            <text:p>1,50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ent&quot;)" office:value-type="string" office:string-value="Tent" calcext:value-type="string">
            <text:p>Tent</text:p>
          </table:table-cell>
          <table:table-cell table:style-name="ce5" table:formula="of:=IFERROR(__xludf.dummyfunction(&quot;&quot;&quot;COMPUTED_VALUE&quot;&quot;&quot;);20)" office:value-type="float" office:value="20" calcext:value-type="float">
            <text:p>2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inderbox&quot;)" office:value-type="string" office:string-value="Tinderbox" calcext:value-type="string">
            <text:p>Tinderbox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orch&quot;)" office:value-type="string" office:string-value="Torch" calcext:value-type="string">
            <text:p>Tor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Waterskin&quot;)" office:value-type="string" office:string-value="Waterskin" calcext:value-type="string">
            <text:p>Waterskin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Padded Armor&quot;)" office:value-type="string" office:string-value="Padded Armor" calcext:value-type="string">
            <text:p>Padded Armor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Leather Armor&quot;)" office:value-type="string" office:string-value="Leather Armor" calcext:value-type="string">
            <text:p>Leather Armor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Studded Leather Armor&quot;)" office:value-type="string" office:string-value="Studded Leather Armor" calcext:value-type="string">
            <text:p>Studded Leather Armor</text:p>
          </table:table-cell>
          <table:table-cell table:style-name="ce5" table:formula="of:=IFERROR(__xludf.dummyfunction(&quot;&quot;&quot;COMPUTED_VALUE&quot;&quot;&quot;);13)" office:value-type="float" office:value="13" calcext:value-type="float">
            <text:p>13 <text:s text:c="4"/>lb.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7" table:formula="of:=IFERROR(__xludf.dummyfunction(&quot;&quot;&quot;COMPUTED_VALUE&quot;&quot;&quot;);33.75)" office:value-type="currency" office:currency=" GP" office:value="33.75" calcext:value-type="currency">
            <text:p>33.75 GP</text:p>
          </table:table-cell>
          <table:table-cell table:style-name="ce7" table:formula="of:=IFERROR(__xludf.dummyfunction(&quot;&quot;&quot;COMPUTED_VALUE&quot;&quot;&quot;);67.5)" office:value-type="currency" office:currency=" GP" office:value="67.5" calcext:value-type="currency">
            <text:p>6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Medium Armor&quot;)" office:value-type="string" office:string-value="Medium Armor" calcext:value-type="string">
            <text:p>Medium Armor</text:p>
          </table:table-cell>
          <table:table-cell table:style-name="ce3" table:formula="of:=IFERROR(__xludf.dummyfunction(&quot;&quot;&quot;COMPUTED_VALUE&quot;&quot;&quot;);&quot;Hide Armor&quot;)" office:value-type="string" office:string-value="Hide Armor" calcext:value-type="string">
            <text:p>Hide Armor</text:p>
          </table:table-cell>
          <table:table-cell table:style-name="ce5" table:formula="of:=IFERROR(__xludf.dummyfunction(&quot;&quot;&quot;COMPUTED_VALUE&quot;&quot;&quot;);12)" office:value-type="float" office:value="12" calcext:value-type="float">
            <text:p>1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artographer's Tools&quot;)" office:value-type="string" office:string-value="Cartographer's Tools" calcext:value-type="string">
            <text:p>Cartographer's Tool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Jeweler's Tools&quot;)" office:value-type="string" office:string-value="Jeweler's Tools" calcext:value-type="string">
            <text:p>Jeweler's Tool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Tinker's Tools&quot;)" office:value-type="string" office:string-value="Tinker's Tools" calcext:value-type="string">
            <text:p>Tinker's Tools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Herbalism Kit&quot;)" office:value-type="string" office:string-value="Herbalism Kit" calcext:value-type="string">
            <text:p>Herbalism Ki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Navigator's Tools&quot;)" office:value-type="string" office:string-value="Navigator's Tools" calcext:value-type="string">
            <text:p>Navigator's Tool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Club&quot;)" office:value-type="string" office:string-value="Club" calcext:value-type="string">
            <text:p>Club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Dagger&quot;)" office:value-type="string" office:string-value="Dagger" calcext:value-type="string">
            <text:p>Dagg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Greatclub&quot;)" office:value-type="string" office:string-value="Greatclub" calcext:value-type="string">
            <text:p>Greatclub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Handaxe&quot;)" office:value-type="string" office:string-value="Handaxe" calcext:value-type="string">
            <text:p>Handax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Light Hammer&quot;)" office:value-type="string" office:string-value="Light Hammer" calcext:value-type="string">
            <text:p>Light Hammer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Quarterstaff&quot;)" office:value-type="string" office:string-value="Quarterstaff" calcext:value-type="string">
            <text:p>Quarterstaff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Dart&quot;)" office:value-type="string" office:string-value="Dart" calcext:value-type="string">
            <text:p>Dart</text:p>
          </table:table-cell>
          <table:table-cell table:style-name="ce5" table:formula="of:=IFERROR(__xludf.dummyfunction(&quot;&quot;&quot;COMPUTED_VALUE&quot;&quot;&quot;);0.25)" office:value-type="float" office:value="0.25" calcext:value-type="float">
            <text:p><text:s/>1/4 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Crossbow, Light&quot;)" office:value-type="string" office:string-value="Crossbow, Light" calcext:value-type="string">
            <text:p>Crossbow, Light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Shortbow&quot;)" office:value-type="string" office:string-value="Shortbow" calcext:value-type="string">
            <text:p>Short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Sling&quot;)" office:value-type="string" office:string-value="Sling" calcext:value-type="string">
            <text:p>Sling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Whip&quot;)" office:value-type="string" office:string-value="Whip" calcext:value-type="string">
            <text:p>Whip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Blowgun&quot;)" office:value-type="string" office:string-value="Blowgun" calcext:value-type="string">
            <text:p>Blowgun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and&quot;)" office:value-type="string" office:string-value="Crossbow, Hand" calcext:value-type="string">
            <text:p>Crossbow, Hand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56.25)" office:value-type="currency" office:currency=" GP" office:value="56.25" calcext:value-type="currency">
            <text:p>56.25 GP</text:p>
          </table:table-cell>
          <table:table-cell table:style-name="ce7" table:formula="of:=IFERROR(__xludf.dummyfunction(&quot;&quot;&quot;COMPUTED_VALUE&quot;&quot;&quot;);112.5)" office:value-type="currency" office:currency=" GP" office:value="112.5" calcext:value-type="currency">
            <text:p>11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eavy&quot;)" office:value-type="string" office:string-value="Crossbow, Heavy" calcext:value-type="string">
            <text:p>Crossbow, Heavy</text:p>
          </table:table-cell>
          <table:table-cell table:style-name="ce5" table:formula="of:=IFERROR(__xludf.dummyfunction(&quot;&quot;&quot;COMPUTED_VALUE&quot;&quot;&quot;);18)" office:value-type="float" office:value="18" calcext:value-type="float">
            <text:p>18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Longbow&quot;)" office:value-type="string" office:string-value="Longbow" calcext:value-type="string">
            <text:p>Long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ilor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R:R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asket&quot;)" office:value-type="string" office:string-value="Basket" calcext:value-type="string">
            <text:p>Basket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4)" office:value-type="currency" office:currency=" GP" office:value="0.4" calcext:value-type="currency">
            <text:p>0.40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7" table:formula="of:=IFERROR(__xludf.dummyfunction(&quot;&quot;&quot;COMPUTED_VALUE&quot;&quot;&quot;);0.6)" office:value-type="currency" office:currency=" GP" office:value="0.6" calcext:value-type="currency">
            <text:p>0.6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lothes, Fine&quot;)" office:value-type="string" office:string-value="Clothes, Fine" calcext:value-type="string">
            <text:p>Clothes, Fine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lothes, Traveler's&quot;)" office:value-type="string" office:string-value="Clothes, Traveler's" calcext:value-type="string">
            <text:p>Clothes, Traveler's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omponent Pouch&quot;)" office:value-type="string" office:string-value="Component Pouch" calcext:value-type="string">
            <text:p>Component Pouch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ostume&quot;)" office:value-type="string" office:string-value="Costume" calcext:value-type="string">
            <text:p>Costume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ations&quot;)" office:value-type="string" office:string-value="Rations" calcext:value-type="string">
            <text:p>Ration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ack&quot;)" office:value-type="string" office:string-value="Sack" calcext:value-type="string">
            <text:p>Sack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ent&quot;)" office:value-type="string" office:string-value="Tent" calcext:value-type="string">
            <text:p>Tent</text:p>
          </table:table-cell>
          <table:table-cell table:style-name="ce5" table:formula="of:=IFERROR(__xludf.dummyfunction(&quot;&quot;&quot;COMPUTED_VALUE&quot;&quot;&quot;);20)" office:value-type="float" office:value="20" calcext:value-type="float">
            <text:p>20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Weaver's Tools&quot;)" office:value-type="string" office:string-value="Weaver's Tools" calcext:value-type="string">
            <text:p>Weaver's Tool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eweler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S:S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Crystal&quot;)" office:value-type="string" office:string-value="Crystal" calcext:value-type="string">
            <text:p>Crysta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Orb&quot;)" office:value-type="string" office:string-value="Orb" calcext:value-type="string">
            <text:p>Orb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Holy Symbol&quot;)" office:value-type="string" office:string-value="Holy Symbol" calcext:value-type="string">
            <text:p>Holy Symbol</text:p>
          </table:table-cell>
          <table:table-cell table:style-name="ce3" table:formula="of:=IFERROR(__xludf.dummyfunction(&quot;&quot;&quot;COMPUTED_VALUE&quot;&quot;&quot;);&quot;Amulet (worn or held)&quot;)" office:value-type="string" office:string-value="Amulet (worn or held)" calcext:value-type="string">
            <text:p>Amulet (worn or held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Magnifying Glass&quot;)" office:value-type="string" office:string-value="Magnifying Glass" calcext:value-type="string">
            <text:p>Magnifying Glass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0)" office:value-type="currency" office:currency=" GP" office:value="100" calcext:value-type="currency">
            <text:p>100.0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150)" office:value-type="currency" office:currency=" GP" office:value="150" calcext:value-type="currency">
            <text:p>15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Jeweler's Tools&quot;)" office:value-type="string" office:string-value="Jeweler's Tools" calcext:value-type="string">
            <text:p>Jeweler's Tool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tion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T:T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Acid (vial)&quot;)" office:value-type="string" office:string-value="Acid (vial)" calcext:value-type="string">
            <text:p>Acid (vial)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Alchemist's Fire&quot;)" office:value-type="string" office:string-value="Alchemist's Fire" calcext:value-type="string">
            <text:p>Alchemist's Fire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Antitoxin (vial)&quot;)" office:value-type="string" office:string-value="Antitoxin (vial)" calcext:value-type="string">
            <text:p>Antitoxin (vial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omponent Pouch&quot;)" office:value-type="string" office:string-value="Component Pouch" calcext:value-type="string">
            <text:p>Component Pouch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Flask&quot;)" office:value-type="string" office:string-value="Flask" calcext:value-type="string">
            <text:p>Flas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Oil&quot;)" office:value-type="string" office:string-value="Oil" calcext:value-type="string">
            <text:p>Oi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erfume&quot;)" office:value-type="string" office:string-value="Perfume" calcext:value-type="string">
            <text:p>Perfum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ison, Basic&quot;)" office:value-type="string" office:string-value="Poison, Basic" calcext:value-type="string">
            <text:p>Poison, Basic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0)" office:value-type="currency" office:currency=" GP" office:value="100" calcext:value-type="currency">
            <text:p>100.0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150)" office:value-type="currency" office:currency=" GP" office:value="150" calcext:value-type="currency">
            <text:p>15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tion of Healing&quot;)" office:value-type="string" office:string-value="Potion of Healing" calcext:value-type="string">
            <text:p>Potion of Healing</text:p>
          </table:table-cell>
          <table:table-cell table:style-name="ce5" table:formula="of:=IFERROR(__xludf.dummyfunction(&quot;&quot;&quot;COMPUTED_VALUE&quot;&quot;&quot;);0.5)" office:value-type="float" office:value="0.5" calcext:value-type="float">
            <text:p><text:s/>1/2 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Alchemist's Supplies&quot;)" office:value-type="string" office:string-value="Alchemist's Supplies" calcext:value-type="string">
            <text:p>Alchemist's Supplie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Brewer's Supplies&quot;)" office:value-type="string" office:string-value="Brewer's Supplies" calcext:value-type="string">
            <text:p>Brewer's Supplies</text:p>
          </table:table-cell>
          <table:table-cell table:style-name="ce5" table:formula="of:=IFERROR(__xludf.dummyfunction(&quot;&quot;&quot;COMPUTED_VALUE&quot;&quot;&quot;);9)" office:value-type="float" office:value="9" calcext:value-type="float">
            <text:p>9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ook's Utensils&quot;)" office:value-type="string" office:string-value="Cook's Utensils" calcext:value-type="string">
            <text:p>Cook's Utensil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ane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U:U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Crystal&quot;)" office:value-type="string" office:string-value="Crystal" calcext:value-type="string">
            <text:p>Crysta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Orb&quot;)" office:value-type="string" office:string-value="Orb" calcext:value-type="string">
            <text:p>Orb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Rod&quot;)" office:value-type="string" office:string-value="Rod" calcext:value-type="string">
            <text:p>Ro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Staff (also a Quarterstaff)&quot;)" office:value-type="string" office:string-value="Staff (also a Quarterstaff)" calcext:value-type="string">
            <text:p>Staff (also a Quarterstaff)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rcane Focuses&quot;)" office:value-type="string" office:string-value="Arcane Focuses" calcext:value-type="string">
            <text:p>Arcane Focuses</text:p>
          </table:table-cell>
          <table:table-cell table:style-name="ce2" table:formula="of:=IFERROR(__xludf.dummyfunction(&quot;&quot;&quot;COMPUTED_VALUE&quot;&quot;&quot;);&quot;Wand&quot;)" office:value-type="string" office:string-value="Wand" calcext:value-type="string">
            <text:p>Wand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ook&quot;)" office:value-type="string" office:string-value="Book" calcext:value-type="string">
            <text:p>Book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Bottle, Glass&quot;)" office:value-type="string" office:string-value="Bottle, Glass" calcext:value-type="string">
            <text:p>Bottle, Glas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ndle&quot;)" office:value-type="string" office:string-value="Candle" calcext:value-type="string">
            <text:p>Cand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ase, Map or Scroll&quot;)" office:value-type="string" office:string-value="Case, Map or Scroll" calcext:value-type="string">
            <text:p>Case, Map or Scrol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omponent Pouch&quot;)" office:value-type="string" office:string-value="Component Pouch" calcext:value-type="string">
            <text:p>Component Pouch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Drudic Focus&quot;)" office:value-type="string" office:string-value="Drudic Focus" calcext:value-type="string">
            <text:p>Drudic Focus</text:p>
          </table:table-cell>
          <table:table-cell table:style-name="ce2" table:formula="of:=IFERROR(__xludf.dummyfunction(&quot;&quot;&quot;COMPUTED_VALUE&quot;&quot;&quot;);&quot;Sprig of Mistletoe&quot;)" office:value-type="string" office:string-value="Sprig of Mistletoe" calcext:value-type="string">
            <text:p>Sprig of Mistleto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Drudic Focus&quot;)" office:value-type="string" office:string-value="Drudic Focus" calcext:value-type="string">
            <text:p>Drudic Focus</text:p>
          </table:table-cell>
          <table:table-cell table:style-name="ce3" table:formula="of:=IFERROR(__xludf.dummyfunction(&quot;&quot;&quot;COMPUTED_VALUE&quot;&quot;&quot;);&quot;Wooden Staff (also a Quarterstaff)&quot;)" office:value-type="string" office:string-value="Wooden Staff (also a Quarterstaff)" calcext:value-type="string">
            <text:p>Wooden Staff (also a Quarterstaff)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3" table:formula="of:=IFERROR(__xludf.dummyfunction(&quot;&quot;&quot;COMPUTED_VALUE&quot;&quot;&quot;);&quot;Drudic Focus&quot;)" office:value-type="string" office:string-value="Drudic Focus" calcext:value-type="string">
            <text:p>Drudic Focus</text:p>
          </table:table-cell>
          <table:table-cell table:style-name="ce3" table:formula="of:=IFERROR(__xludf.dummyfunction(&quot;&quot;&quot;COMPUTED_VALUE&quot;&quot;&quot;);&quot;Yew Wand&quot;)" office:value-type="string" office:string-value="Yew Wand" calcext:value-type="string">
            <text:p>Yew Wand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&quot;)" office:value-type="string" office:string-value="Ink" calcext:value-type="string">
            <text:p>Ink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 Pen&quot;)" office:value-type="string" office:string-value="Ink Pen" calcext:value-type="string">
            <text:p>Ink Pen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per&quot;)" office:value-type="string" office:string-value="Paper" calcext:value-type="string">
            <text:p>Pape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archment&quot;)" office:value-type="string" office:string-value="Parchment" calcext:value-type="string">
            <text:p>Parchmen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ations&quot;)" office:value-type="string" office:string-value="Rations" calcext:value-type="string">
            <text:p>Ration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pell Scroll (Cantrip)&quot;)" office:value-type="string" office:string-value="Spell Scroll (Cantrip)" calcext:value-type="string">
            <text:p>Spell Scroll (Cantrip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pell Scroll (Level 1)&quot;)" office:value-type="string" office:string-value="Spell Scroll (Level 1)" calcext:value-type="string">
            <text:p>Spell Scroll (Level 1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Alchemist's Supplies&quot;)" office:value-type="string" office:string-value="Alchemist's Supplies" calcext:value-type="string">
            <text:p>Alchemist's Supplies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Artisan's Tools&quot;)" office:value-type="string" office:string-value="Artisan's Tools" calcext:value-type="string">
            <text:p>Artisan's Tools</text:p>
          </table:table-cell>
          <table:table-cell table:style-name="ce3" table:formula="of:=IFERROR(__xludf.dummyfunction(&quot;&quot;&quot;COMPUTED_VALUE&quot;&quot;&quot;);&quot;Calligrapher's Supplies&quot;)" office:value-type="string" office:string-value="Calligrapher's Supplies" calcext:value-type="string">
            <text:p>Calligrapher's Supplies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Quarterstaff&quot;)" office:value-type="string" office:string-value="Quarterstaff" calcext:value-type="string">
            <text:p>Quarterstaff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V:V = &quot;&quot;X&quot;&quot;)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Drink&quot;)" office:value-type="string" office:string-value="Drink" calcext:value-type="string">
            <text:p>Drink</text:p>
          </table:table-cell>
          <table:table-cell table:style-name="ce3" table:formula="of:=IFERROR(__xludf.dummyfunction(&quot;&quot;&quot;COMPUTED_VALUE&quot;&quot;&quot;);&quot;Ale (mug)&quot;)" office:value-type="string" office:string-value="Ale (mug)" calcext:value-type="string">
            <text:p>Ale (mug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4)" office:value-type="currency" office:currency=" GP" office:value="0.04" calcext:value-type="currency">
            <text:p>0.04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7" table:formula="of:=IFERROR(__xludf.dummyfunction(&quot;&quot;&quot;COMPUTED_VALUE&quot;&quot;&quot;);0.06)" office:value-type="currency" office:currency=" GP" office:value="0.06" calcext:value-type="currency">
            <text:p>0.06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Bread (loaf)&quot;)" office:value-type="string" office:string-value="Bread (loaf)" calcext:value-type="string">
            <text:p>Bread (loaf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Cheese (wedge)&quot;)" office:value-type="string" office:string-value="Cheese (wedge)" calcext:value-type="string">
            <text:p>Cheese (wedge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Squalid&quot;)" office:value-type="string" office:string-value="Inn Stay, Squalid" calcext:value-type="string">
            <text:p>Inn Stay, Squalid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7)" office:value-type="currency" office:currency=" GP" office:value="0.07" calcext:value-type="currency">
            <text:p>0.07 GP</text:p>
          </table:table-cell>
          <table:table-cell table:style-name="ce7" table:formula="of:=IFERROR(__xludf.dummyfunction(&quot;&quot;&quot;COMPUTED_VALUE&quot;&quot;&quot;);0.0525)" office:value-type="currency" office:currency=" GP" office:value="0.0525" calcext:value-type="currency">
            <text:p>0.05 GP</text:p>
          </table:table-cell>
          <table:table-cell table:style-name="ce7" table:formula="of:=IFERROR(__xludf.dummyfunction(&quot;&quot;&quot;COMPUTED_VALUE&quot;&quot;&quot;);0.105)" office:value-type="currency" office:currency=" GP" office:value="0.105" calcext:value-type="currency">
            <text:p>0.11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Poor&quot;)" office:value-type="string" office:string-value="Inn Stay, Poor" calcext:value-type="string">
            <text:p>Inn Stay, Poo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Modest&quot;)" office:value-type="string" office:string-value="Inn Stay, Modest" calcext:value-type="string">
            <text:p>Inn Stay, Modes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Comfortable&quot;)" office:value-type="string" office:string-value="Inn Stay, Comfortable" calcext:value-type="string">
            <text:p>Inn Stay, Comfortab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8)" office:value-type="currency" office:currency=" GP" office:value="0.8" calcext:value-type="currency">
            <text:p>0.80 GP</text:p>
          </table:table-cell>
          <table:table-cell table:style-name="ce7" table:formula="of:=IFERROR(__xludf.dummyfunction(&quot;&quot;&quot;COMPUTED_VALUE&quot;&quot;&quot;);0.6)" office:value-type="currency" office:currency=" GP" office:value="0.6" calcext:value-type="currency">
            <text:p>0.60 GP</text:p>
          </table:table-cell>
          <table:table-cell table:style-name="ce7" table:formula="of:=IFERROR(__xludf.dummyfunction(&quot;&quot;&quot;COMPUTED_VALUE&quot;&quot;&quot;);1.2)" office:value-type="currency" office:currency=" GP" office:value="1.2" calcext:value-type="currency">
            <text:p>1.2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Wealthy&quot;)" office:value-type="string" office:string-value="Inn Stay, Wealthy" calcext:value-type="string">
            <text:p>Inn Stay, Wealthy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Lodging&quot;)" office:value-type="string" office:string-value="Lodging" calcext:value-type="string">
            <text:p>Lodging</text:p>
          </table:table-cell>
          <table:table-cell table:style-name="ce3" table:formula="of:=IFERROR(__xludf.dummyfunction(&quot;&quot;&quot;COMPUTED_VALUE&quot;&quot;&quot;);&quot;Inn Stay, Aristocratic&quot;)" office:value-type="string" office:string-value="Inn Stay, Aristocratic" calcext:value-type="string">
            <text:p>Inn Stay, Aristocratic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4)" office:value-type="currency" office:currency=" GP" office:value="4" calcext:value-type="currency">
            <text:p>4.0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Squalid&quot;)" office:value-type="string" office:string-value="Meal, Squalid" calcext:value-type="string">
            <text:p>Meal, Squalid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1)" office:value-type="currency" office:currency=" GP" office:value="0.01" calcext:value-type="currency">
            <text:p>0.01 GP</text:p>
          </table:table-cell>
          <table:table-cell table:style-name="ce7" table:formula="of:=IFERROR(__xludf.dummyfunction(&quot;&quot;&quot;COMPUTED_VALUE&quot;&quot;&quot;);0.0075)" office:value-type="currency" office:currency=" GP" office:value="0.0075" calcext:value-type="currency">
            <text:p>0.01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Poor&quot;)" office:value-type="string" office:string-value="Meal, Poor" calcext:value-type="string">
            <text:p>Meal, Poor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Modest&quot;)" office:value-type="string" office:string-value="Meal, Modest" calcext:value-type="string">
            <text:p>Meal, Modest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Comfortable&quot;)" office:value-type="string" office:string-value="Meal, Comfortable" calcext:value-type="string">
            <text:p>Meal, Comfortabl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Wealthy&quot;)" office:value-type="string" office:string-value="Meal, Wealthy" calcext:value-type="string">
            <text:p>Meal, Wealthy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7" table:formula="of:=IFERROR(__xludf.dummyfunction(&quot;&quot;&quot;COMPUTED_VALUE&quot;&quot;&quot;);0.225)" office:value-type="currency" office:currency=" GP" office:value="0.225" calcext:value-type="currency">
            <text:p>0.23 GP</text:p>
          </table:table-cell>
          <table:table-cell table:style-name="ce7" table:formula="of:=IFERROR(__xludf.dummyfunction(&quot;&quot;&quot;COMPUTED_VALUE&quot;&quot;&quot;);0.45)" office:value-type="currency" office:currency=" GP" office:value="0.45" calcext:value-type="currency">
            <text:p>0.4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Food&quot;)" office:value-type="string" office:string-value="Food" calcext:value-type="string">
            <text:p>Food</text:p>
          </table:table-cell>
          <table:table-cell table:style-name="ce3" table:formula="of:=IFERROR(__xludf.dummyfunction(&quot;&quot;&quot;COMPUTED_VALUE&quot;&quot;&quot;);&quot;Meal, Aristocratic&quot;)" office:value-type="string" office:string-value="Meal, Aristocratic" calcext:value-type="string">
            <text:p>Meal, Aristocratic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6)" office:value-type="currency" office:currency=" GP" office:value="0.6" calcext:value-type="currency">
            <text:p>0.60 GP</text:p>
          </table:table-cell>
          <table:table-cell table:style-name="ce7" table:formula="of:=IFERROR(__xludf.dummyfunction(&quot;&quot;&quot;COMPUTED_VALUE&quot;&quot;&quot;);0.45)" office:value-type="currency" office:currency=" GP" office:value="0.45" calcext:value-type="currency">
            <text:p>0.45 GP</text:p>
          </table:table-cell>
          <table:table-cell table:style-name="ce7" table:formula="of:=IFERROR(__xludf.dummyfunction(&quot;&quot;&quot;COMPUTED_VALUE&quot;&quot;&quot;);0.9)" office:value-type="currency" office:currency=" GP" office:value="0.9" calcext:value-type="currency">
            <text:p>0.9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Drink&quot;)" office:value-type="string" office:string-value="Drink" calcext:value-type="string">
            <text:p>Drink</text:p>
          </table:table-cell>
          <table:table-cell table:style-name="ce3" table:formula="of:=IFERROR(__xludf.dummyfunction(&quot;&quot;&quot;COMPUTED_VALUE&quot;&quot;&quot;);&quot;Wine, Common (bottle)&quot;)" office:value-type="string" office:string-value="Wine, Common (bottle)" calcext:value-type="string">
            <text:p>Wine, Common (bottle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2)" office:value-type="currency" office:currency=" GP" office:value="0.2" calcext:value-type="currency">
            <text:p>0.20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7" table:formula="of:=IFERROR(__xludf.dummyfunction(&quot;&quot;&quot;COMPUTED_VALUE&quot;&quot;&quot;);0.3)" office:value-type="currency" office:currency=" GP" office:value="0.3" calcext:value-type="currency">
            <text:p>0.3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Food, Drink, Lodging&quot;)" office:value-type="string" office:string-value="Food, Drink, Lodging" calcext:value-type="string">
            <text:p>Food, Drink, Lodging</text:p>
          </table:table-cell>
          <table:table-cell table:style-name="ce2" table:formula="of:=IFERROR(__xludf.dummyfunction(&quot;&quot;&quot;COMPUTED_VALUE&quot;&quot;&quot;);&quot;Drink&quot;)" office:value-type="string" office:string-value="Drink" calcext:value-type="string">
            <text:p>Drink</text:p>
          </table:table-cell>
          <table:table-cell table:style-name="ce3" table:formula="of:=IFERROR(__xludf.dummyfunction(&quot;&quot;&quot;COMPUTED_VALUE&quot;&quot;&quot;);&quot;Wine, Fine (bottle)&quot;)" office:value-type="string" office:string-value="Wine, Fine (bottle)" calcext:value-type="string">
            <text:p>Wine, Fine (bottle)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eves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W:W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2" table:formula="of:=IFERROR(__xludf.dummyfunction(&quot;&quot;&quot;COMPUTED_VALUE&quot;&quot;&quot;);&quot;Caltrops&quot;)" office:value-type="string" office:string-value="Caltrops" calcext:value-type="string">
            <text:p>Caltrops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ostume&quot;)" office:value-type="string" office:string-value="Costume" calcext:value-type="string">
            <text:p>Costume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Crowbar&quot;)" office:value-type="string" office:string-value="Crowbar" calcext:value-type="string">
            <text:p>Crowbar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Grappling Hook&quot;)" office:value-type="string" office:string-value="Grappling Hook" calcext:value-type="string">
            <text:p>Grappling Hook</text:p>
          </table:table-cell>
          <table:table-cell table:style-name="ce5" table:formula="of:=IFERROR(__xludf.dummyfunction(&quot;&quot;&quot;COMPUTED_VALUE&quot;&quot;&quot;);4)" office:value-type="float" office:value="4" calcext:value-type="float">
            <text:p>4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&quot;)" office:value-type="string" office:string-value="Ink" calcext:value-type="string">
            <text:p>Ink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Ink Pen&quot;)" office:value-type="string" office:string-value="Ink Pen" calcext:value-type="string">
            <text:p>Ink Pen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02)" office:value-type="currency" office:currency=" GP" office:value="0.02" calcext:value-type="currency">
            <text:p>0.02 GP</text:p>
          </table:table-cell>
          <table:table-cell table:style-name="ce7" table:formula="of:=IFERROR(__xludf.dummyfunction(&quot;&quot;&quot;COMPUTED_VALUE&quot;&quot;&quot;);0.015)" office:value-type="currency" office:currency=" GP" office:value="0.015" calcext:value-type="currency">
            <text:p>0.02 GP</text:p>
          </table:table-cell>
          <table:table-cell table:style-name="ce7" table:formula="of:=IFERROR(__xludf.dummyfunction(&quot;&quot;&quot;COMPUTED_VALUE&quot;&quot;&quot;);0.03)" office:value-type="currency" office:currency=" GP" office:value="0.03" calcext:value-type="currency">
            <text:p>0.03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antern, Bullseye&quot;)" office:value-type="string" office:string-value="Lantern, Bullseye" calcext:value-type="string">
            <text:p>Lantern, Bullsey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Lock&quot;)" office:value-type="string" office:string-value="Lock" calcext:value-type="string">
            <text:p>Lock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Manacles&quot;)" office:value-type="string" office:string-value="Manacles" calcext:value-type="string">
            <text:p>Manacle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Oil&quot;)" office:value-type="string" office:string-value="Oil" calcext:value-type="string">
            <text:p>Oi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ison, Basic&quot;)" office:value-type="string" office:string-value="Poison, Basic" calcext:value-type="string">
            <text:p>Poison, Basic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00)" office:value-type="currency" office:currency=" GP" office:value="100" calcext:value-type="currency">
            <text:p>100.0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150)" office:value-type="currency" office:currency=" GP" office:value="150" calcext:value-type="currency">
            <text:p>15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am, Portable&quot;)" office:value-type="string" office:string-value="Ram, Portable" calcext:value-type="string">
            <text:p>Ram, Portable</text:p>
          </table:table-cell>
          <table:table-cell table:style-name="ce5" table:formula="of:=IFERROR(__xludf.dummyfunction(&quot;&quot;&quot;COMPUTED_VALUE&quot;&quot;&quot;);35)" office:value-type="float" office:value="35" calcext:value-type="float">
            <text:p>35 <text:s text:c="4"/>lb.</text:p>
          </table:table-cell>
          <table:table-cell table:style-name="ce7" table:formula="of:=IFERROR(__xludf.dummyfunction(&quot;&quot;&quot;COMPUTED_VALUE&quot;&quot;&quot;);4)" office:value-type="currency" office:currency=" GP" office:value="4" calcext:value-type="currency">
            <text:p>4.0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Rope (50 feet)&quot;)" office:value-type="string" office:string-value="Rope (50 feet)" calcext:value-type="string">
            <text:p>Rope (50 feet)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Spikes, Iron&quot;)" office:value-type="string" office:string-value="Spikes, Iron" calcext:value-type="string">
            <text:p>Spikes, Iron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Vial&quot;)" office:value-type="string" office:string-value="Vial" calcext:value-type="string">
            <text:p>Vial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1)" office:value-type="currency" office:currency=" GP" office:value="1" calcext:value-type="currency">
            <text:p>1.00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Padded Armor&quot;)" office:value-type="string" office:string-value="Padded Armor" calcext:value-type="string">
            <text:p>Padded Armor</text:p>
          </table:table-cell>
          <table:table-cell table:style-name="ce5" table:formula="of:=IFERROR(__xludf.dummyfunction(&quot;&quot;&quot;COMPUTED_VALUE&quot;&quot;&quot;);8)" office:value-type="float" office:value="8" calcext:value-type="float">
            <text:p>8 <text:s text:c="4"/>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Leather Armor&quot;)" office:value-type="string" office:string-value="Leather Armor" calcext:value-type="string">
            <text:p>Leather Armor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rmor&quot;)" office:value-type="string" office:string-value="Armor" calcext:value-type="string">
            <text:p>Armor</text:p>
          </table:table-cell>
          <table:table-cell table:style-name="ce2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3" table:formula="of:=IFERROR(__xludf.dummyfunction(&quot;&quot;&quot;COMPUTED_VALUE&quot;&quot;&quot;);&quot;Studded Leather Armor&quot;)" office:value-type="string" office:string-value="Studded Leather Armor" calcext:value-type="string">
            <text:p>Studded Leather Armor</text:p>
          </table:table-cell>
          <table:table-cell table:style-name="ce5" table:formula="of:=IFERROR(__xludf.dummyfunction(&quot;&quot;&quot;COMPUTED_VALUE&quot;&quot;&quot;);13)" office:value-type="float" office:value="13" calcext:value-type="float">
            <text:p>13 <text:s text:c="4"/>lb.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7" table:formula="of:=IFERROR(__xludf.dummyfunction(&quot;&quot;&quot;COMPUTED_VALUE&quot;&quot;&quot;);33.75)" office:value-type="currency" office:currency=" GP" office:value="33.75" calcext:value-type="currency">
            <text:p>33.75 GP</text:p>
          </table:table-cell>
          <table:table-cell table:style-name="ce7" table:formula="of:=IFERROR(__xludf.dummyfunction(&quot;&quot;&quot;COMPUTED_VALUE&quot;&quot;&quot;);67.5)" office:value-type="currency" office:currency=" GP" office:value="67.5" calcext:value-type="currency">
            <text:p>6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Disguise Kit&quot;)" office:value-type="string" office:string-value="Disguise Kit" calcext:value-type="string">
            <text:p>Disguise Kit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Forgery Kit&quot;)" office:value-type="string" office:string-value="Forgery Kit" calcext:value-type="string">
            <text:p>Forgery Kit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11.25)" office:value-type="currency" office:currency=" GP" office:value="11.25" calcext:value-type="currency">
            <text:p>11.25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2" table:formula="of:=IFERROR(__xludf.dummyfunction(&quot;&quot;&quot;COMPUTED_VALUE&quot;&quot;&quot;);&quot;Dice&quot;)" office:value-type="string" office:string-value="Dice" calcext:value-type="string">
            <text:p>Dice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1)" office:value-type="currency" office:currency=" GP" office:value="0.1" calcext:value-type="currency">
            <text:p>0.10 GP</text:p>
          </table:table-cell>
          <table:table-cell table:style-name="ce7" table:formula="of:=IFERROR(__xludf.dummyfunction(&quot;&quot;&quot;COMPUTED_VALUE&quot;&quot;&quot;);0.075)" office:value-type="currency" office:currency=" GP" office:value="0.075" calcext:value-type="currency">
            <text:p>0.08 GP</text:p>
          </table:table-cell>
          <table:table-cell table:style-name="ce7" table:formula="of:=IFERROR(__xludf.dummyfunction(&quot;&quot;&quot;COMPUTED_VALUE&quot;&quot;&quot;);0.15)" office:value-type="currency" office:currency=" GP" office:value="0.15" calcext:value-type="currency">
            <text:p>0.1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3" table:formula="of:=IFERROR(__xludf.dummyfunction(&quot;&quot;&quot;COMPUTED_VALUE&quot;&quot;&quot;);&quot;Gaming Set&quot;)" office:value-type="string" office:string-value="Gaming Set" calcext:value-type="string">
            <text:p>Gaming Set</text:p>
          </table:table-cell>
          <table:table-cell table:style-name="ce3" table:formula="of:=IFERROR(__xludf.dummyfunction(&quot;&quot;&quot;COMPUTED_VALUE&quot;&quot;&quot;);&quot;Playing Cards&quot;)" office:value-type="string" office:string-value="Playing Cards" calcext:value-type="string">
            <text:p>Playing Cards</text:p>
          </table:table-cell>
          <table:table-cell table:style-name="ce5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6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isoner's Kit&quot;)" office:value-type="string" office:string-value="Poisoner's Kit" calcext:value-type="string">
            <text:p>Poisoner's Kit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Thieves' Tools&quot;)" office:value-type="string" office:string-value="Thieves' Tools" calcext:value-type="string">
            <text:p>Thieves' Tools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1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Melee Weapons&quot;)" office:value-type="string" office:string-value="Simple Melee Weapons" calcext:value-type="string">
            <text:p>Simple Melee Weapons</text:p>
          </table:table-cell>
          <table:table-cell table:style-name="ce3" table:formula="of:=IFERROR(__xludf.dummyfunction(&quot;&quot;&quot;COMPUTED_VALUE&quot;&quot;&quot;);&quot;Dagger&quot;)" office:value-type="string" office:string-value="Dagger" calcext:value-type="string">
            <text:p>Dagger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Dart&quot;)" office:value-type="string" office:string-value="Dart" calcext:value-type="string">
            <text:p>Dart</text:p>
          </table:table-cell>
          <table:table-cell table:style-name="ce5" table:formula="of:=IFERROR(__xludf.dummyfunction(&quot;&quot;&quot;COMPUTED_VALUE&quot;&quot;&quot;);0.25)" office:value-type="float" office:value="0.25" calcext:value-type="float">
            <text:p><text:s/>1/4 lb.</text:p>
          </table:table-cell>
          <table:table-cell table:style-name="ce7" table:formula="of:=IFERROR(__xludf.dummyfunction(&quot;&quot;&quot;COMPUTED_VALUE&quot;&quot;&quot;);5)" office:value-type="currency" office:currency=" GP" office:value="5" calcext:value-type="currency">
            <text:p>5.00 GP</text:p>
          </table:table-cell>
          <table:table-cell table:style-name="ce7" table:formula="of:=IFERROR(__xludf.dummyfunction(&quot;&quot;&quot;COMPUTED_VALUE&quot;&quot;&quot;);3.75)" office:value-type="currency" office:currency=" GP" office:value="3.75" calcext:value-type="currency">
            <text:p>3.75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Crossbow, Light&quot;)" office:value-type="string" office:string-value="Crossbow, Light" calcext:value-type="string">
            <text:p>Crossbow, Light</text:p>
          </table:table-cell>
          <table:table-cell table:style-name="ce5" table:formula="of:=IFERROR(__xludf.dummyfunction(&quot;&quot;&quot;COMPUTED_VALUE&quot;&quot;&quot;);5)" office:value-type="float" office:value="5" calcext:value-type="float">
            <text:p>5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Simple Ranged Weapons&quot;)" office:value-type="string" office:string-value="Simple Ranged Weapons" calcext:value-type="string">
            <text:p>Simple Ranged Weapons</text:p>
          </table:table-cell>
          <table:table-cell table:style-name="ce3" table:formula="of:=IFERROR(__xludf.dummyfunction(&quot;&quot;&quot;COMPUTED_VALUE&quot;&quot;&quot;);&quot;Shortbow&quot;)" office:value-type="string" office:string-value="Shortbow" calcext:value-type="string">
            <text:p>Short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Rapier&quot;)" office:value-type="string" office:string-value="Rapier" calcext:value-type="string">
            <text:p>Rapier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Melee Weapons&quot;)" office:value-type="string" office:string-value="Martial Melee Weapons" calcext:value-type="string">
            <text:p>Martial Melee Weapons</text:p>
          </table:table-cell>
          <table:table-cell table:style-name="ce3" table:formula="of:=IFERROR(__xludf.dummyfunction(&quot;&quot;&quot;COMPUTED_VALUE&quot;&quot;&quot;);&quot;Shortsword&quot;)" office:value-type="string" office:string-value="Shortsword" calcext:value-type="string">
            <text:p>Shortsword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0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Blowgun&quot;)" office:value-type="string" office:string-value="Blowgun" calcext:value-type="string">
            <text:p>Blowgun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10)" office:value-type="currency" office:currency=" GP" office:value="10" calcext:value-type="currency">
            <text:p>10.00 GP</text:p>
          </table:table-cell>
          <table:table-cell table:style-name="ce7" table:formula="of:=IFERROR(__xludf.dummyfunction(&quot;&quot;&quot;COMPUTED_VALUE&quot;&quot;&quot;);7.5)" office:value-type="currency" office:currency=" GP" office:value="7.5" calcext:value-type="currency">
            <text:p>7.5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7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and&quot;)" office:value-type="string" office:string-value="Crossbow, Hand" calcext:value-type="string">
            <text:p>Crossbow, Hand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7" table:formula="of:=IFERROR(__xludf.dummyfunction(&quot;&quot;&quot;COMPUTED_VALUE&quot;&quot;&quot;);56.25)" office:value-type="currency" office:currency=" GP" office:value="56.25" calcext:value-type="currency">
            <text:p>56.25 GP</text:p>
          </table:table-cell>
          <table:table-cell table:style-name="ce7" table:formula="of:=IFERROR(__xludf.dummyfunction(&quot;&quot;&quot;COMPUTED_VALUE&quot;&quot;&quot;);112.5)" office:value-type="currency" office:currency=" GP" office:value="112.5" calcext:value-type="currency">
            <text:p>112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Crossbow, Heavy&quot;)" office:value-type="string" office:string-value="Crossbow, Heavy" calcext:value-type="string">
            <text:p>Crossbow, Heavy</text:p>
          </table:table-cell>
          <table:table-cell table:style-name="ce5" table:formula="of:=IFERROR(__xludf.dummyfunction(&quot;&quot;&quot;COMPUTED_VALUE&quot;&quot;&quot;);18)" office:value-type="float" office:value="18" calcext:value-type="float">
            <text:p>18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Longbow&quot;)" office:value-type="string" office:string-value="Longbow" calcext:value-type="string">
            <text:p>Longbow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50)" office:value-type="currency" office:currency=" GP" office:value="50" calcext:value-type="currency">
            <text:p>50.00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7" table:formula="of:=IFERROR(__xludf.dummyfunction(&quot;&quot;&quot;COMPUTED_VALUE&quot;&quot;&quot;);75)" office:value-type="currency" office:currency=" GP" office:value="75" calcext:value-type="currency">
            <text:p>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5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ical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X:X = &quot;&quot;X&quot;&quot;)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Bagpipes&quot;)" office:value-type="string" office:string-value="Bagpipes" calcext:value-type="string">
            <text:p>Bagpipes</text:p>
          </table:table-cell>
          <table:table-cell table:style-name="ce5" table:formula="of:=IFERROR(__xludf.dummyfunction(&quot;&quot;&quot;COMPUTED_VALUE&quot;&quot;&quot;);6)" office:value-type="float" office:value="6" calcext:value-type="float">
            <text:p>6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Drum&quot;)" office:value-type="string" office:string-value="Drum" calcext:value-type="string">
            <text:p>Drum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6)" office:value-type="currency" office:currency=" GP" office:value="6" calcext:value-type="currency">
            <text:p>6.00 GP</text:p>
          </table:table-cell>
          <table:table-cell table:style-name="ce7" table:formula="of:=IFERROR(__xludf.dummyfunction(&quot;&quot;&quot;COMPUTED_VALUE&quot;&quot;&quot;);4.5)" office:value-type="currency" office:currency=" GP" office:value="4.5" calcext:value-type="currency">
            <text:p>4.50 GP</text:p>
          </table:table-cell>
          <table:table-cell table:style-name="ce7" table:formula="of:=IFERROR(__xludf.dummyfunction(&quot;&quot;&quot;COMPUTED_VALUE&quot;&quot;&quot;);9)" office:value-type="currency" office:currency=" GP" office:value="9" calcext:value-type="currency">
            <text:p>9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9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Dulcimer&quot;)" office:value-type="string" office:string-value="Dulcimer" calcext:value-type="string">
            <text:p>Dulcimer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25)" office:value-type="currency" office:currency=" GP" office:value="25" calcext:value-type="currency">
            <text:p>25.00 GP</text:p>
          </table:table-cell>
          <table:table-cell table:style-name="ce7" table:formula="of:=IFERROR(__xludf.dummyfunction(&quot;&quot;&quot;COMPUTED_VALUE&quot;&quot;&quot;);18.75)" office:value-type="currency" office:currency=" GP" office:value="18.75" calcext:value-type="currency">
            <text:p>18.75 GP</text:p>
          </table:table-cell>
          <table:table-cell table:style-name="ce7" table:formula="of:=IFERROR(__xludf.dummyfunction(&quot;&quot;&quot;COMPUTED_VALUE&quot;&quot;&quot;);37.5)" office:value-type="currency" office:currency=" GP" office:value="37.5" calcext:value-type="currency">
            <text:p>37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Flute&quot;)" office:value-type="string" office:string-value="Flute" calcext:value-type="string">
            <text:p>Flute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Horn&quot;)" office:value-type="string" office:string-value="Horn" calcext:value-type="string">
            <text:p>Horn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7" table:formula="of:=IFERROR(__xludf.dummyfunction(&quot;&quot;&quot;COMPUTED_VALUE&quot;&quot;&quot;);2.25)" office:value-type="currency" office:currency=" GP" office:value="2.25" calcext:value-type="currency">
            <text:p>2.25 GP</text:p>
          </table:table-cell>
          <table:table-cell table:style-name="ce7" table:formula="of:=IFERROR(__xludf.dummyfunction(&quot;&quot;&quot;COMPUTED_VALUE&quot;&quot;&quot;);4.5)" office:value-type="currency" office:currency=" GP" office:value="4.5" calcext:value-type="currency">
            <text:p>4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Lute&quot;)" office:value-type="string" office:string-value="Lute" calcext:value-type="string">
            <text:p>Lut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2)" office:value-type="currency" office:currency=" GP" office:value="12" calcext:value-type="currency">
            <text:p>12.00 GP</text:p>
          </table:table-cell>
          <table:table-cell table:style-name="ce7" table:formula="of:=IFERROR(__xludf.dummyfunction(&quot;&quot;&quot;COMPUTED_VALUE&quot;&quot;&quot;);9)" office:value-type="currency" office:currency=" GP" office:value="9" calcext:value-type="currency">
            <text:p>9.00 GP</text:p>
          </table:table-cell>
          <table:table-cell table:style-name="ce7" table:formula="of:=IFERROR(__xludf.dummyfunction(&quot;&quot;&quot;COMPUTED_VALUE&quot;&quot;&quot;);18)" office:value-type="currency" office:currency=" GP" office:value="18" calcext:value-type="currency">
            <text:p>18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Lyre&quot;)" office:value-type="string" office:string-value="Lyre" calcext:value-type="string">
            <text:p>Lyr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20)" office:value-type="currency" office:currency=" GP" office:value="20" calcext:value-type="currency">
            <text:p>20.00 GP</text:p>
          </table:table-cell>
          <table:table-cell table:style-name="ce7" table:formula="of:=IFERROR(__xludf.dummyfunction(&quot;&quot;&quot;COMPUTED_VALUE&quot;&quot;&quot;);15)" office:value-type="currency" office:currency=" GP" office:value="15" calcext:value-type="currency">
            <text:p>15.00 GP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8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Pan Flute&quot;)" office:value-type="string" office:string-value="Pan Flute" calcext:value-type="string">
            <text:p>Pan Flute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12)" office:value-type="currency" office:currency=" GP" office:value="12" calcext:value-type="currency">
            <text:p>12.00 GP</text:p>
          </table:table-cell>
          <table:table-cell table:style-name="ce7" table:formula="of:=IFERROR(__xludf.dummyfunction(&quot;&quot;&quot;COMPUTED_VALUE&quot;&quot;&quot;);9)" office:value-type="currency" office:currency=" GP" office:value="9" calcext:value-type="currency">
            <text:p>9.00 GP</text:p>
          </table:table-cell>
          <table:table-cell table:style-name="ce7" table:formula="of:=IFERROR(__xludf.dummyfunction(&quot;&quot;&quot;COMPUTED_VALUE&quot;&quot;&quot;);18)" office:value-type="currency" office:currency=" GP" office:value="18" calcext:value-type="currency">
            <text:p>18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Shawm&quot;)" office:value-type="string" office:string-value="Shawm" calcext:value-type="string">
            <text:p>Shawm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2)" office:value-type="currency" office:currency=" GP" office:value="2" calcext:value-type="currency">
            <text:p>2.00 GP</text:p>
          </table:table-cell>
          <table:table-cell table:style-name="ce7" table:formula="of:=IFERROR(__xludf.dummyfunction(&quot;&quot;&quot;COMPUTED_VALUE&quot;&quot;&quot;);1.5)" office:value-type="currency" office:currency=" GP" office:value="1.5" calcext:value-type="currency">
            <text:p>1.50 GP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Tools&quot;)" office:value-type="string" office:string-value="Tools" calcext:value-type="string">
            <text:p>Tools</text:p>
          </table:table-cell>
          <table:table-cell table:style-name="ce2" table:formula="of:=IFERROR(__xludf.dummyfunction(&quot;&quot;&quot;COMPUTED_VALUE&quot;&quot;&quot;);&quot;Musical Instrument&quot;)" office:value-type="string" office:string-value="Musical Instrument" calcext:value-type="string">
            <text:p>Musical Instrument</text:p>
          </table:table-cell>
          <table:table-cell table:style-name="ce3" table:formula="of:=IFERROR(__xludf.dummyfunction(&quot;&quot;&quot;COMPUTED_VALUE&quot;&quot;&quot;);&quot;Viol&quot;)" office:value-type="string" office:string-value="Viol" calcext:value-type="string">
            <text:p>Viol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30)" office:value-type="currency" office:currency=" GP" office:value="30" calcext:value-type="currency">
            <text:p>30.00 GP</text:p>
          </table:table-cell>
          <table:table-cell table:style-name="ce7" table:formula="of:=IFERROR(__xludf.dummyfunction(&quot;&quot;&quot;COMPUTED_VALUE&quot;&quot;&quot;);22.5)" office:value-type="currency" office:currency=" GP" office:value="22.5" calcext:value-type="currency">
            <text:p>22.50 GP</text:p>
          </table:table-cell>
          <table:table-cell table:style-name="ce7" table:formula="of:=IFERROR(__xludf.dummyfunction(&quot;&quot;&quot;COMPUTED_VALUE&quot;&quot;&quot;);45)" office:value-type="currency" office:currency=" GP" office:value="45" calcext:value-type="currency">
            <text:p>4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number-columns-repeated="999"/>
        </table:table-row>
        <table:table-row table:style-name="ro1" table:number-rows-repeated="5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ory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heap</text:p>
          </table:table-cell>
          <table:table-cell table:style-name="ce6" office:value-type="string" calcext:value-type="string">
            <text:p>Expensiv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Blacksmith</text:p>
          </table:table-cell>
          <table:table-cell table:style-name="ce1" office:value-type="string" calcext:value-type="string">
            <text:p>Fletcher</text:p>
          </table:table-cell>
          <table:table-cell table:style-name="ce1" office:value-type="string" calcext:value-type="string">
            <text:p>Leatherworker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General Store</text:p>
          </table:table-cell>
          <table:table-cell table:style-name="ce1" office:value-type="string" calcext:value-type="string">
            <text:p>Adventuring</text:p>
          </table:table-cell>
          <table:table-cell table:style-name="ce1" office:value-type="string" calcext:value-type="string">
            <text:p>Tailor</text:p>
          </table:table-cell>
          <table:table-cell table:style-name="ce1" office:value-type="string" calcext:value-type="string">
            <text:p>Jeweler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Thieves</text:p>
          </table:table-cell>
          <table:table-cell table:style-name="ce1" office:value-type="string" calcext:value-type="string">
            <text:p>Musical</text:p>
          </table:table-cell>
          <table:table-cell table:style-name="ce1" office:value-type="string" calcext:value-type="string">
            <text:p>Armory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FILTER(Master!A:Z, Master!Y:Y = &quot;&quot;X&quot;&quot;)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Ammunition&quot;)" office:value-type="string" office:string-value="Ammunition" calcext:value-type="string">
            <text:p>Ammunition</text:p>
          </table:table-cell>
          <table:table-cell table:style-name="ce2" table:formula="of:=IFERROR(__xludf.dummyfunction(&quot;&quot;&quot;COMPUTED_VALUE&quot;&quot;&quot;);&quot;Bullets, Firearm (10)&quot;)" office:value-type="string" office:string-value="Bullets, Firearm (10)" calcext:value-type="string">
            <text:p>Bullets, Firearm (10)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 <text:s text:c="4"/>lb.</text:p>
          </table:table-cell>
          <table:table-cell table:style-name="ce7" table:formula="of:=IFERROR(__xludf.dummyfunction(&quot;&quot;&quot;COMPUTED_VALUE&quot;&quot;&quot;);3)" office:value-type="currency" office:currency=" GP" office:value="3" calcext:value-type="currency">
            <text:p>3.00 GP</text:p>
          </table:table-cell>
          <table:table-cell table:style-name="ce7" table:formula="of:=IFERROR(__xludf.dummyfunction(&quot;&quot;&quot;COMPUTED_VALUE&quot;&quot;&quot;);2.25)" office:value-type="currency" office:currency=" GP" office:value="2.25" calcext:value-type="currency">
            <text:p>2.25 GP</text:p>
          </table:table-cell>
          <table:table-cell table:style-name="ce7" table:formula="of:=IFERROR(__xludf.dummyfunction(&quot;&quot;&quot;COMPUTED_VALUE&quot;&quot;&quot;);4.5)" office:value-type="currency" office:currency=" GP" office:value="4.5" calcext:value-type="currency">
            <text:p>4.5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Adventuring Gear&quot;)" office:value-type="string" office:string-value="Adventuring Gear" calcext:value-type="string">
            <text:p>Adventuring Gear</text:p>
          </table:table-cell>
          <table:table-cell table:style-name="ce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3" table:formula="of:=IFERROR(__xludf.dummyfunction(&quot;&quot;&quot;COMPUTED_VALUE&quot;&quot;&quot;);&quot;Pouch&quot;)" office:value-type="string" office:string-value="Pouch" calcext:value-type="string">
            <text:p>Pouch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 <text:s text:c="4"/>lb.</text:p>
          </table:table-cell>
          <table:table-cell table:style-name="ce7" table:formula="of:=IFERROR(__xludf.dummyfunction(&quot;&quot;&quot;COMPUTED_VALUE&quot;&quot;&quot;);0.5)" office:value-type="currency" office:currency=" GP" office:value="0.5" calcext:value-type="currency">
            <text:p>0.50 GP</text:p>
          </table:table-cell>
          <table:table-cell table:style-name="ce7" table:formula="of:=IFERROR(__xludf.dummyfunction(&quot;&quot;&quot;COMPUTED_VALUE&quot;&quot;&quot;);0.375)" office:value-type="currency" office:currency=" GP" office:value="0.375" calcext:value-type="currency">
            <text:p>0.38 GP</text:p>
          </table:table-cell>
          <table:table-cell table:style-name="ce7" table:formula="of:=IFERROR(__xludf.dummyfunction(&quot;&quot;&quot;COMPUTED_VALUE&quot;&quot;&quot;);0.75)" office:value-type="currency" office:currency=" GP" office:value="0.75" calcext:value-type="currency">
            <text:p>0.75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4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Musket&quot;)" office:value-type="string" office:string-value="Musket" calcext:value-type="string">
            <text:p>Musket</text:p>
          </table:table-cell>
          <table:table-cell table:style-name="ce5" table:formula="of:=IFERROR(__xludf.dummyfunction(&quot;&quot;&quot;COMPUTED_VALUE&quot;&quot;&quot;);10)" office:value-type="float" office:value="10" calcext:value-type="float">
            <text:p>10 <text:s text:c="4"/>lb.</text:p>
          </table:table-cell>
          <table:table-cell table:style-name="ce7" table:formula="of:=IFERROR(__xludf.dummyfunction(&quot;&quot;&quot;COMPUTED_VALUE&quot;&quot;&quot;);500)" office:value-type="currency" office:currency=" GP" office:value="500" calcext:value-type="currency">
            <text:p>500.00 GP</text:p>
          </table:table-cell>
          <table:table-cell table:style-name="ce7" table:formula="of:=IFERROR(__xludf.dummyfunction(&quot;&quot;&quot;COMPUTED_VALUE&quot;&quot;&quot;);375)" office:value-type="currency" office:currency=" GP" office:value="375" calcext:value-type="currency">
            <text:p>375.00 GP</text:p>
          </table:table-cell>
          <table:table-cell table:style-name="ce7" table:formula="of:=IFERROR(__xludf.dummyfunction(&quot;&quot;&quot;COMPUTED_VALUE&quot;&quot;&quot;);750)" office:value-type="currency" office:currency=" GP" office:value="750" calcext:value-type="currency">
            <text:p>750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formula="of:=IFERROR(__xludf.dummyfunction(&quot;&quot;&quot;COMPUTED_VALUE&quot;&quot;&quot;);&quot;Weapons&quot;)" office:value-type="string" office:string-value="Weapons" calcext:value-type="string">
            <text:p>Weapons</text:p>
          </table:table-cell>
          <table:table-cell table:style-name="ce2" table:formula="of:=IFERROR(__xludf.dummyfunction(&quot;&quot;&quot;COMPUTED_VALUE&quot;&quot;&quot;);&quot;Martial Ranged Weapons&quot;)" office:value-type="string" office:string-value="Martial Ranged Weapons" calcext:value-type="string">
            <text:p>Martial Ranged Weapons</text:p>
          </table:table-cell>
          <table:table-cell table:style-name="ce3" table:formula="of:=IFERROR(__xludf.dummyfunction(&quot;&quot;&quot;COMPUTED_VALUE&quot;&quot;&quot;);&quot;Pistol&quot;)" office:value-type="string" office:string-value="Pistol" calcext:value-type="string">
            <text:p>Pistol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 <text:s text:c="4"/>lb.</text:p>
          </table:table-cell>
          <table:table-cell table:style-name="ce7" table:formula="of:=IFERROR(__xludf.dummyfunction(&quot;&quot;&quot;COMPUTED_VALUE&quot;&quot;&quot;);250)" office:value-type="currency" office:currency=" GP" office:value="250" calcext:value-type="currency">
            <text:p>250.00 GP</text:p>
          </table:table-cell>
          <table:table-cell table:style-name="ce7" table:formula="of:=IFERROR(__xludf.dummyfunction(&quot;&quot;&quot;COMPUTED_VALUE&quot;&quot;&quot;);187.5)" office:value-type="currency" office:currency=" GP" office:value="187.5" calcext:value-type="currency">
            <text:p>187.50 GP</text:p>
          </table:table-cell>
          <table:table-cell table:style-name="ce7" table:formula="of:=IFERROR(__xludf.dummyfunction(&quot;&quot;&quot;COMPUTED_VALUE&quot;&quot;&quot;);375)" office:value-type="currency" office:currency=" GP" office:value="375" calcext:value-type="currency">
            <text:p>375.00 GP</text:p>
          </table:table-cell>
          <table:table-cell table:style-name="ce2" table:formula="of:=IFERROR(__xludf.dummyfunction(&quot;&quot;&quot;COMPUTED_VALUE&quot;&quot;&quot;);&quot;PHB 2024&quot;)" office:value-type="string" office:string-value="PHB 2024" calcext:value-type="string">
            <text:p>PHB 2024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style-name="ce2" table:number-columns-repeated="13"/>
          <table:table-cell table:style-name="ce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1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5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4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0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28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3">
          <table:table-cell table:style-name="ce2" table:number-columns-repeated="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6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1" table:number-rows-repeated="761">
          <table:table-cell table:style-name="ce2" table:number-columns-repeated="2"/>
          <table:table-cell table:style-name="ce3"/>
          <table:table-cell table:style-name="ce5"/>
          <table:table-cell table:style-name="ce7" table:number-columns-repeated="3"/>
          <table:table-cell table:style-name="ce2" table:number-columns-repeated="18"/>
          <table:table-cell table:number-columns-repeated="99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Master.A1:Master.Y1001"/>
        <table:database-range table:name="Table_10" table:target-range-address="Potion.A1:Potion.Y1001"/>
        <table:database-range table:name="Table_11" table:target-range-address="Arcane.A1:Arcane.Y1001"/>
        <table:database-range table:name="Table_12" table:target-range-address="Inn.A1:Inn.Y1001"/>
        <table:database-range table:name="Table_13" table:target-range-address="Thieves.A1:Thieves.Y1001"/>
        <table:database-range table:name="Table_14" table:target-range-address="Musical.A1:Musical.Y1001"/>
        <table:database-range table:name="Table_15" table:target-range-address="Armory.A1:Armory.Y1001"/>
        <table:database-range table:name="Table_2" table:target-range-address="Blacksmith.A1:Blacksmith.Y1001"/>
        <table:database-range table:name="Table_3" table:target-range-address="Fletcher.A1:Fletcher.Y1001"/>
        <table:database-range table:name="Table_4" table:target-range-address="Leatherwork.A1:Leatherwork.Y1001"/>
        <table:database-range table:name="Table_5" table:target-range-address="Temple.A1:Temple.Y1001"/>
        <table:database-range table:name="Table_6" table:target-range-address="'General Store'.A1:'General Store'.Y1001"/>
        <table:database-range table:name="Table_7" table:target-range-address="Adventuring.A1:Adventuring.Y1001"/>
        <table:database-range table:name="Table_8" table:target-range-address="Tailor.A1:Tailor.Y1001"/>
        <table:database-range table:name="Table_9" table:target-range-address="Jeweler.A1:Jeweler.Y10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number:currency-style style:name="N126">
      <number:number number:decimal-places="2" loext:min-decimal-places="2" number:min-integer-digits="1" number:grouping="true"/>
      <number:currency-symbol> GP</number:currency-symbol>
    </number:currency-style>
    <number:number-style style:name="N127">
      <number:number number:decimal-places="0" loext:min-decimal-places="0" number:min-integer-digits="1"/>
      <number:text> lb.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cksmith" style:display-name="PageStyle_Blacksmi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etcher" style:display-name="PageStyle_Flet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therwork" style:display-name="PageStyle_Leather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e" style:display-name="PageStyle_Te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Store" style:display-name="PageStyle_General S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enturing" style:display-name="PageStyle_Adventur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ilor" style:display-name="PageStyle_Tai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weler" style:display-name="PageStyle_Jewe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ion" style:display-name="PageStyle_Po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ane" style:display-name="PageStyle_Arca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" style:display-name="PageStyle_I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eves" style:display-name="PageStyle_Thie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sical" style:display-name="PageStyle_Mus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ory" style:display-name="PageStyle_Arm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7350" meta:object-count="0"/>
    <meta:generator>LibreOfficeDev/6.0.5.2$Linux_X86_64 LibreOffice_project/</meta:generator>
  </office:meta>
</office:document-meta>
</file>